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5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141.36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2.31pt"/>
    </style:style>
    <style:style style:name="co7" style:family="table-column">
      <style:table-column-properties fo:break-before="auto" style:column-width="152.56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129.86pt"/>
    </style:style>
    <style:style style:name="co11" style:family="table-column">
      <style:table-column-properties fo:break-before="auto" style:column-width="68.09pt"/>
    </style:style>
    <style:style style:name="co12" style:family="table-column">
      <style:table-column-properties fo:break-before="auto" style:column-width="103.95pt"/>
    </style:style>
    <style:style style:name="co13" style:family="table-column">
      <style:table-column-properties fo:break-before="auto" style:column-width="202.76pt"/>
    </style:style>
    <style:style style:name="co14" style:family="table-column">
      <style:table-column-properties fo:break-before="auto" style:column-width="124.5pt"/>
    </style:style>
    <style:style style:name="co15" style:family="table-column">
      <style:table-column-properties fo:break-before="auto" style:column-width="96.46pt"/>
    </style:style>
    <style:style style:name="co16" style:family="table-column">
      <style:table-column-properties fo:break-before="auto" style:column-width="164.1pt"/>
    </style:style>
    <style:style style:name="co17" style:family="table-column">
      <style:table-column-properties fo:break-before="auto" style:column-width="98.31pt"/>
    </style:style>
    <style:style style:name="co18" style:family="table-column">
      <style:table-column-properties fo:break-before="auto" style:column-width="137.31pt"/>
    </style:style>
    <style:style style:name="co19" style:family="table-column">
      <style:table-column-properties fo:break-before="auto" style:column-width="173.85pt"/>
    </style:style>
    <style:style style:name="co20" style:family="table-column">
      <style:table-column-properties fo:break-before="auto" style:column-width="84.5pt"/>
    </style:style>
    <style:style style:name="co21" style:family="table-column">
      <style:table-column-properties fo:break-before="auto" style:column-width="91.81pt"/>
    </style:style>
    <style:style style:name="co22" style:family="table-column">
      <style:table-column-properties fo:break-before="auto" style:column-width="135.69pt"/>
    </style:style>
    <style:style style:name="co23" style:family="table-column">
      <style:table-column-properties fo:break-before="auto" style:column-width="145.5pt"/>
    </style:style>
    <style:style style:name="co24" style:family="table-column">
      <style:table-column-properties fo:break-before="auto" style:column-width="80.39pt"/>
    </style:style>
    <style:style style:name="co25" style:family="table-column">
      <style:table-column-properties fo:break-before="auto" style:column-width="86.91pt"/>
    </style:style>
    <style:style style:name="co26" style:family="table-column">
      <style:table-column-properties fo:break-before="auto" style:column-width="195pt"/>
    </style:style>
    <style:style style:name="co27" style:family="table-column">
      <style:table-column-properties fo:break-before="auto" style:column-width="177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fo:border="0.06pt solid #000000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" style:font-name-complex="Lohit Devanagari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background-color="#00a65d" fo:border="0.06pt solid #000000"/>
      <style:text-properties style:font-name="Liberation Sans"/>
    </style:style>
    <style:style style:name="ce14" style:family="table-cell" style:parent-style-name="Default">
      <style:table-cell-properties fo:background-color="#72bf44"/>
      <style:text-properties style:font-name="Liberation Sans"/>
    </style:style>
    <style:style style:name="ce15" style:family="table-cell" style:parent-style-name="Default">
      <style:table-cell-properties fo:background-color="#00a65d"/>
      <style:text-properties style:font-name="Liberation Sans"/>
    </style:style>
    <style:style style:name="ce1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dc5e7" fo:border="0.06pt solid #000000"/>
    </style:style>
    <style:style style:name="ce26" style:family="table-cell" style:parent-style-name="Default">
      <style:table-cell-properties fo:background-color="#adc5e7" fo:border="0.06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72bf44" fo:border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color="#111111" fo:font-weight="bold" style:font-weight-asian="bold" style:font-weight-complex="bold"/>
    </style:style>
    <style:style style:name="ce42" style:family="table-cell" style:parent-style-name="Default">
      <style:table-cell-properties fo:background-color="#adc5e7" fo:border="0.06pt solid #000000"/>
      <style:text-properties fo:color="#111111"/>
    </style:style>
    <style:style style:name="ce43" style:family="table-cell" style:parent-style-name="Default">
      <style:table-cell-properties fo:background-color="#adc5e7" fo:border="0.06pt solid #000000"/>
      <style:text-properties fo:color="#111111" fo:font-weight="bold" style:font-weight-asian="bold" style:font-weight-complex="bold"/>
    </style:style>
    <style:style style:name="ce44" style:family="table-cell" style:parent-style-name="Default">
      <style:table-cell-properties fo:background-color="transparent" fo:border="0.06pt solid #000000"/>
    </style:style>
    <style:style style:name="ce45" style:family="table-cell" style:parent-style-name="Default">
      <style:table-cell-properties fo:background-color="#fff200" fo:border="0.06pt solid #000000"/>
    </style:style>
    <style:style style:name="ce46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2" table:default-cell-style-name="ce1"/>
        <table:table-column table:style-name="co1" table:number-columns-repeated="100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8" office:value-type="string" calcext:value-type="string">
            <text:p>CBS</text:p>
          </table:table-cell>
          <table:table-cell table:style-name="ce8" office:value-type="string" calcext:value-type="string">
            <text:p>CDA-T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L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None</text:p>
          </table:table-cell>
          <table:table-cell table:style-name="ce9" table:number-columns-repeated="4"/>
          <table:table-cell/>
          <table:table-cell table:style-name="ce14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</text:p>
          </table:table-cell>
          <table:table-cell table:style-name="ce9" table:number-columns-repeated="3"/>
          <table:table-cell table:style-name="ce9" office:value-type="string" calcext:value-type="string">
            <text:p>*</text:p>
          </table:table-cell>
          <table:table-cell table:number-columns-repeated="2"/>
          <table:table-cell table:style-name="ce15"/>
          <table:table-cell/>
          <table:table-cell table:style-name="ce8" table:number-columns-repeated="3"/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Acc (0-9)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TS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style-name="ce9"/>
          <table:table-cell/>
          <table:table-cell table:style-name="ce14"/>
          <table:table-cell table:style-name="ce15"/>
          <table:table-cell/>
          <table:table-cell table:style-name="ce1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0.3524" calcext:value-type="float">
            <text:p>0.352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CDA-TS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2"/>
          <table:table-cell/>
          <table:table-cell table:style-name="ce14"/>
          <table:table-cell table:number-columns-repeated="2"/>
          <table:table-cell table:style-name="ce16" office:value-type="string" calcext:value-type="string">
            <text:p>LS</text:p>
          </table:table-cell>
          <table:table-cell table:style-name="ce8" table:number-columns-repeated="3"/>
          <table:table-cell table:style-name="ce8" office:value-type="float" office:value="0.3476" calcext:value-type="float">
            <text:p>0.347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CBS</text:p>
          </table:table-cell>
          <table:table-cell table:style-name="ce9" office:value-type="string" calcext:value-type="string">
            <text:p>*</text:p>
          </table:table-cell>
          <table:table-cell table:style-name="ce9" table:number-columns-repeated="3"/>
          <table:table-cell table:number-columns-repeated="2"/>
          <table:table-cell table:style-name="ce15"/>
          <table:table-cell/>
          <table:table-cell table:style-name="ce16" office:value-type="string" calcext:value-type="string">
            <text:p>TS</text:p>
          </table:table-cell>
          <table:table-cell table:style-name="ce8" table:number-columns-repeated="3"/>
          <table:table-cell table:style-name="ce8" office:value-type="float" office:value="0.3524" calcext:value-type="float">
            <text:p>0.352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, TS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*</text:p>
          </table:table-cell>
          <table:table-cell table:number-columns-repeated="2"/>
          <table:table-cell table:style-name="ce15"/>
          <table:table-cell/>
          <table:table-cell table:style-name="ce16" office:value-type="string" calcext:value-type="string">
            <text:p>TS-LS</text:p>
          </table:table-cell>
          <table:table-cell table:style-name="ce8" table:number-columns-repeated="3"/>
          <table:table-cell table:style-name="ce8" office:value-type="float" office:value="0.3397" calcext:value-type="float">
            <text:p>0.339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, CDA-TS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number-columns-repeated="4"/>
          <table:table-cell table:style-name="ce16" office:value-type="string" calcext:value-type="string">
            <text:p>CBS</text:p>
          </table:table-cell>
          <table:table-cell table:style-name="ce8" table:number-columns-repeated="3"/>
          <table:table-cell table:style-name="ce8" office:value-type="float" office:value="0.3921" calcext:value-type="float">
            <text:p>0.39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, CBS</text:p>
          </table:table-cell>
          <table:table-cell table:style-name="ce9" table:number-columns-repeated="4"/>
          <table:table-cell table:number-columns-repeated="4"/>
          <table:table-cell table:style-name="ce8" office:value-type="string" calcext:value-type="string">
            <text:p>LS</text:p>
          </table:table-cell>
          <table:table-cell table:style-name="ce8" office:value-type="string" calcext:value-type="string">
            <text:p>CBS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TS, CBS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/>
          <table:table-cell table:style-name="ce14"/>
          <table:table-cell table:style-name="ce15"/>
          <table:table-cell/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3921" calcext:value-type="float">
            <text:p>0.39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CDA-TS, CBS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2"/>
          <table:table-cell/>
          <table:table-cell table:style-name="ce14"/>
          <table:table-cell table:number-columns-repeated="2"/>
          <table:table-cell table:style-name="ce8" office:value-type="string" calcext:value-type="string">
            <text:p>LS-TS</text:p>
          </table:table-cell>
          <table:table-cell table:style-name="ce8" office:value-type="string" calcext:value-type="string">
            <text:p>CBS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, TS, CBS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number-columns-repeated="4"/>
          <table:table-cell table:style-name="ce8" office:value-type="string" calcext:value-type="string">
            <text:p>CDA-TS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)</text:p>
          </table:table-cell>
          <table:table-cell table:style-name="ce7" office:value-type="string" calcext:value-type="string">
            <text:p>LS, CDA-TS, CBS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number-columns-repeated="4"/>
          <table:table-cell table:style-name="ce8" office:value-type="string" calcext:value-type="string">
            <text:p>CDA-TS</text:p>
          </table:table-cell>
          <table:table-cell table:style-name="ce8" office:value-type="string" calcext:value-type="string">
            <text:p>CBS</text:p>
          </table:table-cell>
          <table:table-cell table:style-name="ce8" table:number-columns-repeated="3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style-name="ce8" office:value-type="string" calcext:value-type="string">
            <text:p>LS</text:p>
          </table:table-cell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DA-TS</text:p>
          </table:table-cell>
          <table:table-cell table:style-name="ce8" office:value-type="string" calcext:value-type="string">
            <text:p>CBS</text:p>
          </table:table-cell>
          <table:table-cell table:style-name="ce8" office:value-type="string" calcext:value-type="string">
            <text:p>Random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3" office:value-type="string" calcext:value-type="string">
            <text:p>Nons</text:p>
          </table:table-cell>
          <table:table-cell table:style-name="ce8" table:number-columns-repeated="5"/>
          <table:table-cell table:style-name="ce14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</text:p>
          </table:table-cell>
          <table:table-cell table:style-name="ce9" office:value-type="string" calcext:value-type="string">
            <text:p>*</text:p>
          </table:table-cell>
          <table:table-cell table:style-name="ce9" table:number-columns-repeated="4"/>
          <table:table-cell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TS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3"/>
          <table:table-cell table:style-name="ce14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DA-TS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style-name="ce9" table:number-columns-repeated="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BS</text:p>
          </table:table-cell>
          <table:table-cell table:style-name="ce9" table:number-columns-repeated="3"/>
          <table:table-cell table:style-name="ce9" office:value-type="string" calcext:value-type="string">
            <text:p>*</text:p>
          </table:table-cell>
          <table:table-cell table:style-name="ce9"/>
          <table:table-cell/>
          <table:table-cell table:style-name="ce15"/>
          <table:table-cell/>
          <table:table-cell table:style-name="ce8" table:number-columns-repeated="3"/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Acc (0-9)</text:p>
          </table:table-cell>
          <table:table-cell table:style-name="ce8" office:value-type="string" calcext:value-type="string">
            <text:p>Acc (0-11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Random</text:p>
          </table:table-cell>
          <table:table-cell table:style-name="ce9" table:number-columns-repeated="4"/>
          <table:table-cell table:style-name="ce9" office:value-type="string" calcext:value-type="string">
            <text:p>*</text:p>
          </table:table-cell>
          <table:table-cell table:number-columns-repeated="3"/>
          <table:table-cell table:style-name="ce16" office:value-type="string" calcext:value-type="string">
            <text:p>None</text:p>
          </table:table-cell>
          <table:table-cell table:style-name="ce8" table:number-columns-repeated="3"/>
          <table:table-cell table:style-name="ce8" office:value-type="float" office:value="0.3333" calcext:value-type="float">
            <text:p>0.3333</text:p>
          </table:table-cell>
          <table:table-cell table:style-name="ce8" office:value-type="float" office:value="0.3185" calcext:value-type="float">
            <text:p>0.318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TS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3"/>
          <table:table-cell/>
          <table:table-cell table:style-name="ce15"/>
          <table:table-cell/>
          <table:table-cell table:style-name="ce16" office:value-type="string" calcext:value-type="string">
            <text:p>LS</text:p>
          </table:table-cell>
          <table:table-cell table:style-name="ce8" table:number-columns-repeated="3"/>
          <table:table-cell table:style-name="ce8" office:value-type="float" office:value="0.3183" calcext:value-type="float">
            <text:p>0.3183</text:p>
          </table:table-cell>
          <table:table-cell table:style-name="ce8" office:value-type="float" office:value="0.3055" calcext:value-type="float">
            <text:p>0.305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CDA-TS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2"/>
          <table:table-cell table:number-columns-repeated="3"/>
          <table:table-cell table:style-name="ce16" office:value-type="string" calcext:value-type="string">
            <text:p>TS</text:p>
          </table:table-cell>
          <table:table-cell table:style-name="ce8" table:number-columns-repeated="3"/>
          <table:table-cell table:style-name="ce8" office:value-type="float" office:value="0.3333" calcext:value-type="float">
            <text:p>0.3333</text:p>
          </table:table-cell>
          <table:table-cell table:style-name="ce8" office:value-type="float" office:value="0.289" calcext:value-type="float">
            <text:p>0.28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CBS</text:p>
          </table:table-cell>
          <table:table-cell table:style-name="ce9" office:value-type="string" calcext:value-type="string">
            <text:p>*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3"/>
          <table:table-cell table:style-name="ce16" office:value-type="string" calcext:value-type="string">
            <text:p>TS-LS</text:p>
          </table:table-cell>
          <table:table-cell table:style-name="ce8" table:number-columns-repeated="3"/>
          <table:table-cell table:style-name="ce8" office:value-type="float" office:value="0.3206" calcext:value-type="float">
            <text:p>0.3206</text:p>
          </table:table-cell>
          <table:table-cell table:style-name="ce8" office:value-type="float" office:value="0.289" calcext:value-type="float">
            <text:p>0.28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Random</text:p>
          </table:table-cell>
          <table:table-cell table:style-name="ce9" office:value-type="string" calcext:value-type="string">
            <text:p>*</text:p>
          </table:table-cell>
          <table:table-cell table:style-name="ce9" table:number-columns-repeated="3"/>
          <table:table-cell table:style-name="ce9" office:value-type="string" calcext:value-type="string">
            <text:p>*</text:p>
          </table:table-cell>
          <table:table-cell table:number-columns-repeated="3"/>
          <table:table-cell table:style-name="ce16" office:value-type="string" calcext:value-type="string">
            <text:p>CBS</text:p>
          </table:table-cell>
          <table:table-cell table:style-name="ce16"/>
          <table:table-cell table:style-name="ce8" table:number-columns-repeated="2"/>
          <table:table-cell table:style-name="ce8" office:value-type="float" office:value="0.3865" calcext:value-type="float">
            <text:p>0.3865</text:p>
          </table:table-cell>
          <table:table-cell table:style-name="ce8" office:value-type="float" office:value="0.3219" calcext:value-type="float">
            <text:p>0.321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TS, CBS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3"/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3865" calcext:value-type="float">
            <text:p>0.3865</text:p>
          </table:table-cell>
          <table:table-cell table:style-name="ce8" office:value-type="float" office:value="0.3349" calcext:value-type="float">
            <text:p>0.334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TS, Random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number-columns-repeated="3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BS</text:p>
          </table:table-cell>
          <table:table-cell table:style-name="ce8" office:value-type="string" calcext:value-type="string">
            <text:p>Random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TS, CBS, Random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number-columns-repeated="3"/>
          <table:table-cell table:style-name="ce8" office:value-type="string" calcext:value-type="string">
            <text:p>CDA-TS</text:p>
          </table:table-cell>
          <table:table-cell table:style-name="ce8" table:number-columns-repeated="5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CDA-TS, CBS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number-columns-repeated="3"/>
          <table:table-cell table:style-name="ce8" office:value-type="string" calcext:value-type="string">
            <text:p>CDA-TS</text:p>
          </table:table-cell>
          <table:table-cell table:style-name="ce8" office:value-type="string" calcext:value-type="string">
            <text:p>CBS</text:p>
          </table:table-cell>
          <table:table-cell table:style-name="ce8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CDA-TS, Random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number-columns-repeated="3"/>
          <table:table-cell table:style-name="ce8" office:value-type="string" calcext:value-type="string">
            <text:p>CDA-TS</text:p>
          </table:table-cell>
          <table:table-cell table:style-name="ce8" office:value-type="string" calcext:value-type="string">
            <text:p>CBS</text:p>
          </table:table-cell>
          <table:table-cell table:style-name="ce8" office:value-type="string" calcext:value-type="string">
            <text:p>Random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LS, CDA-TS, CBS, Random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3" table:style-name="ce9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TS, CBS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style-name="ce14"/>
          <table:table-cell table:style-name="ce15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TS, Random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TS, CBS, Random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DA-TS, CBS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DA-TS, Random</text:p>
          </table:table-cell>
          <table:table-cell table:style-name="ce9" table:number-columns-repeated="2"/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DA-TS, CBS, Random</text:p>
          </table:table-cell>
          <table:table-cell table:style-name="ce9" table:number-columns-repeated="2"/>
          <table:table-cell table:number-columns-repeated="3" table:style-name="ce9" office:value-type="string" calcext:value-type="string">
            <text:p>*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ResNet (class 9 + 2)</text:p>
          </table:table-cell>
          <table:table-cell table:style-name="ce7" office:value-type="string" calcext:value-type="string">
            <text:p>CBS, Random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spanned="3" table:number-rows-spanned="2"/>
          <table:covered-table-cell table:number-columns-repeated="2" table:style-name="ce3"/>
          <table:table-cell table:style-name="ce10" office:value-type="string" calcext:value-type="string" table:number-columns-spanned="2" table:number-rows-spanned="1">
            <text:p>Domain 1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Domain 2</text:p>
          </table:table-cell>
          <table:covered-table-cell table:style-name="ce8"/>
          <table:table-cell table:style-name="ce12"/>
          <table:table-cell table:number-columns-repeated="1015"/>
        </table:table-row>
        <table:table-row table:style-name="ro1">
          <table:table-cell/>
          <table:covered-table-cell table:number-columns-repeated="3" table:style-name="ce3"/>
          <table:table-cell table:style-name="ce8" office:value-type="string" calcext:value-type="string">
            <text:p>Acc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Acc</text:p>
          </table:table-cell>
          <table:table-cell table:style-name="ce8" office:value-type="string" calcext:value-type="string">
            <text:p>Loss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9" office:value-type="float" office:value="0.641688" calcext:value-type="float">
            <text:p>0.641688</text:p>
          </table:table-cell>
          <table:table-cell table:style-name="ce8" office:value-type="float" office:value="0.390236" calcext:value-type="float">
            <text:p>0.39023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9" office:value-type="float" office:value="0.613264" calcext:value-type="float">
            <text:p>0.613264</text:p>
          </table:table-cell>
          <table:table-cell table:style-name="ce8" office:value-type="float" office:value="0.398686" calcext:value-type="float">
            <text:p>0.39868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9" office:value-type="float" office:value="0.654608" calcext:value-type="float">
            <text:p>0.654608</text:p>
          </table:table-cell>
          <table:table-cell table:style-name="ce8" office:value-type="float" office:value="0.379972" calcext:value-type="float">
            <text:p>0.37997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9" office:value-type="float" office:value="0.614987" calcext:value-type="float">
            <text:p>0.614987</text:p>
          </table:table-cell>
          <table:table-cell table:style-name="ce8" office:value-type="float" office:value="0.384075" calcext:value-type="float">
            <text:p>0.38407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9" office:value-type="float" office:value="0.645134" calcext:value-type="float">
            <text:p>0.645134</text:p>
          </table:table-cell>
          <table:table-cell table:style-name="ce8" office:value-type="float" office:value="0.390193" calcext:value-type="float">
            <text:p>0.39019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9" office:value-type="float" office:value="0.634798" calcext:value-type="float">
            <text:p>0.634798</text:p>
          </table:table-cell>
          <table:table-cell table:style-name="ce8" office:value-type="float" office:value="0.372843" calcext:value-type="float">
            <text:p>0.37284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9" office:value-type="float" office:value="0.641688" calcext:value-type="float">
            <text:p>0.641688</text:p>
          </table:table-cell>
          <table:table-cell table:style-name="ce8" office:value-type="float" office:value="0.382535" calcext:value-type="float">
            <text:p>0.38253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9" office:value-type="float" office:value="0.628768" calcext:value-type="float">
            <text:p>0.628768</text:p>
          </table:table-cell>
          <table:table-cell table:style-name="ce8" office:value-type="float" office:value="0.387026" calcext:value-type="float">
            <text:p>0.38702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9" office:value-type="float" office:value="0.645134" calcext:value-type="float">
            <text:p>0.645134</text:p>
          </table:table-cell>
          <table:table-cell table:style-name="ce8" office:value-type="float" office:value="0.381975" calcext:value-type="float">
            <text:p>0.38197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9" office:value-type="float" office:value="0.64255" calcext:value-type="float">
            <text:p>0.64255</text:p>
          </table:table-cell>
          <table:table-cell table:style-name="ce8" office:value-type="float" office:value="0.37875" calcext:value-type="float">
            <text:p>0.3787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9" office:value-type="float" office:value="0.633936" calcext:value-type="float">
            <text:p>0.633936</text:p>
          </table:table-cell>
          <table:table-cell table:style-name="ce8" office:value-type="float" office:value="0.396442" calcext:value-type="float">
            <text:p>0.3964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9" office:value-type="float" office:value="0.632214" calcext:value-type="float">
            <text:p>0.632214</text:p>
          </table:table-cell>
          <table:table-cell table:style-name="ce8" office:value-type="float" office:value="0.382509" calcext:value-type="float">
            <text:p>0.38250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9" office:value-type="float" office:value="0.645134" calcext:value-type="float">
            <text:p>0.645134</text:p>
          </table:table-cell>
          <table:table-cell table:style-name="ce8" office:value-type="float" office:value="0.395619" calcext:value-type="float">
            <text:p>0.39561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Graph (D1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9"/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office:value-type="string" calcext:value-type="string">
            <text:p>no see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office:value-type="float" office:value="0.626184" calcext:value-type="float">
            <text:p>0.626184</text:p>
          </table:table-cell>
          <table:table-cell table:style-name="ce8" office:value-type="float" office:value="0.382342" calcext:value-type="float">
            <text:p>0.3823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office:value-type="float" office:value="0.627046" calcext:value-type="float">
            <text:p>0.627046</text:p>
          </table:table-cell>
          <table:table-cell table:style-name="ce8" office:value-type="float" office:value="0.382443" calcext:value-type="float">
            <text:p>0.38244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office:value-type="float" office:value="0.630491" calcext:value-type="float">
            <text:p>0.630491</text:p>
          </table:table-cell>
          <table:table-cell table:style-name="ce8" office:value-type="float" office:value="0.38149" calcext:value-type="float">
            <text:p>0.3814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office:value-type="float" office:value="0.621878" calcext:value-type="float">
            <text:p>0.621878</text:p>
          </table:table-cell>
          <table:table-cell table:style-name="ce8" office:value-type="float" office:value="0.381199" calcext:value-type="float">
            <text:p>0.38119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office:value-type="float" office:value="0.624462" calcext:value-type="float">
            <text:p>0.624462</text:p>
          </table:table-cell>
          <table:table-cell table:style-name="ce8" office:value-type="float" office:value="0.381599" calcext:value-type="float">
            <text:p>0.38159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office:value-type="float" office:value="0.620155" calcext:value-type="float">
            <text:p>0.620155</text:p>
          </table:table-cell>
          <table:table-cell table:style-name="ce8" office:value-type="float" office:value="0.384807" calcext:value-type="float">
            <text:p>0.38480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office:value-type="float" office:value="0.6236" calcext:value-type="float">
            <text:p>0.6236</text:p>
          </table:table-cell>
          <table:table-cell table:style-name="ce8" office:value-type="float" office:value="0.382163" calcext:value-type="float">
            <text:p>0.38216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office:value-type="float" office:value="0.618432" calcext:value-type="float">
            <text:p>0.618432</text:p>
          </table:table-cell>
          <table:table-cell table:style-name="ce8" office:value-type="float" office:value="0.378203" calcext:value-type="float">
            <text:p>0.37820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office:value-type="float" office:value="0.64255" calcext:value-type="float">
            <text:p>0.64255</text:p>
          </table:table-cell>
          <table:table-cell table:style-name="ce8" office:value-type="float" office:value="0.383486" calcext:value-type="float">
            <text:p>0.38348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office:value-type="float" office:value="0.619294" calcext:value-type="float">
            <text:p>0.619294</text:p>
          </table:table-cell>
          <table:table-cell table:style-name="ce8" office:value-type="float" office:value="0.379947" calcext:value-type="float">
            <text:p>0.37994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office:value-type="float" office:value="0.635659" calcext:value-type="float">
            <text:p>0.635659</text:p>
          </table:table-cell>
          <table:table-cell table:style-name="ce8" office:value-type="float" office:value="0.370454" calcext:value-type="float">
            <text:p>0.37045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office:value-type="float" office:value="0.645134" calcext:value-type="float">
            <text:p>0.645134</text:p>
          </table:table-cell>
          <table:table-cell table:style-name="ce8" office:value-type="float" office:value="0.376732" calcext:value-type="float">
            <text:p>0.37673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office:value-type="float" office:value="0.654608" calcext:value-type="float">
            <text:p>0.654608</text:p>
          </table:table-cell>
          <table:table-cell table:style-name="ce8" office:value-type="float" office:value="0.390379" calcext:value-type="float">
            <text:p>0.39037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office:value-type="float" office:value="0.633936" calcext:value-type="float">
            <text:p>0.633936</text:p>
          </table:table-cell>
          <table:table-cell table:style-name="ce8" office:value-type="float" office:value="0.384533" calcext:value-type="float">
            <text:p>0.38453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office:value-type="float" office:value="0.627046" calcext:value-type="float">
            <text:p>0.627046</text:p>
          </table:table-cell>
          <table:table-cell table:style-name="ce8" office:value-type="float" office:value="0.381166" calcext:value-type="float">
            <text:p>0.38116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office:value-type="float" office:value="0.64255" calcext:value-type="float">
            <text:p>0.64255</text:p>
          </table:table-cell>
          <table:table-cell table:style-name="ce8" office:value-type="float" office:value="0.38846" calcext:value-type="float">
            <text:p>0.3884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office:value-type="float" office:value="0.628768" calcext:value-type="float">
            <text:p>0.628768</text:p>
          </table:table-cell>
          <table:table-cell table:style-name="ce8" office:value-type="float" office:value="0.392383" calcext:value-type="float">
            <text:p>0.39238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office:value-type="float" office:value="0.630491" calcext:value-type="float">
            <text:p>0.630491</text:p>
          </table:table-cell>
          <table:table-cell table:style-name="ce8" office:value-type="float" office:value="0.391124" calcext:value-type="float">
            <text:p>0.39112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office:value-type="float" office:value="0.658053" calcext:value-type="float">
            <text:p>0.658053</text:p>
          </table:table-cell>
          <table:table-cell table:style-name="ce8" office:value-type="float" office:value="0.390658" calcext:value-type="float">
            <text:p>0.39065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office:value-type="float" office:value="0.630491" calcext:value-type="float">
            <text:p>0.630491</text:p>
          </table:table-cell>
          <table:table-cell table:style-name="ce8" office:value-type="float" office:value="0.381138" calcext:value-type="float">
            <text:p>0.3811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office:value-type="float" office:value="0.647717" calcext:value-type="float">
            <text:p>0.647717</text:p>
          </table:table-cell>
          <table:table-cell table:style-name="ce8" office:value-type="float" office:value="0.39449" calcext:value-type="float">
            <text:p>0.3944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office:value-type="float" office:value="0.638243" calcext:value-type="float">
            <text:p>0.638243</text:p>
          </table:table-cell>
          <table:table-cell table:style-name="ce8" office:value-type="float" office:value="0.378327" calcext:value-type="float">
            <text:p>0.3783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office:value-type="float" office:value="0.652885" calcext:value-type="float">
            <text:p>0.652885</text:p>
          </table:table-cell>
          <table:table-cell table:style-name="ce8" office:value-type="float" office:value="0.378201" calcext:value-type="float">
            <text:p>0.37820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office:value-type="float" office:value="0.645995" calcext:value-type="float">
            <text:p>0.645995</text:p>
          </table:table-cell>
          <table:table-cell table:style-name="ce8" office:value-type="float" office:value="0.395753" calcext:value-type="float">
            <text:p>0.39575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office:value-type="float" office:value="0.645134" calcext:value-type="float">
            <text:p>0.645134</text:p>
          </table:table-cell>
          <table:table-cell table:style-name="ce8" office:value-type="float" office:value="0.393474" calcext:value-type="float">
            <text:p>0.39347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office:value-type="float" office:value="0.655469" calcext:value-type="float">
            <text:p>0.655469</text:p>
          </table:table-cell>
          <table:table-cell table:style-name="ce8" office:value-type="float" office:value="0.387618" calcext:value-type="float">
            <text:p>0.38761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-</text:p>
          </table:table-cell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11" office:value-type="float" office:value="0.508253" calcext:value-type="float">
            <text:p>0.508253</text:p>
          </table:table-cell>
          <table:table-cell table:style-name="ce8" office:value-type="float" office:value="0.457399" calcext:value-type="float">
            <text:p>0.45739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10316" calcext:value-type="float">
            <text:p>0.510316</text:p>
          </table:table-cell>
          <table:table-cell table:style-name="ce8" office:value-type="float" office:value="0.455093" calcext:value-type="float">
            <text:p>0.45509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08941" calcext:value-type="float">
            <text:p>0.508941</text:p>
          </table:table-cell>
          <table:table-cell table:style-name="ce8" office:value-type="float" office:value="0.455907" calcext:value-type="float">
            <text:p>0.45590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06878" calcext:value-type="float">
            <text:p>0.506878</text:p>
          </table:table-cell>
          <table:table-cell table:style-name="ce8" office:value-type="float" office:value="0.453915" calcext:value-type="float">
            <text:p>0.453915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11" office:value-type="float" office:value="0.515131" calcext:value-type="float">
            <text:p>0.515131</text:p>
          </table:table-cell>
          <table:table-cell table:style-name="ce8" office:value-type="float" office:value="0.456251" calcext:value-type="float">
            <text:p>0.456251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1238" calcext:value-type="float">
            <text:p>0.51238</text:p>
          </table:table-cell>
          <table:table-cell table:style-name="ce8" office:value-type="float" office:value="0.455444" calcext:value-type="float">
            <text:p>0.45544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1238" calcext:value-type="float">
            <text:p>0.51238</text:p>
          </table:table-cell>
          <table:table-cell table:style-name="ce8" office:value-type="float" office:value="0.454977" calcext:value-type="float">
            <text:p>0.45497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09629" calcext:value-type="float">
            <text:p>0.509629</text:p>
          </table:table-cell>
          <table:table-cell table:style-name="ce8" office:value-type="float" office:value="0.461405" calcext:value-type="float">
            <text:p>0.461405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11" office:value-type="float" office:value="0.511004" calcext:value-type="float">
            <text:p>0.511004</text:p>
          </table:table-cell>
          <table:table-cell table:style-name="ce8" office:value-type="float" office:value="0.434809" calcext:value-type="float">
            <text:p>0.43480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10316" calcext:value-type="float">
            <text:p>0.510316</text:p>
          </table:table-cell>
          <table:table-cell table:style-name="ce8" office:value-type="float" office:value="0.436353" calcext:value-type="float">
            <text:p>0.43635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06878" calcext:value-type="float">
            <text:p>0.506878</text:p>
          </table:table-cell>
          <table:table-cell table:style-name="ce8" office:value-type="float" office:value="0.441584" calcext:value-type="float">
            <text:p>0.44158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08253" calcext:value-type="float">
            <text:p>0.508253</text:p>
          </table:table-cell>
          <table:table-cell table:style-name="ce8" office:value-type="float" office:value="0.43733" calcext:value-type="float">
            <text:p>0.4373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11" office:value-type="float" office:value="0.509629" calcext:value-type="float">
            <text:p>0.509629</text:p>
          </table:table-cell>
          <table:table-cell table:style-name="ce8" office:value-type="float" office:value="0.439877" calcext:value-type="float">
            <text:p>0.43987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13067" calcext:value-type="float">
            <text:p>0.513067</text:p>
          </table:table-cell>
          <table:table-cell table:style-name="ce8" office:value-type="float" office:value="0.437856" calcext:value-type="float">
            <text:p>0.43785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19945" calcext:value-type="float">
            <text:p>0.519945</text:p>
          </table:table-cell>
          <table:table-cell table:style-name="ce8" office:value-type="float" office:value="0.433587" calcext:value-type="float">
            <text:p>0.43358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17194" calcext:value-type="float">
            <text:p>0.517194</text:p>
          </table:table-cell>
          <table:table-cell table:style-name="ce8" office:value-type="float" office:value="0.433581" calcext:value-type="float">
            <text:p>0.433581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11" office:value-type="float" office:value="0.523384" calcext:value-type="float">
            <text:p>0.523384</text:p>
          </table:table-cell>
          <table:table-cell table:style-name="ce8" office:value-type="float" office:value="0.453069" calcext:value-type="float">
            <text:p>0.45306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13755" calcext:value-type="float">
            <text:p>0.513755</text:p>
          </table:table-cell>
          <table:table-cell table:style-name="ce8" office:value-type="float" office:value="0.4504" calcext:value-type="float">
            <text:p>0.450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19945" calcext:value-type="float">
            <text:p>0.519945</text:p>
          </table:table-cell>
          <table:table-cell table:style-name="ce8" office:value-type="float" office:value="0.449683" calcext:value-type="float">
            <text:p>0.44968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19945" calcext:value-type="float">
            <text:p>0.519945</text:p>
          </table:table-cell>
          <table:table-cell table:style-name="ce8" office:value-type="float" office:value="0.448048" calcext:value-type="float">
            <text:p>0.44804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11" office:value-type="float" office:value="0.520633" calcext:value-type="float">
            <text:p>0.520633</text:p>
          </table:table-cell>
          <table:table-cell table:style-name="ce8" office:value-type="float" office:value="0.448858" calcext:value-type="float">
            <text:p>0.44885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32325" calcext:value-type="float">
            <text:p>0.532325</text:p>
          </table:table-cell>
          <table:table-cell table:style-name="ce8" office:value-type="float" office:value="0.44803" calcext:value-type="float">
            <text:p>0.4480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13755" calcext:value-type="float">
            <text:p>0.513755</text:p>
          </table:table-cell>
          <table:table-cell table:style-name="ce8" office:value-type="float" office:value="0.450639" calcext:value-type="float">
            <text:p>0.45063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22696" calcext:value-type="float">
            <text:p>0.522696</text:p>
          </table:table-cell>
          <table:table-cell table:style-name="ce8" office:value-type="float" office:value="0.448388" calcext:value-type="float">
            <text:p>0.44838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G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11" office:value-type="float" office:value="0.529574" calcext:value-type="float">
            <text:p>0.529574</text:p>
          </table:table-cell>
          <table:table-cell table:style-name="ce8" office:value-type="float" office:value="0.453777" calcext:value-type="float">
            <text:p>0.45377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30261" calcext:value-type="float">
            <text:p>0.530261</text:p>
          </table:table-cell>
          <table:table-cell table:style-name="ce8" office:value-type="float" office:value="0.45372" calcext:value-type="float">
            <text:p>0.4537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24759" calcext:value-type="float">
            <text:p>0.524759</text:p>
          </table:table-cell>
          <table:table-cell table:style-name="ce8" office:value-type="float" office:value="0.454241" calcext:value-type="float">
            <text:p>0.454241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26823" calcext:value-type="float">
            <text:p>0.526823</text:p>
          </table:table-cell>
          <table:table-cell table:style-name="ce8" office:value-type="float" office:value="0.454472" calcext:value-type="float">
            <text:p>0.45447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11" office:value-type="float" office:value="0.520633" calcext:value-type="float">
            <text:p>0.520633</text:p>
          </table:table-cell>
          <table:table-cell table:style-name="ce8" office:value-type="float" office:value="0.455478" calcext:value-type="float">
            <text:p>0.45547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11" office:value-type="float" office:value="0.530261" calcext:value-type="float">
            <text:p>0.530261</text:p>
          </table:table-cell>
          <table:table-cell table:style-name="ce8" office:value-type="float" office:value="0.453556" calcext:value-type="float">
            <text:p>0.45355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11" office:value-type="float" office:value="0.52751" calcext:value-type="float">
            <text:p>0.52751</text:p>
          </table:table-cell>
          <table:table-cell table:style-name="ce8" office:value-type="float" office:value="0.45093" calcext:value-type="float">
            <text:p>0.4509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11" office:value-type="float" office:value="0.528886" calcext:value-type="float">
            <text:p>0.528886</text:p>
          </table:table-cell>
          <table:table-cell table:style-name="ce8" office:value-type="float" office:value="0.456126" calcext:value-type="float">
            <text:p>0.45612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8" office:value-type="float" office:value="0.517194" calcext:value-type="float">
            <text:p>0.517194</text:p>
          </table:table-cell>
          <table:table-cell table:style-name="ce8" office:value-type="float" office:value="0.434751" calcext:value-type="float">
            <text:p>0.434751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15818" calcext:value-type="float">
            <text:p>0.515818</text:p>
          </table:table-cell>
          <table:table-cell table:style-name="ce8" office:value-type="float" office:value="0.435877" calcext:value-type="float">
            <text:p>0.43587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2751" calcext:value-type="float">
            <text:p>0.52751</text:p>
          </table:table-cell>
          <table:table-cell table:style-name="ce8" office:value-type="float" office:value="0.434064" calcext:value-type="float">
            <text:p>0.43406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24072" calcext:value-type="float">
            <text:p>0.524072</text:p>
          </table:table-cell>
          <table:table-cell table:style-name="ce8" office:value-type="float" office:value="0.437322" calcext:value-type="float">
            <text:p>0.43732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8" office:value-type="float" office:value="0.517882" calcext:value-type="float">
            <text:p>0.517882</text:p>
          </table:table-cell>
          <table:table-cell table:style-name="ce8" office:value-type="float" office:value="0.431752" calcext:value-type="float">
            <text:p>0.43175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2132" calcext:value-type="float">
            <text:p>0.52132</text:p>
          </table:table-cell>
          <table:table-cell table:style-name="ce8" office:value-type="float" office:value="0.43546" calcext:value-type="float">
            <text:p>0.4354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19257" calcext:value-type="float">
            <text:p>0.519257</text:p>
          </table:table-cell>
          <table:table-cell table:style-name="ce8" office:value-type="float" office:value="0.435396" calcext:value-type="float">
            <text:p>0.435396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20633" calcext:value-type="float">
            <text:p>0.520633</text:p>
          </table:table-cell>
          <table:table-cell table:style-name="ce8" office:value-type="float" office:value="0.436004" calcext:value-type="float">
            <text:p>0.43600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Base</text:p>
          </table:table-cell>
          <table:table-cell table:style-name="ce8" table:number-columns-repeated="2"/>
          <table:table-cell table:style-name="ce8" office:value-type="float" office:value="0.525447" calcext:value-type="float">
            <text:p>0.525447</text:p>
          </table:table-cell>
          <table:table-cell table:style-name="ce8" office:value-type="float" office:value="0.436758" calcext:value-type="float">
            <text:p>0.43675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26135" calcext:value-type="float">
            <text:p>0.526135</text:p>
          </table:table-cell>
          <table:table-cell table:style-name="ce8" office:value-type="float" office:value="0.435222" calcext:value-type="float">
            <text:p>0.43522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29574" calcext:value-type="float">
            <text:p>0.529574</text:p>
          </table:table-cell>
          <table:table-cell table:style-name="ce8" office:value-type="float" office:value="0.437813" calcext:value-type="float">
            <text:p>0.43781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L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28198" calcext:value-type="float">
            <text:p>0.528198</text:p>
          </table:table-cell>
          <table:table-cell table:style-name="ce8" office:value-type="float" office:value="0.43713" calcext:value-type="float">
            <text:p>0.43713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None</text:p>
          </table:table-cell>
          <table:table-cell table:style-name="ce8" table:number-columns-repeated="2"/>
          <table:table-cell table:style-name="ce8" office:value-type="float" office:value="0.526823" calcext:value-type="float">
            <text:p>0.526823</text:p>
          </table:table-cell>
          <table:table-cell table:style-name="ce8" office:value-type="float" office:value="0.437438" calcext:value-type="float">
            <text:p>0.437438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</text:p>
          </table:table-cell>
          <table:table-cell table:style-name="ce8" table:number-columns-repeated="2"/>
          <table:table-cell table:style-name="ce8" office:value-type="float" office:value="0.528198" calcext:value-type="float">
            <text:p>0.528198</text:p>
          </table:table-cell>
          <table:table-cell table:style-name="ce8" office:value-type="float" office:value="0.437385" calcext:value-type="float">
            <text:p>0.437385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BS</text:p>
          </table:table-cell>
          <table:table-cell table:style-name="ce8" table:number-columns-repeated="2"/>
          <table:table-cell table:style-name="ce8" office:value-type="float" office:value="0.535763" calcext:value-type="float">
            <text:p>0.535763</text:p>
          </table:table-cell>
          <table:table-cell table:style-name="ce8" office:value-type="float" office:value="0.435791" calcext:value-type="float">
            <text:p>0.435791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LS, T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</text:p>
          </table:table-cell>
          <table:table-cell table:style-name="ce8" table:number-columns-repeated="2"/>
          <table:table-cell table:style-name="ce8" office:value-type="float" office:value="0.524759" calcext:value-type="float">
            <text:p>0.524759</text:p>
          </table:table-cell>
          <table:table-cell table:style-name="ce8" office:value-type="float" office:value="0.434942" calcext:value-type="float">
            <text:p>0.434942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raph (D1, D2), CBS (L), ts</text:p>
          </table:table-cell>
          <table:table-cell table:style-name="ce6" office:value-type="string" calcext:value-type="string">
            <text:p>ResNet (class 9 + 2)</text:p>
          </table:table-cell>
          <table:table-cell table:style-name="ce6" office:value-type="string" calcext:value-type="string">
            <text:p>CDA-TS, CBS, Random</text:p>
          </table:table-cell>
          <table:table-cell table:style-name="ce8" table:number-columns-repeated="4"/>
          <table:table-cell table:style-name="ce3"/>
          <table:table-cell table:number-columns-repeated="1015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(best)" table:style-name="ta1">
        <table:table-column table:style-name="co1" table:default-cell-style-name="Default"/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1" table:number-columns-repeated="2" table:default-cell-style-name="ce11"/>
        <table:table-column table:style-name="co1" table:default-cell-style-name="ce8"/>
        <table:table-column table:style-name="co1" table:number-columns-repeated="5" table:default-cell-style-name="ce19"/>
        <table:table-row table:style-name="ro1" table:number-rows-repeated="5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7" table:number-columns-spanned="3" table:number-rows-spanned="1"/>
          <table:covered-table-cell table:number-columns-repeated="2" table:style-name="ce18"/>
          <table:table-cell table:style-name="ce19" office:value-type="string" calcext:value-type="string">
            <text:p>Acc</text:p>
          </table:table-cell>
          <table:table-cell table:style-name="ce19" office:value-type="string" calcext:value-type="string">
            <text:p>map</text:p>
          </table:table-cell>
          <table:table-cell table:style-name="ce19" office:value-type="string" calcext:value-type="string">
            <text:p>Loss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UCE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08941" calcext:value-type="float">
            <text:p>0.508941</text:p>
          </table:table-cell>
          <table:table-cell office:value-type="float" office:value="0.295237" calcext:value-type="float">
            <text:p>0.295237</text:p>
          </table:table-cell>
          <table:table-cell office:value-type="float" office:value="14.469933" calcext:value-type="float">
            <text:p>14.469933</text:p>
          </table:table-cell>
          <table:table-cell office:value-type="float" office:value="0.158096" calcext:value-type="float">
            <text:p>0.158096</text:p>
          </table:table-cell>
          <table:table-cell office:value-type="float" office:value="0.035357" calcext:value-type="float">
            <text:p>0.035357</text:p>
          </table:table-cell>
          <table:table-cell office:value-type="float" office:value="0.037659" calcext:value-type="float">
            <text:p>0.037659</text:p>
          </table:table-cell>
          <table:table-cell office:value-type="float" office:value="0.680789" calcext:value-type="float">
            <text:p>0.680789</text:p>
          </table:table-cell>
          <table:table-cell office:value-type="float" office:value="0.176857" calcext:value-type="float">
            <text:p>0.176857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09629" calcext:value-type="float">
            <text:p>0.509629</text:p>
          </table:table-cell>
          <table:table-cell office:value-type="float" office:value="0.271874" calcext:value-type="float">
            <text:p>0.271874</text:p>
          </table:table-cell>
          <table:table-cell office:value-type="float" office:value="14.384282" calcext:value-type="float">
            <text:p>14.384282</text:p>
          </table:table-cell>
          <table:table-cell office:value-type="float" office:value="0.156918" calcext:value-type="float">
            <text:p>0.156918</text:p>
          </table:table-cell>
          <table:table-cell office:value-type="float" office:value="0.034848" calcext:value-type="float">
            <text:p>0.034848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0.684413" calcext:value-type="float">
            <text:p>0.684413</text:p>
          </table:table-cell>
          <table:table-cell office:value-type="float" office:value="0.176417" calcext:value-type="float">
            <text:p>0.176417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07565" calcext:value-type="float">
            <text:p>0.507565</text:p>
          </table:table-cell>
          <table:table-cell office:value-type="float" office:value="0.298194" calcext:value-type="float">
            <text:p>0.298194</text:p>
          </table:table-cell>
          <table:table-cell office:value-type="float" office:value="14.384126" calcext:value-type="float">
            <text:p>14.384126</text:p>
          </table:table-cell>
          <table:table-cell office:value-type="float" office:value="0.154425" calcext:value-type="float">
            <text:p>0.154425</text:p>
          </table:table-cell>
          <table:table-cell office:value-type="float" office:value="0.035182" calcext:value-type="float">
            <text:p>0.035182</text:p>
          </table:table-cell>
          <table:table-cell office:value-type="float" office:value="0.037282" calcext:value-type="float">
            <text:p>0.037282</text:p>
          </table:table-cell>
          <table:table-cell office:value-type="float" office:value="0.684924" calcext:value-type="float">
            <text:p>0.684924</text:p>
          </table:table-cell>
          <table:table-cell office:value-type="float" office:value="0.174725" calcext:value-type="float">
            <text:p>0.174725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08941" calcext:value-type="float">
            <text:p>0.508941</text:p>
          </table:table-cell>
          <table:table-cell office:value-type="float" office:value="0.292375" calcext:value-type="float">
            <text:p>0.292375</text:p>
          </table:table-cell>
          <table:table-cell office:value-type="float" office:value="14.340816" calcext:value-type="float">
            <text:p>14.340816</text:p>
          </table:table-cell>
          <table:table-cell office:value-type="float" office:value="0.146986" calcext:value-type="float">
            <text:p>0.146986</text:p>
          </table:table-cell>
          <table:table-cell office:value-type="float" office:value="0.034733" calcext:value-type="float">
            <text:p>0.034733</text:p>
          </table:table-cell>
          <table:table-cell office:value-type="float" office:value="0.037054" calcext:value-type="float">
            <text:p>0.037054</text:p>
          </table:table-cell>
          <table:table-cell office:value-type="float" office:value="0.678482" calcext:value-type="float">
            <text:p>0.678482</text:p>
          </table:table-cell>
          <table:table-cell office:value-type="float" office:value="0.17553" calcext:value-type="float">
            <text:p>0.17553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13755" calcext:value-type="float">
            <text:p>0.513755</text:p>
          </table:table-cell>
          <table:table-cell office:value-type="float" office:value="0.289678" calcext:value-type="float">
            <text:p>0.289678</text:p>
          </table:table-cell>
          <table:table-cell office:value-type="float" office:value="14.416426" calcext:value-type="float">
            <text:p>14.416426</text:p>
          </table:table-cell>
          <table:table-cell office:value-type="float" office:value="0.156781" calcext:value-type="float">
            <text:p>0.156781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0.038068" calcext:value-type="float">
            <text:p>0.038068</text:p>
          </table:table-cell>
          <table:table-cell office:value-type="float" office:value="0.683685" calcext:value-type="float">
            <text:p>0.683685</text:p>
          </table:table-cell>
          <table:table-cell office:value-type="float" office:value="0.180215" calcext:value-type="float">
            <text:p>0.180215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1238" calcext:value-type="float">
            <text:p>0.51238</text:p>
          </table:table-cell>
          <table:table-cell table:style-name="ce8" office:value-type="float" office:value="0.288292" calcext:value-type="float">
            <text:p>0.288292</text:p>
          </table:table-cell>
          <table:table-cell office:value-type="float" office:value="14.415491" calcext:value-type="float">
            <text:p>14.415491</text:p>
          </table:table-cell>
          <table:table-cell office:value-type="float" office:value="0.162577" calcext:value-type="float">
            <text:p>0.162577</text:p>
          </table:table-cell>
          <table:table-cell office:value-type="float" office:value="0.035244" calcext:value-type="float">
            <text:p>0.035244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0.684299" calcext:value-type="float">
            <text:p>0.684299</text:p>
          </table:table-cell>
          <table:table-cell office:value-type="float" office:value="0.184889" calcext:value-type="float">
            <text:p>0.184889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11692" calcext:value-type="float">
            <text:p>0.511692</text:p>
          </table:table-cell>
          <table:table-cell table:style-name="ce8" office:value-type="float" office:value="0.29442" calcext:value-type="float">
            <text:p>0.29442</text:p>
          </table:table-cell>
          <table:table-cell office:value-type="float" office:value="14.413098" calcext:value-type="float">
            <text:p>14.413098</text:p>
          </table:table-cell>
          <table:table-cell office:value-type="float" office:value="0.150215" calcext:value-type="float">
            <text:p>0.150215</text:p>
          </table:table-cell>
          <table:table-cell office:value-type="float" office:value="0.035148" calcext:value-type="float">
            <text:p>0.035148</text:p>
          </table:table-cell>
          <table:table-cell office:value-type="float" office:value="0.038911" calcext:value-type="float">
            <text:p>0.038911</text:p>
          </table:table-cell>
          <table:table-cell office:value-type="float" office:value="0.683087" calcext:value-type="float">
            <text:p>0.683087</text:p>
          </table:table-cell>
          <table:table-cell office:value-type="float" office:value="0.182939" calcext:value-type="float">
            <text:p>0.182939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10316" calcext:value-type="float">
            <text:p>0.510316</text:p>
          </table:table-cell>
          <table:table-cell table:style-name="ce8" office:value-type="float" office:value="0.29032" calcext:value-type="float">
            <text:p>0.29032</text:p>
          </table:table-cell>
          <table:table-cell office:value-type="float" office:value="14.453811" calcext:value-type="float">
            <text:p>14.453811</text:p>
          </table:table-cell>
          <table:table-cell office:value-type="float" office:value="0.155211" calcext:value-type="float">
            <text:p>0.155211</text:p>
          </table:table-cell>
          <table:table-cell office:value-type="float" office:value="0.036648" calcext:value-type="float">
            <text:p>0.036648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168039" calcext:value-type="float">
            <text:p>0.168039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11004" calcext:value-type="float">
            <text:p>0.511004</text:p>
          </table:table-cell>
          <table:table-cell office:value-type="float" office:value="0.28669" calcext:value-type="float">
            <text:p>0.28669</text:p>
          </table:table-cell>
          <table:table-cell office:value-type="float" office:value="13.772958" calcext:value-type="float">
            <text:p>13.772958</text:p>
          </table:table-cell>
          <table:table-cell office:value-type="float" office:value="0.171533" calcext:value-type="float">
            <text:p>0.171533</text:p>
          </table:table-cell>
          <table:table-cell office:value-type="float" office:value="0.038866" calcext:value-type="float">
            <text:p>0.038866</text:p>
          </table:table-cell>
          <table:table-cell office:value-type="float" office:value="0.039559" calcext:value-type="float">
            <text:p>0.039559</text:p>
          </table:table-cell>
          <table:table-cell office:value-type="float" office:value="0.71031" calcext:value-type="float">
            <text:p>0.71031</text:p>
          </table:table-cell>
          <table:table-cell office:value-type="float" office:value="0.180426" calcext:value-type="float">
            <text:p>0.180426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08941" calcext:value-type="float">
            <text:p>0.508941</text:p>
          </table:table-cell>
          <table:table-cell table:style-name="ce8" office:value-type="float" office:value="0.27144" calcext:value-type="float">
            <text:p>0.27144</text:p>
          </table:table-cell>
          <table:table-cell office:value-type="float" office:value="13.778674" calcext:value-type="float">
            <text:p>13.778674</text:p>
          </table:table-cell>
          <table:table-cell office:value-type="float" office:value="0.16379" calcext:value-type="float">
            <text:p>0.1637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0.037846" calcext:value-type="float">
            <text:p>0.037846</text:p>
          </table:table-cell>
          <table:table-cell office:value-type="float" office:value="0.709047" calcext:value-type="float">
            <text:p>0.709047</text:p>
          </table:table-cell>
          <table:table-cell office:value-type="float" office:value="0.1785" calcext:value-type="float">
            <text:p>0.1785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05502" calcext:value-type="float">
            <text:p>0.505502</text:p>
          </table:table-cell>
          <table:table-cell table:style-name="ce8" office:value-type="float" office:value="0.26539" calcext:value-type="float">
            <text:p>0.26539</text:p>
          </table:table-cell>
          <table:table-cell office:value-type="float" office:value="13.908644" calcext:value-type="float">
            <text:p>13.908644</text:p>
          </table:table-cell>
          <table:table-cell office:value-type="float" office:value="0.177442" calcext:value-type="float">
            <text:p>0.177442</text:p>
          </table:table-cell>
          <table:table-cell office:value-type="float" office:value="0.038978" calcext:value-type="float">
            <text:p>0.038978</text:p>
          </table:table-cell>
          <table:table-cell office:value-type="float" office:value="0.038931" calcext:value-type="float">
            <text:p>0.038931</text:p>
          </table:table-cell>
          <table:table-cell office:value-type="float" office:value="0.715758" calcext:value-type="float">
            <text:p>0.715758</text:p>
          </table:table-cell>
          <table:table-cell office:value-type="float" office:value="0.172538" calcext:value-type="float">
            <text:p>0.172538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07565" calcext:value-type="float">
            <text:p>0.507565</text:p>
          </table:table-cell>
          <table:table-cell table:style-name="ce8" office:value-type="float" office:value="0.274838" calcext:value-type="float">
            <text:p>0.274838</text:p>
          </table:table-cell>
          <table:table-cell office:value-type="float" office:value="13.821481" calcext:value-type="float">
            <text:p>13.821481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37122" calcext:value-type="float">
            <text:p>0.037122</text:p>
          </table:table-cell>
          <table:table-cell office:value-type="float" office:value="0.707459" calcext:value-type="float">
            <text:p>0.707459</text:p>
          </table:table-cell>
          <table:table-cell office:value-type="float" office:value="0.175341" calcext:value-type="float">
            <text:p>0.175341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285573" calcext:value-type="float">
            <text:p>0.285573</text:p>
          </table:table-cell>
          <table:table-cell office:value-type="float" office:value="13.903488" calcext:value-type="float">
            <text:p>13.903488</text:p>
          </table:table-cell>
          <table:table-cell office:value-type="float" office:value="0.157421" calcext:value-type="float">
            <text:p>0.157421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0.039172" calcext:value-type="float">
            <text:p>0.039172</text:p>
          </table:table-cell>
          <table:table-cell office:value-type="float" office:value="0.716728" calcext:value-type="float">
            <text:p>0.716728</text:p>
          </table:table-cell>
          <table:table-cell office:value-type="float" office:value="0.166921" calcext:value-type="float">
            <text:p>0.166921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11692" calcext:value-type="float">
            <text:p>0.511692</text:p>
          </table:table-cell>
          <table:table-cell office:value-type="float" office:value="0.277536" calcext:value-type="float">
            <text:p>0.277536</text:p>
          </table:table-cell>
          <table:table-cell office:value-type="float" office:value="13.796866" calcext:value-type="float">
            <text:p>13.796866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0.037027" calcext:value-type="float">
            <text:p>0.037027</text:p>
          </table:table-cell>
          <table:table-cell office:value-type="float" office:value="0.038394" calcext:value-type="float">
            <text:p>0.038394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179883" calcext:value-type="float">
            <text:p>0.179883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18569" calcext:value-type="float">
            <text:p>0.518569</text:p>
          </table:table-cell>
          <table:table-cell office:value-type="float" office:value="0.278789" calcext:value-type="float">
            <text:p>0.278789</text:p>
          </table:table-cell>
          <table:table-cell office:value-type="float" office:value="13.721007" calcext:value-type="float">
            <text:p>13.721007</text:p>
          </table:table-cell>
          <table:table-cell office:value-type="float" office:value="0.164197" calcext:value-type="float">
            <text:p>0.164197</text:p>
          </table:table-cell>
          <table:table-cell office:value-type="float" office:value="0.036941" calcext:value-type="float">
            <text:p>0.036941</text:p>
          </table:table-cell>
          <table:table-cell office:value-type="float" office:value="0.037443" calcext:value-type="float">
            <text:p>0.037443</text:p>
          </table:table-cell>
          <table:table-cell office:value-type="float" office:value="0.703405" calcext:value-type="float">
            <text:p>0.703405</text:p>
          </table:table-cell>
          <table:table-cell office:value-type="float" office:value="0.157989" calcext:value-type="float">
            <text:p>0.157989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15818" calcext:value-type="float">
            <text:p>0.515818</text:p>
          </table:table-cell>
          <table:table-cell office:value-type="float" office:value="0.289081" calcext:value-type="float">
            <text:p>0.289081</text:p>
          </table:table-cell>
          <table:table-cell office:value-type="float" office:value="13.722996" calcext:value-type="float">
            <text:p>13.722996</text:p>
          </table:table-cell>
          <table:table-cell office:value-type="float" office:value="0.162411" calcext:value-type="float">
            <text:p>0.162411</text:p>
          </table:table-cell>
          <table:table-cell table:number-columns-repeated="2" office:value-type="float" office:value="0.037534" calcext:value-type="float">
            <text:p>0.037534</text:p>
          </table:table-cell>
          <table:table-cell office:value-type="float" office:value="0.704601" calcext:value-type="float">
            <text:p>0.704601</text:p>
          </table:table-cell>
          <table:table-cell office:value-type="float" office:value="0.17354" calcext:value-type="float">
            <text:p>0.17354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31637" calcext:value-type="float">
            <text:p>0.531637</text:p>
          </table:table-cell>
          <table:table-cell office:value-type="float" office:value="0.253122" calcext:value-type="float">
            <text:p>0.253122</text:p>
          </table:table-cell>
          <table:table-cell office:value-type="float" office:value="14.211782" calcext:value-type="float">
            <text:p>14.211782</text:p>
          </table:table-cell>
          <table:table-cell office:value-type="float" office:value="0.168357" calcext:value-type="float">
            <text:p>0.168357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35929" calcext:value-type="float">
            <text:p>0.035929</text:p>
          </table:table-cell>
          <table:table-cell office:value-type="float" office:value="0.674924" calcext:value-type="float">
            <text:p>0.674924</text:p>
          </table:table-cell>
          <table:table-cell office:value-type="float" office:value="0.189453" calcext:value-type="float">
            <text:p>0.189453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0619" calcext:value-type="float">
            <text:p>0.50619</text:p>
          </table:table-cell>
          <table:table-cell office:value-type="float" office:value="0.249304" calcext:value-type="float">
            <text:p>0.249304</text:p>
          </table:table-cell>
          <table:table-cell office:value-type="float" office:value="14.287474" calcext:value-type="float">
            <text:p>14.287474</text:p>
          </table:table-cell>
          <table:table-cell office:value-type="float" office:value="0.156245" calcext:value-type="float">
            <text:p>0.156245</text:p>
          </table:table-cell>
          <table:table-cell office:value-type="float" office:value="0.034187" calcext:value-type="float">
            <text:p>0.034187</text:p>
          </table:table-cell>
          <table:table-cell office:value-type="float" office:value="0.036505" calcext:value-type="float">
            <text:p>0.036505</text:p>
          </table:table-cell>
          <table:table-cell office:value-type="float" office:value="0.681806" calcext:value-type="float">
            <text:p>0.681806</text:p>
          </table:table-cell>
          <table:table-cell office:value-type="float" office:value="0.175354" calcext:value-type="float">
            <text:p>0.175354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17194" calcext:value-type="float">
            <text:p>0.517194</text:p>
          </table:table-cell>
          <table:table-cell office:value-type="float" office:value="0.250368" calcext:value-type="float">
            <text:p>0.250368</text:p>
          </table:table-cell>
          <table:table-cell office:value-type="float" office:value="14.266904" calcext:value-type="float">
            <text:p>14.266904</text:p>
          </table:table-cell>
          <table:table-cell office:value-type="float" office:value="0.162939" calcext:value-type="float">
            <text:p>0.162939</text:p>
          </table:table-cell>
          <table:table-cell office:value-type="float" office:value="0.034618" calcext:value-type="float">
            <text:p>0.034618</text:p>
          </table:table-cell>
          <table:table-cell office:value-type="float" office:value="0.037095" calcext:value-type="float">
            <text:p>0.037095</text:p>
          </table:table-cell>
          <table:table-cell office:value-type="float" office:value="0.683004" calcext:value-type="float">
            <text:p>0.683004</text:p>
          </table:table-cell>
          <table:table-cell office:value-type="float" office:value="0.17049" calcext:value-type="float">
            <text:p>0.17049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15131" calcext:value-type="float">
            <text:p>0.515131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14.222397" calcext:value-type="float">
            <text:p>14.222397</text:p>
          </table:table-cell>
          <table:table-cell office:value-type="float" office:value="0.162986" calcext:value-type="float">
            <text:p>0.162986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036608" calcext:value-type="float">
            <text:p>0.036608</text:p>
          </table:table-cell>
          <table:table-cell office:value-type="float" office:value="0.681508" calcext:value-type="float">
            <text:p>0.681508</text:p>
          </table:table-cell>
          <table:table-cell office:value-type="float" office:value="0.176692" calcext:value-type="float">
            <text:p>0.176692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15818" calcext:value-type="float">
            <text:p>0.515818</text:p>
          </table:table-cell>
          <table:table-cell office:value-type="float" office:value="0.253306" calcext:value-type="float">
            <text:p>0.253306</text:p>
          </table:table-cell>
          <table:table-cell office:value-type="float" office:value="14.248951" calcext:value-type="float">
            <text:p>14.248951</text:p>
          </table:table-cell>
          <table:table-cell office:value-type="float" office:value="0.161937" calcext:value-type="float">
            <text:p>0.161937</text:p>
          </table:table-cell>
          <table:table-cell office:value-type="float" office:value="0.035119" calcext:value-type="float">
            <text:p>0.035119</text:p>
          </table:table-cell>
          <table:table-cell office:value-type="float" office:value="0.037531" calcext:value-type="float">
            <text:p>0.037531</text:p>
          </table:table-cell>
          <table:table-cell office:value-type="float" office:value="0.679808" calcext:value-type="float">
            <text:p>0.679808</text:p>
          </table:table-cell>
          <table:table-cell office:value-type="float" office:value="0.172315" calcext:value-type="float">
            <text:p>0.172315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33012" calcext:value-type="float">
            <text:p>0.533012</text:p>
          </table:table-cell>
          <table:table-cell office:value-type="float" office:value="0.252284" calcext:value-type="float">
            <text:p>0.252284</text:p>
          </table:table-cell>
          <table:table-cell office:value-type="float" office:value="14.201315" calcext:value-type="float">
            <text:p>14.201315</text:p>
          </table:table-cell>
          <table:table-cell office:value-type="float" office:value="0.162717" calcext:value-type="float">
            <text:p>0.162717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37069" calcext:value-type="float">
            <text:p>0.037069</text:p>
          </table:table-cell>
          <table:table-cell office:value-type="float" office:value="0.675408" calcext:value-type="float">
            <text:p>0.675408</text:p>
          </table:table-cell>
          <table:table-cell office:value-type="float" office:value="0.176037" calcext:value-type="float">
            <text:p>0.176037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05502" calcext:value-type="float">
            <text:p>0.505502</text:p>
          </table:table-cell>
          <table:table-cell office:value-type="float" office:value="0.244997" calcext:value-type="float">
            <text:p>0.244997</text:p>
          </table:table-cell>
          <table:table-cell office:value-type="float" office:value="14.28661" calcext:value-type="float">
            <text:p>14.28661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37481" calcext:value-type="float">
            <text:p>0.037481</text:p>
          </table:table-cell>
          <table:table-cell office:value-type="float" office:value="0.685645" calcext:value-type="float">
            <text:p>0.685645</text:p>
          </table:table-cell>
          <table:table-cell office:value-type="float" office:value="0.179492" calcext:value-type="float">
            <text:p>0.179492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16506" calcext:value-type="float">
            <text:p>0.516506</text:p>
          </table:table-cell>
          <table:table-cell office:value-type="float" office:value="0.255368" calcext:value-type="float">
            <text:p>0.255368</text:p>
          </table:table-cell>
          <table:table-cell office:value-type="float" office:value="14.211321" calcext:value-type="float">
            <text:p>14.211321</text:p>
          </table:table-cell>
          <table:table-cell office:value-type="float" office:value="0.158166" calcext:value-type="float">
            <text:p>0.158166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036511" calcext:value-type="float">
            <text:p>0.036511</text:p>
          </table:table-cell>
          <table:table-cell office:value-type="float" office:value="0.679917" calcext:value-type="float">
            <text:p>0.679917</text:p>
          </table:table-cell>
          <table:table-cell office:value-type="float" office:value="0.174849" calcext:value-type="float">
            <text:p>0.174849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0.267416" calcext:value-type="float">
            <text:p>0.267416</text:p>
          </table:table-cell>
          <table:table-cell office:value-type="float" office:value="14.261525" calcext:value-type="float">
            <text:p>14.261525</text:p>
          </table:table-cell>
          <table:table-cell office:value-type="float" office:value="0.193478" calcext:value-type="float">
            <text:p>0.193478</text:p>
          </table:table-cell>
          <table:table-cell office:value-type="float" office:value="0.035546" calcext:value-type="float">
            <text:p>0.035546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0.686542" calcext:value-type="float">
            <text:p>0.686542</text:p>
          </table:table-cell>
          <table:table-cell office:value-type="float" office:value="0.200403" calcext:value-type="float">
            <text:p>0.200403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36451" calcext:value-type="float">
            <text:p>0.536451</text:p>
          </table:table-cell>
          <table:table-cell office:value-type="float" office:value="0.256273" calcext:value-type="float">
            <text:p>0.256273</text:p>
          </table:table-cell>
          <table:table-cell office:value-type="float" office:value="14.182691" calcext:value-type="float">
            <text:p>14.182691</text:p>
          </table:table-cell>
          <table:table-cell office:value-type="float" office:value="0.191993" calcext:value-type="float">
            <text:p>0.191993</text:p>
          </table:table-cell>
          <table:table-cell office:value-type="float" office:value="0.035123" calcext:value-type="float">
            <text:p>0.035123</text:p>
          </table:table-cell>
          <table:table-cell office:value-type="float" office:value="0.038978" calcext:value-type="float">
            <text:p>0.038978</text:p>
          </table:table-cell>
          <table:table-cell office:value-type="float" office:value="0.679014" calcext:value-type="float">
            <text:p>0.679014</text:p>
          </table:table-cell>
          <table:table-cell office:value-type="float" office:value="0.18856" calcext:value-type="float">
            <text:p>0.18856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28198" calcext:value-type="float">
            <text:p>0.528198</text:p>
          </table:table-cell>
          <table:table-cell office:value-type="float" office:value="0.280121" calcext:value-type="float">
            <text:p>0.280121</text:p>
          </table:table-cell>
          <table:table-cell office:value-type="float" office:value="14.26955" calcext:value-type="float">
            <text:p>14.26955</text:p>
          </table:table-cell>
          <table:table-cell office:value-type="float" office:value="0.180818" calcext:value-type="float">
            <text:p>0.180818</text:p>
          </table:table-cell>
          <table:table-cell office:value-type="float" office:value="0.034865" calcext:value-type="float">
            <text:p>0.034865</text:p>
          </table:table-cell>
          <table:table-cell office:value-type="float" office:value="0.038207" calcext:value-type="float">
            <text:p>0.038207</text:p>
          </table:table-cell>
          <table:table-cell office:value-type="float" office:value="0.683643" calcext:value-type="float">
            <text:p>0.683643</text:p>
          </table:table-cell>
          <table:table-cell office:value-type="float" office:value="0.188509" calcext:value-type="float">
            <text:p>0.188509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28886" calcext:value-type="float">
            <text:p>0.528886</text:p>
          </table:table-cell>
          <table:table-cell office:value-type="float" office:value="0.257249" calcext:value-type="float">
            <text:p>0.257249</text:p>
          </table:table-cell>
          <table:table-cell office:value-type="float" office:value="14.28812" calcext:value-type="float">
            <text:p>14.28812</text:p>
          </table:table-cell>
          <table:table-cell office:value-type="float" office:value="0.191122" calcext:value-type="float">
            <text:p>0.191122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38545" calcext:value-type="float">
            <text:p>0.038545</text:p>
          </table:table-cell>
          <table:table-cell office:value-type="float" office:value="0.683188" calcext:value-type="float">
            <text:p>0.683188</text:p>
          </table:table-cell>
          <table:table-cell office:value-type="float" office:value="0.196754" calcext:value-type="float">
            <text:p>0.196754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28886" calcext:value-type="float">
            <text:p>0.528886</text:p>
          </table:table-cell>
          <table:table-cell office:value-type="float" office:value="0.252055" calcext:value-type="float">
            <text:p>0.252055</text:p>
          </table:table-cell>
          <table:table-cell office:value-type="float" office:value="14.291433" calcext:value-type="float">
            <text:p>14.291433</text:p>
          </table:table-cell>
          <table:table-cell office:value-type="float" office:value="0.199658" calcext:value-type="float">
            <text:p>0.199658</text:p>
          </table:table-cell>
          <table:table-cell office:value-type="float" office:value="0.036245" calcext:value-type="float">
            <text:p>0.036245</text:p>
          </table:table-cell>
          <table:table-cell office:value-type="float" office:value="0.039551" calcext:value-type="float">
            <text:p>0.039551</text:p>
          </table:table-cell>
          <table:table-cell office:value-type="float" office:value="0.688285" calcext:value-type="float">
            <text:p>0.688285</text:p>
          </table:table-cell>
          <table:table-cell office:value-type="float" office:value="0.196715" calcext:value-type="float">
            <text:p>0.196715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32325" calcext:value-type="float">
            <text:p>0.532325</text:p>
          </table:table-cell>
          <table:table-cell office:value-type="float" office:value="0.259838" calcext:value-type="float">
            <text:p>0.259838</text:p>
          </table:table-cell>
          <table:table-cell office:value-type="float" office:value="14.250223" calcext:value-type="float">
            <text:p>14.250223</text:p>
          </table:table-cell>
          <table:table-cell office:value-type="float" office:value="0.190572" calcext:value-type="float">
            <text:p>0.190572</text:p>
          </table:table-cell>
          <table:table-cell office:value-type="float" office:value="0.035055" calcext:value-type="float">
            <text:p>0.035055</text:p>
          </table:table-cell>
          <table:table-cell office:value-type="float" office:value="0.037958" calcext:value-type="float">
            <text:p>0.037958</text:p>
          </table:table-cell>
          <table:table-cell office:value-type="float" office:value="0.681184" calcext:value-type="float">
            <text:p>0.681184</text:p>
          </table:table-cell>
          <table:table-cell office:value-type="float" office:value="0.199626" calcext:value-type="float">
            <text:p>0.199626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28198" calcext:value-type="float">
            <text:p>0.528198</text:p>
          </table:table-cell>
          <table:table-cell office:value-type="float" office:value="0.253518" calcext:value-type="float">
            <text:p>0.253518</text:p>
          </table:table-cell>
          <table:table-cell office:value-type="float" office:value="14.233128" calcext:value-type="float">
            <text:p>14.233128</text:p>
          </table:table-cell>
          <table:table-cell office:value-type="float" office:value="0.179314" calcext:value-type="float">
            <text:p>0.179314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038737" calcext:value-type="float">
            <text:p>0.038737</text:p>
          </table:table-cell>
          <table:table-cell office:value-type="float" office:value="0.68113" calcext:value-type="float">
            <text:p>0.68113</text:p>
          </table:table-cell>
          <table:table-cell office:value-type="float" office:value="0.186595" calcext:value-type="float">
            <text:p>0.186595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32325" calcext:value-type="float">
            <text:p>0.532325</text:p>
          </table:table-cell>
          <table:table-cell office:value-type="float" office:value="0.265036" calcext:value-type="float">
            <text:p>0.265036</text:p>
          </table:table-cell>
          <table:table-cell office:value-type="float" office:value="14.353656" calcext:value-type="float">
            <text:p>14.353656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687435" calcext:value-type="float">
            <text:p>0.687435</text:p>
          </table:table-cell>
          <table:table-cell office:value-type="float" office:value="0.192916" calcext:value-type="float">
            <text:p>0.192916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table:style-name="ce8" office:value-type="float" office:value="0.517882" calcext:value-type="float">
            <text:p>0.517882</text:p>
          </table:table-cell>
          <table:table-cell table:style-name="ce8" office:value-type="float" office:value="0.235454" calcext:value-type="float">
            <text:p>0.235454</text:p>
          </table:table-cell>
          <table:table-cell office:value-type="float" office:value="13.814121" calcext:value-type="float">
            <text:p>13.814121</text:p>
          </table:table-cell>
          <table:table-cell office:value-type="float" office:value="0.174209" calcext:value-type="float">
            <text:p>0.174209</text:p>
          </table:table-cell>
          <table:table-cell office:value-type="float" office:value="0.038781" calcext:value-type="float">
            <text:p>0.038781</text:p>
          </table:table-cell>
          <table:table-cell office:value-type="float" office:value="0.038333" calcext:value-type="float">
            <text:p>0.038333</text:p>
          </table:table-cell>
          <table:table-cell office:value-type="float" office:value="0.707373" calcext:value-type="float">
            <text:p>0.707373</text:p>
          </table:table-cell>
          <table:table-cell office:value-type="float" office:value="0.173741" calcext:value-type="float">
            <text:p>0.173741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13067" calcext:value-type="float">
            <text:p>0.513067</text:p>
          </table:table-cell>
          <table:table-cell table:style-name="ce8" office:value-type="float" office:value="0.236657" calcext:value-type="float">
            <text:p>0.236657</text:p>
          </table:table-cell>
          <table:table-cell office:value-type="float" office:value="13.856623" calcext:value-type="float">
            <text:p>13.856623</text:p>
          </table:table-cell>
          <table:table-cell office:value-type="float" office:value="0.175003" calcext:value-type="float">
            <text:p>0.175003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38783" calcext:value-type="float">
            <text:p>0.038783</text:p>
          </table:table-cell>
          <table:table-cell office:value-type="float" office:value="0.710584" calcext:value-type="float">
            <text:p>0.710584</text:p>
          </table:table-cell>
          <table:table-cell office:value-type="float" office:value="0.175134" calcext:value-type="float">
            <text:p>0.175134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19257" calcext:value-type="float">
            <text:p>0.519257</text:p>
          </table:table-cell>
          <table:table-cell table:style-name="ce8" office:value-type="float" office:value="0.237798" calcext:value-type="float">
            <text:p>0.237798</text:p>
          </table:table-cell>
          <table:table-cell office:value-type="float" office:value="13.817922" calcext:value-type="float">
            <text:p>13.817922</text:p>
          </table:table-cell>
          <table:table-cell office:value-type="float" office:value="0.172258" calcext:value-type="float">
            <text:p>0.172258</text:p>
          </table:table-cell>
          <table:table-cell office:value-type="float" office:value="0.037546" calcext:value-type="float">
            <text:p>0.037546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0.70446" calcext:value-type="float">
            <text:p>0.70446</text:p>
          </table:table-cell>
          <table:table-cell office:value-type="float" office:value="0.17338" calcext:value-type="float">
            <text:p>0.17338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2696" calcext:value-type="float">
            <text:p>0.522696</text:p>
          </table:table-cell>
          <table:table-cell table:style-name="ce8" office:value-type="float" office:value="0.251142" calcext:value-type="float">
            <text:p>0.251142</text:p>
          </table:table-cell>
          <table:table-cell office:value-type="float" office:value="13.829363" calcext:value-type="float">
            <text:p>13.829363</text:p>
          </table:table-cell>
          <table:table-cell office:value-type="float" office:value="0.165106" calcext:value-type="float">
            <text:p>0.165106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0.037073" calcext:value-type="float">
            <text:p>0.037073</text:p>
          </table:table-cell>
          <table:table-cell office:value-type="float" office:value="0.703747" calcext:value-type="float">
            <text:p>0.703747</text:p>
          </table:table-cell>
          <table:table-cell office:value-type="float" office:value="0.167926" calcext:value-type="float">
            <text:p>0.167926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table:style-name="ce8" office:value-type="float" office:value="0.518569" calcext:value-type="float">
            <text:p>0.518569</text:p>
          </table:table-cell>
          <table:table-cell table:style-name="ce8" office:value-type="float" office:value="0.246091" calcext:value-type="float">
            <text:p>0.246091</text:p>
          </table:table-cell>
          <table:table-cell office:value-type="float" office:value="13.71598" calcext:value-type="float">
            <text:p>13.71598</text:p>
          </table:table-cell>
          <table:table-cell office:value-type="float" office:value="0.171052" calcext:value-type="float">
            <text:p>0.171052</text:p>
          </table:table-cell>
          <table:table-cell office:value-type="float" office:value="0.037963" calcext:value-type="float">
            <text:p>0.037963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0.704642" calcext:value-type="float">
            <text:p>0.704642</text:p>
          </table:table-cell>
          <table:table-cell office:value-type="float" office:value="0.170243" calcext:value-type="float">
            <text:p>0.170243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19257" calcext:value-type="float">
            <text:p>0.519257</text:p>
          </table:table-cell>
          <table:table-cell table:style-name="ce8" office:value-type="float" office:value="0.236168" calcext:value-type="float">
            <text:p>0.236168</text:p>
          </table:table-cell>
          <table:table-cell office:value-type="float" office:value="13.838735" calcext:value-type="float">
            <text:p>13.838735</text:p>
          </table:table-cell>
          <table:table-cell office:value-type="float" office:value="0.157383" calcext:value-type="float">
            <text:p>0.157383</text:p>
          </table:table-cell>
          <table:table-cell office:value-type="float" office:value="0.037346" calcext:value-type="float">
            <text:p>0.037346</text:p>
          </table:table-cell>
          <table:table-cell office:value-type="float" office:value="0.038565" calcext:value-type="float">
            <text:p>0.038565</text:p>
          </table:table-cell>
          <table:table-cell office:value-type="float" office:value="0.706889" calcext:value-type="float">
            <text:p>0.706889</text:p>
          </table:table-cell>
          <table:table-cell office:value-type="float" office:value="0.164679" calcext:value-type="float">
            <text:p>0.164679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13067" calcext:value-type="float">
            <text:p>0.513067</text:p>
          </table:table-cell>
          <table:table-cell table:style-name="ce8" office:value-type="float" office:value="0.234418" calcext:value-type="float">
            <text:p>0.234418</text:p>
          </table:table-cell>
          <table:table-cell office:value-type="float" office:value="13.838328" calcext:value-type="float">
            <text:p>13.838328</text:p>
          </table:table-cell>
          <table:table-cell office:value-type="float" office:value="0.162946" calcext:value-type="float">
            <text:p>0.162946</text:p>
          </table:table-cell>
          <table:table-cell office:value-type="float" office:value="0.038563" calcext:value-type="float">
            <text:p>0.038563</text:p>
          </table:table-cell>
          <table:table-cell office:value-type="float" office:value="0.037382" calcext:value-type="float">
            <text:p>0.037382</text:p>
          </table:table-cell>
          <table:table-cell office:value-type="float" office:value="0.708596" calcext:value-type="float">
            <text:p>0.708596</text:p>
          </table:table-cell>
          <table:table-cell office:value-type="float" office:value="0.175593" calcext:value-type="float">
            <text:p>0.175593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16506" calcext:value-type="float">
            <text:p>0.516506</text:p>
          </table:table-cell>
          <table:table-cell table:style-name="ce8" office:value-type="float" office:value="0.233889" calcext:value-type="float">
            <text:p>0.233889</text:p>
          </table:table-cell>
          <table:table-cell office:value-type="float" office:value="13.856364" calcext:value-type="float">
            <text:p>13.856364</text:p>
          </table:table-cell>
          <table:table-cell office:value-type="float" office:value="0.165526" calcext:value-type="float">
            <text:p>0.165526</text:p>
          </table:table-cell>
          <table:table-cell office:value-type="float" office:value="0.038191" calcext:value-type="float">
            <text:p>0.038191</text:p>
          </table:table-cell>
          <table:table-cell office:value-type="float" office:value="0.038035" calcext:value-type="float">
            <text:p>0.038035</text:p>
          </table:table-cell>
          <table:table-cell office:value-type="float" office:value="0.710043" calcext:value-type="float">
            <text:p>0.710043</text:p>
          </table:table-cell>
          <table:table-cell office:value-type="float" office:value="0.174661" calcext:value-type="float">
            <text:p>0.174661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table:style-name="ce8" office:value-type="float" office:value="0.525447" calcext:value-type="float">
            <text:p>0.525447</text:p>
          </table:table-cell>
          <table:table-cell table:style-name="ce8" office:value-type="float" office:value="0.279558" calcext:value-type="float">
            <text:p>0.279558</text:p>
          </table:table-cell>
          <table:table-cell office:value-type="float" office:value="13.754009" calcext:value-type="float">
            <text:p>13.754009</text:p>
          </table:table-cell>
          <table:table-cell office:value-type="float" office:value="0.15552" calcext:value-type="float">
            <text:p>0.15552</text:p>
          </table:table-cell>
          <table:table-cell office:value-type="float" office:value="0.036986" calcext:value-type="float">
            <text:p>0.036986</text:p>
          </table:table-cell>
          <table:table-cell office:value-type="float" office:value="0.039052" calcext:value-type="float">
            <text:p>0.039052</text:p>
          </table:table-cell>
          <table:table-cell office:value-type="float" office:value="0.708069" calcext:value-type="float">
            <text:p>0.708069</text:p>
          </table:table-cell>
          <table:table-cell office:value-type="float" office:value="0.169433" calcext:value-type="float">
            <text:p>0.169433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28886" calcext:value-type="float">
            <text:p>0.528886</text:p>
          </table:table-cell>
          <table:table-cell table:style-name="ce8" office:value-type="float" office:value="0.28344" calcext:value-type="float">
            <text:p>0.28344</text:p>
          </table:table-cell>
          <table:table-cell office:value-type="float" office:value="13.760054" calcext:value-type="float">
            <text:p>13.760054</text:p>
          </table:table-cell>
          <table:table-cell office:value-type="float" office:value="0.165547" calcext:value-type="float">
            <text:p>0.165547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706716" calcext:value-type="float">
            <text:p>0.706716</text:p>
          </table:table-cell>
          <table:table-cell office:value-type="float" office:value="0.164741" calcext:value-type="float">
            <text:p>0.164741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29574" calcext:value-type="float">
            <text:p>0.529574</text:p>
          </table:table-cell>
          <table:table-cell table:style-name="ce8" office:value-type="float" office:value="0.281077" calcext:value-type="float">
            <text:p>0.281077</text:p>
          </table:table-cell>
          <table:table-cell office:value-type="float" office:value="13.833258" calcext:value-type="float">
            <text:p>13.833258</text:p>
          </table:table-cell>
          <table:table-cell office:value-type="float" office:value="0.173845" calcext:value-type="float">
            <text:p>0.173845</text:p>
          </table:table-cell>
          <table:table-cell office:value-type="float" office:value="0.038716" calcext:value-type="float">
            <text:p>0.03871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711645" calcext:value-type="float">
            <text:p>0.711645</text:p>
          </table:table-cell>
          <table:table-cell office:value-type="float" office:value="0.185854" calcext:value-type="float">
            <text:p>0.185854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8886" calcext:value-type="float">
            <text:p>0.528886</text:p>
          </table:table-cell>
          <table:table-cell table:style-name="ce8" office:value-type="float" office:value="0.285092" calcext:value-type="float">
            <text:p>0.285092</text:p>
          </table:table-cell>
          <table:table-cell office:value-type="float" office:value="13.70926" calcext:value-type="float">
            <text:p>13.70926</text:p>
          </table:table-cell>
          <table:table-cell office:value-type="float" office:value="0.171027" calcext:value-type="float">
            <text:p>0.171027</text:p>
          </table:table-cell>
          <table:table-cell office:value-type="float" office:value="0.037204" calcext:value-type="float">
            <text:p>0.037204</text:p>
          </table:table-cell>
          <table:table-cell office:value-type="float" office:value="0.038358" calcext:value-type="float">
            <text:p>0.038358</text:p>
          </table:table-cell>
          <table:table-cell office:value-type="float" office:value="0.704344" calcext:value-type="float">
            <text:p>0.704344</text:p>
          </table:table-cell>
          <table:table-cell office:value-type="float" office:value="0.160877" calcext:value-type="float">
            <text:p>0.160877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table:style-name="ce8" office:value-type="float" office:value="0.528198" calcext:value-type="float">
            <text:p>0.528198</text:p>
          </table:table-cell>
          <table:table-cell table:style-name="ce8" office:value-type="float" office:value="0.279758" calcext:value-type="float">
            <text:p>0.279758</text:p>
          </table:table-cell>
          <table:table-cell office:value-type="float" office:value="13.810468" calcext:value-type="float">
            <text:p>13.810468</text:p>
          </table:table-cell>
          <table:table-cell office:value-type="float" office:value="0.171147" calcext:value-type="float">
            <text:p>0.171147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037834" calcext:value-type="float">
            <text:p>0.037834</text:p>
          </table:table-cell>
          <table:table-cell office:value-type="float" office:value="0.710925" calcext:value-type="float">
            <text:p>0.710925</text:p>
          </table:table-cell>
          <table:table-cell office:value-type="float" office:value="0.170019" calcext:value-type="float">
            <text:p>0.170019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30949" calcext:value-type="float">
            <text:p>0.530949</text:p>
          </table:table-cell>
          <table:table-cell table:style-name="ce8" office:value-type="float" office:value="0.285232" calcext:value-type="float">
            <text:p>0.285232</text:p>
          </table:table-cell>
          <table:table-cell office:value-type="float" office:value="13.786446" calcext:value-type="float">
            <text:p>13.786446</text:p>
          </table:table-cell>
          <table:table-cell office:value-type="float" office:value="0.172419" calcext:value-type="float">
            <text:p>0.172419</text:p>
          </table:table-cell>
          <table:table-cell office:value-type="float" office:value="0.038816" calcext:value-type="float">
            <text:p>0.038816</text:p>
          </table:table-cell>
          <table:table-cell office:value-type="float" office:value="0.037774" calcext:value-type="float">
            <text:p>0.037774</text:p>
          </table:table-cell>
          <table:table-cell office:value-type="float" office:value="0.707688" calcext:value-type="float">
            <text:p>0.707688</text:p>
          </table:table-cell>
          <table:table-cell office:value-type="float" office:value="0.168426" calcext:value-type="float">
            <text:p>0.168426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36451" calcext:value-type="float">
            <text:p>0.536451</text:p>
          </table:table-cell>
          <table:table-cell table:style-name="ce8" office:value-type="float" office:value="0.284883" calcext:value-type="float">
            <text:p>0.284883</text:p>
          </table:table-cell>
          <table:table-cell office:value-type="float" office:value="13.770987" calcext:value-type="float">
            <text:p>13.770987</text:p>
          </table:table-cell>
          <table:table-cell office:value-type="float" office:value="0.170714" calcext:value-type="float">
            <text:p>0.170714</text:p>
          </table:table-cell>
          <table:table-cell office:value-type="float" office:value="0.037545" calcext:value-type="float">
            <text:p>0.037545</text:p>
          </table:table-cell>
          <table:table-cell office:value-type="float" office:value="0.037244" calcext:value-type="float">
            <text:p>0.037244</text:p>
          </table:table-cell>
          <table:table-cell office:value-type="float" office:value="0.703693" calcext:value-type="float">
            <text:p>0.703693</text:p>
          </table:table-cell>
          <table:table-cell office:value-type="float" office:value="0.184886" calcext:value-type="float">
            <text:p>0.184886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3384" calcext:value-type="float">
            <text:p>0.523384</text:p>
          </table:table-cell>
          <table:table-cell table:style-name="ce8" office:value-type="float" office:value="0.283751" calcext:value-type="float">
            <text:p>0.283751</text:p>
          </table:table-cell>
          <table:table-cell office:value-type="float" office:value="13.764285" calcext:value-type="float">
            <text:p>13.764285</text:p>
          </table:table-cell>
          <table:table-cell office:value-type="float" office:value="0.168208" calcext:value-type="float">
            <text:p>0.168208</text:p>
          </table:table-cell>
          <table:table-cell office:value-type="float" office:value="0.039178" calcext:value-type="float">
            <text:p>0.039178</text:p>
          </table:table-cell>
          <table:table-cell office:value-type="float" office:value="0.038381" calcext:value-type="float">
            <text:p>0.038381</text:p>
          </table:table-cell>
          <table:table-cell office:value-type="float" office:value="0.714713" calcext:value-type="float">
            <text:p>0.714713</text:p>
          </table:table-cell>
          <table:table-cell office:value-type="float" office:value="0.17364" calcext:value-type="float">
            <text:p>0.17364</text:p>
          </table:table-cell>
        </table:table-row>
      </table:table>
      <table:table table:name="Results(final)" table:style-name="ta1">
        <table:table-column table:style-name="co1" table:default-cell-style-name="Default"/>
        <table:table-column table:style-name="co4" table:default-cell-style-name="ce3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11"/>
        <table:table-column table:style-name="co1" table:default-cell-style-name="ce8"/>
        <table:table-column table:style-name="co1" table:number-columns-repeated="5" table:default-cell-style-name="ce19"/>
        <table:table-row table:style-name="ro1">
          <table:table-cell office:value-type="float" office:value="13.908644" calcext:value-type="float">
            <text:p>13.908644</text:p>
          </table:table-cell>
          <table:table-cell table:style-name="Default" table:number-columns-repeated="11"/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7" table:number-columns-spanned="3" table:number-rows-spanned="1"/>
          <table:covered-table-cell table:number-columns-repeated="2" table:style-name="ce18"/>
          <table:table-cell table:style-name="ce19" office:value-type="string" calcext:value-type="string">
            <text:p>Acc</text:p>
          </table:table-cell>
          <table:table-cell table:style-name="ce19" office:value-type="string" calcext:value-type="string">
            <text:p>map</text:p>
          </table:table-cell>
          <table:table-cell table:style-name="ce19" office:value-type="string" calcext:value-type="string">
            <text:p>Loss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UCE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04127" calcext:value-type="float">
            <text:p>0.504127</text:p>
          </table:table-cell>
          <table:table-cell office:value-type="float" office:value="0.293419" calcext:value-type="float">
            <text:p>0.293419</text:p>
          </table:table-cell>
          <table:table-cell office:value-type="float" office:value="14.297823" calcext:value-type="float">
            <text:p>14.297823</text:p>
          </table:table-cell>
          <table:table-cell office:value-type="float" office:value="0.14173" calcext:value-type="float">
            <text:p>0.14173</text:p>
          </table:table-cell>
          <table:table-cell office:value-type="float" office:value="0.034572" calcext:value-type="float">
            <text:p>0.034572</text:p>
          </table:table-cell>
          <table:table-cell office:value-type="float" office:value="0.037111" calcext:value-type="float">
            <text:p>0.037111</text:p>
          </table:table-cell>
          <table:table-cell office:value-type="float" office:value="0.676831" calcext:value-type="float">
            <text:p>0.676831</text:p>
          </table:table-cell>
          <table:table-cell office:value-type="float" office:value="0.163661" calcext:value-type="float">
            <text:p>0.163661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04814" calcext:value-type="float">
            <text:p>0.504814</text:p>
          </table:table-cell>
          <table:table-cell office:value-type="float" office:value="0.266404" calcext:value-type="float">
            <text:p>0.266404</text:p>
          </table:table-cell>
          <table:table-cell office:value-type="float" office:value="14.328087" calcext:value-type="float">
            <text:p>14.328087</text:p>
          </table:table-cell>
          <table:table-cell office:value-type="float" office:value="0.143661" calcext:value-type="float">
            <text:p>0.143661</text:p>
          </table:table-cell>
          <table:table-cell office:value-type="float" office:value="0.03409" calcext:value-type="float">
            <text:p>0.03409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0.680971" calcext:value-type="float">
            <text:p>0.680971</text:p>
          </table:table-cell>
          <table:table-cell office:value-type="float" office:value="0.163233" calcext:value-type="float">
            <text:p>0.163233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05502" calcext:value-type="float">
            <text:p>0.505502</text:p>
          </table:table-cell>
          <table:table-cell office:value-type="float" office:value="0.29705" calcext:value-type="float">
            <text:p>0.29705</text:p>
          </table:table-cell>
          <table:table-cell office:value-type="float" office:value="14.391678" calcext:value-type="float">
            <text:p>14.391678</text:p>
          </table:table-cell>
          <table:table-cell office:value-type="float" office:value="0.154274" calcext:value-type="float">
            <text:p>0.154274</text:p>
          </table:table-cell>
          <table:table-cell office:value-type="float" office:value="0.034842" calcext:value-type="float">
            <text:p>0.034842</text:p>
          </table:table-cell>
          <table:table-cell office:value-type="float" office:value="0.036978" calcext:value-type="float">
            <text:p>0.036978</text:p>
          </table:table-cell>
          <table:table-cell office:value-type="float" office:value="0.684694" calcext:value-type="float">
            <text:p>0.684694</text:p>
          </table:table-cell>
          <table:table-cell office:value-type="float" office:value="0.170741" calcext:value-type="float">
            <text:p>0.170741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08941" calcext:value-type="float">
            <text:p>0.508941</text:p>
          </table:table-cell>
          <table:table-cell office:value-type="float" office:value="0.292375" calcext:value-type="float">
            <text:p>0.292375</text:p>
          </table:table-cell>
          <table:table-cell office:value-type="float" office:value="14.340816" calcext:value-type="float">
            <text:p>14.340816</text:p>
          </table:table-cell>
          <table:table-cell office:value-type="float" office:value="0.146986" calcext:value-type="float">
            <text:p>0.146986</text:p>
          </table:table-cell>
          <table:table-cell office:value-type="float" office:value="0.034733" calcext:value-type="float">
            <text:p>0.034733</text:p>
          </table:table-cell>
          <table:table-cell office:value-type="float" office:value="0.037054" calcext:value-type="float">
            <text:p>0.037054</text:p>
          </table:table-cell>
          <table:table-cell office:value-type="float" office:value="0.678482" calcext:value-type="float">
            <text:p>0.678482</text:p>
          </table:table-cell>
          <table:table-cell office:value-type="float" office:value="0.17553" calcext:value-type="float">
            <text:p>0.17553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13067" calcext:value-type="float">
            <text:p>0.513067</text:p>
          </table:table-cell>
          <table:table-cell office:value-type="float" office:value="0.287043" calcext:value-type="float">
            <text:p>0.287043</text:p>
          </table:table-cell>
          <table:table-cell office:value-type="float" office:value="14.395832" calcext:value-type="float">
            <text:p>14.395832</text:p>
          </table:table-cell>
          <table:table-cell office:value-type="float" office:value="0.148255" calcext:value-type="float">
            <text:p>0.148255</text:p>
          </table:table-cell>
          <table:table-cell office:value-type="float" office:value="0.034852" calcext:value-type="float">
            <text:p>0.034852</text:p>
          </table:table-cell>
          <table:table-cell office:value-type="float" office:value="0.037619" calcext:value-type="float">
            <text:p>0.037619</text:p>
          </table:table-cell>
          <table:table-cell office:value-type="float" office:value="0.680068" calcext:value-type="float">
            <text:p>0.680068</text:p>
          </table:table-cell>
          <table:table-cell office:value-type="float" office:value="0.162701" calcext:value-type="float">
            <text:p>0.162701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06878" calcext:value-type="float">
            <text:p>0.506878</text:p>
          </table:table-cell>
          <table:table-cell table:style-name="ce8" office:value-type="float" office:value="0.289204" calcext:value-type="float">
            <text:p>0.289204</text:p>
          </table:table-cell>
          <table:table-cell office:value-type="float" office:value="14.358066" calcext:value-type="float">
            <text:p>14.358066</text:p>
          </table:table-cell>
          <table:table-cell office:value-type="float" office:value="0.15186" calcext:value-type="float">
            <text:p>0.15186</text:p>
          </table:table-cell>
          <table:table-cell office:value-type="float" office:value="0.035399" calcext:value-type="float">
            <text:p>0.035399</text:p>
          </table:table-cell>
          <table:table-cell office:value-type="float" office:value="0.038148" calcext:value-type="float">
            <text:p>0.038148</text:p>
          </table:table-cell>
          <table:table-cell office:value-type="float" office:value="0.681077" calcext:value-type="float">
            <text:p>0.681077</text:p>
          </table:table-cell>
          <table:table-cell office:value-type="float" office:value="0.173891" calcext:value-type="float">
            <text:p>0.173891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09629" calcext:value-type="float">
            <text:p>0.509629</text:p>
          </table:table-cell>
          <table:table-cell table:style-name="ce8" office:value-type="float" office:value="0.296758" calcext:value-type="float">
            <text:p>0.296758</text:p>
          </table:table-cell>
          <table:table-cell office:value-type="float" office:value="14.363557" calcext:value-type="float">
            <text:p>14.363557</text:p>
          </table:table-cell>
          <table:table-cell office:value-type="float" office:value="0.146659" calcext:value-type="float">
            <text:p>0.146659</text:p>
          </table:table-cell>
          <table:table-cell office:value-type="float" office:value="0.035299" calcext:value-type="float">
            <text:p>0.035299</text:p>
          </table:table-cell>
          <table:table-cell office:value-type="float" office:value="0.037775" calcext:value-type="float">
            <text:p>0.037775</text:p>
          </table:table-cell>
          <table:table-cell office:value-type="float" office:value="0.677885" calcext:value-type="float">
            <text:p>0.677885</text:p>
          </table:table-cell>
          <table:table-cell office:value-type="float" office:value="0.172989" calcext:value-type="float">
            <text:p>0.172989</text:p>
          </table:table-cell>
        </table:table-row>
        <table:table-row table:style-name="ro1">
          <table:table-cell/>
          <table:table-cell table:style-name="ce4" office:value-type="string" calcext:value-type="string">
            <text:p>Graph (D1, D2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10316" calcext:value-type="float">
            <text:p>0.510316</text:p>
          </table:table-cell>
          <table:table-cell table:style-name="ce8" office:value-type="float" office:value="0.29111" calcext:value-type="float">
            <text:p>0.29111</text:p>
          </table:table-cell>
          <table:table-cell office:value-type="float" office:value="14.375633" calcext:value-type="float">
            <text:p>14.375633</text:p>
          </table:table-cell>
          <table:table-cell office:value-type="float" office:value="0.156181" calcext:value-type="float">
            <text:p>0.156181</text:p>
          </table:table-cell>
          <table:table-cell office:value-type="float" office:value="0.036373" calcext:value-type="float">
            <text:p>0.036373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0.686384" calcext:value-type="float">
            <text:p>0.686384</text:p>
          </table:table-cell>
          <table:table-cell office:value-type="float" office:value="0.168556" calcext:value-type="float">
            <text:p>0.168556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08941" calcext:value-type="float">
            <text:p>0.508941</text:p>
          </table:table-cell>
          <table:table-cell office:value-type="float" office:value="0.285905" calcext:value-type="float">
            <text:p>0.285905</text:p>
          </table:table-cell>
          <table:table-cell office:value-type="float" office:value="13.770602" calcext:value-type="float">
            <text:p>13.770602</text:p>
          </table:table-cell>
          <table:table-cell office:value-type="float" office:value="0.177309" calcext:value-type="float">
            <text:p>0.177309</text:p>
          </table:table-cell>
          <table:table-cell office:value-type="float" office:value="0.039045" calcext:value-type="float">
            <text:p>0.039045</text:p>
          </table:table-cell>
          <table:table-cell office:value-type="float" office:value="0.039256" calcext:value-type="float">
            <text:p>0.039256</text:p>
          </table:table-cell>
          <table:table-cell office:value-type="float" office:value="0.710606" calcext:value-type="float">
            <text:p>0.710606</text:p>
          </table:table-cell>
          <table:table-cell office:value-type="float" office:value="0.181069" calcext:value-type="float">
            <text:p>0.181069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08941" calcext:value-type="float">
            <text:p>0.508941</text:p>
          </table:table-cell>
          <table:table-cell table:style-name="ce8" office:value-type="float" office:value="0.27144" calcext:value-type="float">
            <text:p>0.27144</text:p>
          </table:table-cell>
          <table:table-cell office:value-type="float" office:value="13.778674" calcext:value-type="float">
            <text:p>13.778674</text:p>
          </table:table-cell>
          <table:table-cell office:value-type="float" office:value="0.16379" calcext:value-type="float">
            <text:p>0.1637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0.037846" calcext:value-type="float">
            <text:p>0.037846</text:p>
          </table:table-cell>
          <table:table-cell office:value-type="float" office:value="0.709047" calcext:value-type="float">
            <text:p>0.709047</text:p>
          </table:table-cell>
          <table:table-cell office:value-type="float" office:value="0.1785" calcext:value-type="float">
            <text:p>0.1785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04127" calcext:value-type="float">
            <text:p>0.504127</text:p>
          </table:table-cell>
          <table:table-cell table:style-name="ce8" office:value-type="float" office:value="0.264941" calcext:value-type="float">
            <text:p>0.264941</text:p>
          </table:table-cell>
          <table:table-cell office:value-type="float" office:value="13.905442" calcext:value-type="float">
            <text:p>13.905442</text:p>
          </table:table-cell>
          <table:table-cell office:value-type="float" office:value="0.180086" calcext:value-type="float">
            <text:p>0.180086</text:p>
          </table:table-cell>
          <table:table-cell office:value-type="float" office:value="0.038837" calcext:value-type="float">
            <text:p>0.038837</text:p>
          </table:table-cell>
          <table:table-cell office:value-type="float" office:value="0.038868" calcext:value-type="float">
            <text:p>0.038868</text:p>
          </table:table-cell>
          <table:table-cell office:value-type="float" office:value="0.715548" calcext:value-type="float">
            <text:p>0.715548</text:p>
          </table:table-cell>
          <table:table-cell office:value-type="float" office:value="0.173876" calcext:value-type="float">
            <text:p>0.173876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07565" calcext:value-type="float">
            <text:p>0.507565</text:p>
          </table:table-cell>
          <table:table-cell table:style-name="ce8" office:value-type="float" office:value="0.270733" calcext:value-type="float">
            <text:p>0.270733</text:p>
          </table:table-cell>
          <table:table-cell office:value-type="float" office:value="13.833976" calcext:value-type="float">
            <text:p>13.833976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0.037339" calcext:value-type="float">
            <text:p>0.037339</text:p>
          </table:table-cell>
          <table:table-cell office:value-type="float" office:value="0.037268" calcext:value-type="float">
            <text:p>0.037268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161126" calcext:value-type="float">
            <text:p>0.161126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07565" calcext:value-type="float">
            <text:p>0.507565</text:p>
          </table:table-cell>
          <table:table-cell office:value-type="float" office:value="0.285444" calcext:value-type="float">
            <text:p>0.285444</text:p>
          </table:table-cell>
          <table:table-cell office:value-type="float" office:value="13.799593" calcext:value-type="float">
            <text:p>13.79959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0.038503" calcext:value-type="float">
            <text:p>0.038503</text:p>
          </table:table-cell>
          <table:table-cell office:value-type="float" office:value="0.70956" calcext:value-type="float">
            <text:p>0.70956</text:p>
          </table:table-cell>
          <table:table-cell office:value-type="float" office:value="0.173528" calcext:value-type="float">
            <text:p>0.173528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09629" calcext:value-type="float">
            <text:p>0.509629</text:p>
          </table:table-cell>
          <table:table-cell office:value-type="float" office:value="0.273068" calcext:value-type="float">
            <text:p>0.273068</text:p>
          </table:table-cell>
          <table:table-cell office:value-type="float" office:value="13.778442" calcext:value-type="float">
            <text:p>13.778442</text:p>
          </table:table-cell>
          <table:table-cell office:value-type="float" office:value="0.161711" calcext:value-type="float">
            <text:p>0.161711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.707336" calcext:value-type="float">
            <text:p>0.707336</text:p>
          </table:table-cell>
          <table:table-cell office:value-type="float" office:value="0.162625" calcext:value-type="float">
            <text:p>0.162625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15131" calcext:value-type="float">
            <text:p>0.515131</text:p>
          </table:table-cell>
          <table:table-cell office:value-type="float" office:value="0.27748" calcext:value-type="float">
            <text:p>0.27748</text:p>
          </table:table-cell>
          <table:table-cell office:value-type="float" office:value="13.740621" calcext:value-type="float">
            <text:p>13.740621</text:p>
          </table:table-cell>
          <table:table-cell office:value-type="float" office:value="0.161148" calcext:value-type="float">
            <text:p>0.161148</text:p>
          </table:table-cell>
          <table:table-cell office:value-type="float" office:value="0.036954" calcext:value-type="float">
            <text:p>0.036954</text:p>
          </table:table-cell>
          <table:table-cell office:value-type="float" office:value="0.037611" calcext:value-type="float">
            <text:p>0.037611</text:p>
          </table:table-cell>
          <table:table-cell office:value-type="float" office:value="0.704149" calcext:value-type="float">
            <text:p>0.704149</text:p>
          </table:table-cell>
          <table:table-cell office:value-type="float" office:value="0.157362" calcext:value-type="float">
            <text:p>0.157362</text:p>
          </table:table-cell>
        </table:table-row>
        <table:table-row table:style-name="ro1">
          <table:table-cell/>
          <table:table-cell office:value-type="string" calcext:value-type="string">
            <text:p>Graph (D1, D2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13067" calcext:value-type="float">
            <text:p>0.513067</text:p>
          </table:table-cell>
          <table:table-cell office:value-type="float" office:value="0.287339" calcext:value-type="float">
            <text:p>0.287339</text:p>
          </table:table-cell>
          <table:table-cell office:value-type="float" office:value="13.724162" calcext:value-type="float">
            <text:p>13.724162</text:p>
          </table:table-cell>
          <table:table-cell office:value-type="float" office:value="0.164454" calcext:value-type="float">
            <text:p>0.164454</text:p>
          </table:table-cell>
          <table:table-cell office:value-type="float" office:value="0.037611" calcext:value-type="float">
            <text:p>0.037611</text:p>
          </table:table-cell>
          <table:table-cell office:value-type="float" office:value="0.037064" calcext:value-type="float">
            <text:p>0.037064</text:p>
          </table:table-cell>
          <table:table-cell office:value-type="float" office:value="0.702987" calcext:value-type="float">
            <text:p>0.702987</text:p>
          </table:table-cell>
          <table:table-cell office:value-type="float" office:value="0.159449" calcext:value-type="float">
            <text:p>0.159449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31637" calcext:value-type="float">
            <text:p>0.531637</text:p>
          </table:table-cell>
          <table:table-cell office:value-type="float" office:value="0.253122" calcext:value-type="float">
            <text:p>0.253122</text:p>
          </table:table-cell>
          <table:table-cell office:value-type="float" office:value="14.211782" calcext:value-type="float">
            <text:p>14.211782</text:p>
          </table:table-cell>
          <table:table-cell office:value-type="float" office:value="0.168357" calcext:value-type="float">
            <text:p>0.168357</text:p>
          </table:table-cell>
          <table:table-cell office:value-type="float" office:value="0.03379" calcext:value-type="float">
            <text:p>0.03379</text:p>
          </table:table-cell>
          <table:table-cell office:value-type="float" office:value="0.035929" calcext:value-type="float">
            <text:p>0.035929</text:p>
          </table:table-cell>
          <table:table-cell office:value-type="float" office:value="0.674924" calcext:value-type="float">
            <text:p>0.674924</text:p>
          </table:table-cell>
          <table:table-cell office:value-type="float" office:value="0.189453" calcext:value-type="float">
            <text:p>0.189453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0619" calcext:value-type="float">
            <text:p>0.50619</text:p>
          </table:table-cell>
          <table:table-cell office:value-type="float" office:value="0.249304" calcext:value-type="float">
            <text:p>0.249304</text:p>
          </table:table-cell>
          <table:table-cell office:value-type="float" office:value="14.287474" calcext:value-type="float">
            <text:p>14.287474</text:p>
          </table:table-cell>
          <table:table-cell office:value-type="float" office:value="0.156245" calcext:value-type="float">
            <text:p>0.156245</text:p>
          </table:table-cell>
          <table:table-cell office:value-type="float" office:value="0.034187" calcext:value-type="float">
            <text:p>0.034187</text:p>
          </table:table-cell>
          <table:table-cell office:value-type="float" office:value="0.036505" calcext:value-type="float">
            <text:p>0.036505</text:p>
          </table:table-cell>
          <table:table-cell office:value-type="float" office:value="0.681806" calcext:value-type="float">
            <text:p>0.681806</text:p>
          </table:table-cell>
          <table:table-cell office:value-type="float" office:value="0.175354" calcext:value-type="float">
            <text:p>0.175354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17194" calcext:value-type="float">
            <text:p>0.517194</text:p>
          </table:table-cell>
          <table:table-cell office:value-type="float" office:value="0.250368" calcext:value-type="float">
            <text:p>0.250368</text:p>
          </table:table-cell>
          <table:table-cell office:value-type="float" office:value="14.266904" calcext:value-type="float">
            <text:p>14.266904</text:p>
          </table:table-cell>
          <table:table-cell office:value-type="float" office:value="0.162939" calcext:value-type="float">
            <text:p>0.162939</text:p>
          </table:table-cell>
          <table:table-cell office:value-type="float" office:value="0.034618" calcext:value-type="float">
            <text:p>0.034618</text:p>
          </table:table-cell>
          <table:table-cell office:value-type="float" office:value="0.037095" calcext:value-type="float">
            <text:p>0.037095</text:p>
          </table:table-cell>
          <table:table-cell office:value-type="float" office:value="0.683004" calcext:value-type="float">
            <text:p>0.683004</text:p>
          </table:table-cell>
          <table:table-cell office:value-type="float" office:value="0.17049" calcext:value-type="float">
            <text:p>0.17049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15131" calcext:value-type="float">
            <text:p>0.515131</text:p>
          </table:table-cell>
          <table:table-cell office:value-type="float" office:value="0.251433" calcext:value-type="float">
            <text:p>0.251433</text:p>
          </table:table-cell>
          <table:table-cell office:value-type="float" office:value="14.222397" calcext:value-type="float">
            <text:p>14.222397</text:p>
          </table:table-cell>
          <table:table-cell office:value-type="float" office:value="0.162986" calcext:value-type="float">
            <text:p>0.162986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036608" calcext:value-type="float">
            <text:p>0.036608</text:p>
          </table:table-cell>
          <table:table-cell office:value-type="float" office:value="0.681508" calcext:value-type="float">
            <text:p>0.681508</text:p>
          </table:table-cell>
          <table:table-cell office:value-type="float" office:value="0.176692" calcext:value-type="float">
            <text:p>0.176692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15818" calcext:value-type="float">
            <text:p>0.515818</text:p>
          </table:table-cell>
          <table:table-cell office:value-type="float" office:value="0.253306" calcext:value-type="float">
            <text:p>0.253306</text:p>
          </table:table-cell>
          <table:table-cell office:value-type="float" office:value="14.248951" calcext:value-type="float">
            <text:p>14.248951</text:p>
          </table:table-cell>
          <table:table-cell office:value-type="float" office:value="0.161937" calcext:value-type="float">
            <text:p>0.161937</text:p>
          </table:table-cell>
          <table:table-cell office:value-type="float" office:value="0.035119" calcext:value-type="float">
            <text:p>0.035119</text:p>
          </table:table-cell>
          <table:table-cell office:value-type="float" office:value="0.037531" calcext:value-type="float">
            <text:p>0.037531</text:p>
          </table:table-cell>
          <table:table-cell office:value-type="float" office:value="0.679808" calcext:value-type="float">
            <text:p>0.679808</text:p>
          </table:table-cell>
          <table:table-cell office:value-type="float" office:value="0.172315" calcext:value-type="float">
            <text:p>0.172315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33012" calcext:value-type="float">
            <text:p>0.533012</text:p>
          </table:table-cell>
          <table:table-cell office:value-type="float" office:value="0.252284" calcext:value-type="float">
            <text:p>0.252284</text:p>
          </table:table-cell>
          <table:table-cell office:value-type="float" office:value="14.201315" calcext:value-type="float">
            <text:p>14.201315</text:p>
          </table:table-cell>
          <table:table-cell office:value-type="float" office:value="0.162717" calcext:value-type="float">
            <text:p>0.162717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37069" calcext:value-type="float">
            <text:p>0.037069</text:p>
          </table:table-cell>
          <table:table-cell office:value-type="float" office:value="0.675408" calcext:value-type="float">
            <text:p>0.675408</text:p>
          </table:table-cell>
          <table:table-cell office:value-type="float" office:value="0.176037" calcext:value-type="float">
            <text:p>0.176037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05502" calcext:value-type="float">
            <text:p>0.505502</text:p>
          </table:table-cell>
          <table:table-cell office:value-type="float" office:value="0.244997" calcext:value-type="float">
            <text:p>0.244997</text:p>
          </table:table-cell>
          <table:table-cell office:value-type="float" office:value="14.28661" calcext:value-type="float">
            <text:p>14.28661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0.037481" calcext:value-type="float">
            <text:p>0.037481</text:p>
          </table:table-cell>
          <table:table-cell office:value-type="float" office:value="0.685645" calcext:value-type="float">
            <text:p>0.685645</text:p>
          </table:table-cell>
          <table:table-cell office:value-type="float" office:value="0.179492" calcext:value-type="float">
            <text:p>0.179492</text:p>
          </table:table-cell>
        </table:table-row>
        <table:table-row table:style-name="ro1">
          <table:table-cell/>
          <table:table-cell office:value-type="string" calcext:value-type="string">
            <text:p>Graph (D1, D2), CBS (G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16506" calcext:value-type="float">
            <text:p>0.516506</text:p>
          </table:table-cell>
          <table:table-cell office:value-type="float" office:value="0.255368" calcext:value-type="float">
            <text:p>0.255368</text:p>
          </table:table-cell>
          <table:table-cell office:value-type="float" office:value="14.211321" calcext:value-type="float">
            <text:p>14.211321</text:p>
          </table:table-cell>
          <table:table-cell office:value-type="float" office:value="0.158166" calcext:value-type="float">
            <text:p>0.158166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036511" calcext:value-type="float">
            <text:p>0.036511</text:p>
          </table:table-cell>
          <table:table-cell office:value-type="float" office:value="0.679917" calcext:value-type="float">
            <text:p>0.679917</text:p>
          </table:table-cell>
          <table:table-cell office:value-type="float" office:value="0.174849" calcext:value-type="float">
            <text:p>0.174849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office:value-type="float" office:value="0.519257" calcext:value-type="float">
            <text:p>0.519257</text:p>
          </table:table-cell>
          <table:table-cell office:value-type="float" office:value="0.28358" calcext:value-type="float">
            <text:p>0.28358</text:p>
          </table:table-cell>
          <table:table-cell office:value-type="float" office:value="14.245715" calcext:value-type="float">
            <text:p>14.245715</text:p>
          </table:table-cell>
          <table:table-cell office:value-type="float" office:value="0.181233" calcext:value-type="float">
            <text:p>0.181233</text:p>
          </table:table-cell>
          <table:table-cell office:value-type="float" office:value="0.035608" calcext:value-type="float">
            <text:p>0.035608</text:p>
          </table:table-cell>
          <table:table-cell office:value-type="float" office:value="0.03924" calcext:value-type="float">
            <text:p>0.03924</text:p>
          </table:table-cell>
          <table:table-cell office:value-type="float" office:value="0.684617" calcext:value-type="float">
            <text:p>0.684617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office:value-type="float" office:value="0.522008" calcext:value-type="float">
            <text:p>0.522008</text:p>
          </table:table-cell>
          <table:table-cell office:value-type="float" office:value="0.287501" calcext:value-type="float">
            <text:p>0.287501</text:p>
          </table:table-cell>
          <table:table-cell office:value-type="float" office:value="14.118234" calcext:value-type="float">
            <text:p>14.118234</text:p>
          </table:table-cell>
          <table:table-cell office:value-type="float" office:value="0.167521" calcext:value-type="float">
            <text:p>0.167521</text:p>
          </table:table-cell>
          <table:table-cell office:value-type="float" office:value="0.034444" calcext:value-type="float">
            <text:p>0.034444</text:p>
          </table:table-cell>
          <table:table-cell office:value-type="float" office:value="0.036646" calcext:value-type="float">
            <text:p>0.036646</text:p>
          </table:table-cell>
          <table:table-cell office:value-type="float" office:value="0.676257" calcext:value-type="float">
            <text:p>0.676257</text:p>
          </table:table-cell>
          <table:table-cell office:value-type="float" office:value="0.193005" calcext:value-type="float">
            <text:p>0.193005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office:value-type="float" office:value="0.524759" calcext:value-type="float">
            <text:p>0.524759</text:p>
          </table:table-cell>
          <table:table-cell office:value-type="float" office:value="0.294111" calcext:value-type="float">
            <text:p>0.294111</text:p>
          </table:table-cell>
          <table:table-cell office:value-type="float" office:value="14.246158" calcext:value-type="float">
            <text:p>14.246158</text:p>
          </table:table-cell>
          <table:table-cell office:value-type="float" office:value="0.186745" calcext:value-type="float">
            <text:p>0.186745</text:p>
          </table:table-cell>
          <table:table-cell office:value-type="float" office:value="0.036151" calcext:value-type="float">
            <text:p>0.036151</text:p>
          </table:table-cell>
          <table:table-cell office:value-type="float" office:value="0.037541" calcext:value-type="float">
            <text:p>0.037541</text:p>
          </table:table-cell>
          <table:table-cell office:value-type="float" office:value="0.687819" calcext:value-type="float">
            <text:p>0.687819</text:p>
          </table:table-cell>
          <table:table-cell office:value-type="float" office:value="0.197822" calcext:value-type="float">
            <text:p>0.197822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office:value-type="float" office:value="0.519257" calcext:value-type="float">
            <text:p>0.519257</text:p>
          </table:table-cell>
          <table:table-cell office:value-type="float" office:value="0.280941" calcext:value-type="float">
            <text:p>0.280941</text:p>
          </table:table-cell>
          <table:table-cell office:value-type="float" office:value="14.237481" calcext:value-type="float">
            <text:p>14.237481</text:p>
          </table:table-cell>
          <table:table-cell office:value-type="float" office:value="0.174049" calcext:value-type="float">
            <text:p>0.174049</text:p>
          </table:table-cell>
          <table:table-cell office:value-type="float" office:value="0.035187" calcext:value-type="float">
            <text:p>0.035187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0.68003" calcext:value-type="float">
            <text:p>0.68003</text:p>
          </table:table-cell>
          <table:table-cell office:value-type="float" office:value="0.190823" calcext:value-type="float">
            <text:p>0.190823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office:value-type="float" office:value="0.522008" calcext:value-type="float">
            <text:p>0.522008</text:p>
          </table:table-cell>
          <table:table-cell office:value-type="float" office:value="0.276863" calcext:value-type="float">
            <text:p>0.276863</text:p>
          </table:table-cell>
          <table:table-cell office:value-type="float" office:value="14.228299" calcext:value-type="float">
            <text:p>14.228299</text:p>
          </table:table-cell>
          <table:table-cell office:value-type="float" office:value="0.185009" calcext:value-type="float">
            <text:p>0.185009</text:p>
          </table:table-cell>
          <table:table-cell office:value-type="float" office:value="0.035895" calcext:value-type="float">
            <text:p>0.035895</text:p>
          </table:table-cell>
          <table:table-cell office:value-type="float" office:value="0.038007" calcext:value-type="float">
            <text:p>0.038007</text:p>
          </table:table-cell>
          <table:table-cell office:value-type="float" office:value="0.686888" calcext:value-type="float">
            <text:p>0.686888</text:p>
          </table:table-cell>
          <table:table-cell office:value-type="float" office:value="0.191899" calcext:value-type="float">
            <text:p>0.191899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office:value-type="float" office:value="0.519257" calcext:value-type="float">
            <text:p>0.519257</text:p>
          </table:table-cell>
          <table:table-cell office:value-type="float" office:value="0.287434" calcext:value-type="float">
            <text:p>0.287434</text:p>
          </table:table-cell>
          <table:table-cell office:value-type="float" office:value="14.2904" calcext:value-type="float">
            <text:p>14.2904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035341" calcext:value-type="float">
            <text:p>0.035341</text:p>
          </table:table-cell>
          <table:table-cell office:value-type="float" office:value="0.038543" calcext:value-type="float">
            <text:p>0.038543</text:p>
          </table:table-cell>
          <table:table-cell office:value-type="float" office:value="0.681932" calcext:value-type="float">
            <text:p>0.681932</text:p>
          </table:table-cell>
          <table:table-cell office:value-type="float" office:value="0.19471" calcext:value-type="float">
            <text:p>0.19471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office:value-type="float" office:value="0.523384" calcext:value-type="float">
            <text:p>0.523384</text:p>
          </table:table-cell>
          <table:table-cell office:value-type="float" office:value="0.262216" calcext:value-type="float">
            <text:p>0.262216</text:p>
          </table:table-cell>
          <table:table-cell office:value-type="float" office:value="14.183706" calcext:value-type="float">
            <text:p>14.183706</text:p>
          </table:table-cell>
          <table:table-cell office:value-type="float" office:value="0.175779" calcext:value-type="float">
            <text:p>0.175779</text:p>
          </table:table-cell>
          <table:table-cell office:value-type="float" office:value="0.035218" calcext:value-type="float">
            <text:p>0.035218</text:p>
          </table:table-cell>
          <table:table-cell office:value-type="float" office:value="0.038452" calcext:value-type="float">
            <text:p>0.038452</text:p>
          </table:table-cell>
          <table:table-cell office:value-type="float" office:value="0.680873" calcext:value-type="float">
            <text:p>0.680873</text:p>
          </table:table-cell>
          <table:table-cell office:value-type="float" office:value="0.181171" calcext:value-type="float">
            <text:p>0.181171</text:p>
          </table:table-cell>
        </table:table-row>
        <table:table-row table:style-name="ro1">
          <table:table-cell/>
          <table:table-cell office:value-type="string" calcext:value-type="string">
            <text:p>Graph (D1, D2), CBS (L)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office:value-type="float" office:value="0.520633" calcext:value-type="float">
            <text:p>0.520633</text:p>
          </table:table-cell>
          <table:table-cell office:value-type="float" office:value="0.291324" calcext:value-type="float">
            <text:p>0.291324</text:p>
          </table:table-cell>
          <table:table-cell office:value-type="float" office:value="14.29857" calcext:value-type="float">
            <text:p>14.29857</text:p>
          </table:table-cell>
          <table:table-cell office:value-type="float" office:value="0.183766" calcext:value-type="float">
            <text:p>0.183766</text:p>
          </table:table-cell>
          <table:table-cell office:value-type="float" office:value="0.036629" calcext:value-type="float">
            <text:p>0.036629</text:p>
          </table:table-cell>
          <table:table-cell office:value-type="float" office:value="0.039872" calcext:value-type="float">
            <text:p>0.039872</text:p>
          </table:table-cell>
          <table:table-cell office:value-type="float" office:value="0.685506" calcext:value-type="float">
            <text:p>0.685506</text:p>
          </table:table-cell>
          <table:table-cell office:value-type="float" office:value="0.192706" calcext:value-type="float">
            <text:p>0.192706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table:style-name="ce8" office:value-type="float" office:value="0.517882" calcext:value-type="float">
            <text:p>0.517882</text:p>
          </table:table-cell>
          <table:table-cell table:style-name="ce8" office:value-type="float" office:value="0.235454" calcext:value-type="float">
            <text:p>0.235454</text:p>
          </table:table-cell>
          <table:table-cell office:value-type="float" office:value="13.814121" calcext:value-type="float">
            <text:p>13.814121</text:p>
          </table:table-cell>
          <table:table-cell office:value-type="float" office:value="0.174209" calcext:value-type="float">
            <text:p>0.174209</text:p>
          </table:table-cell>
          <table:table-cell office:value-type="float" office:value="0.038781" calcext:value-type="float">
            <text:p>0.038781</text:p>
          </table:table-cell>
          <table:table-cell office:value-type="float" office:value="0.038333" calcext:value-type="float">
            <text:p>0.038333</text:p>
          </table:table-cell>
          <table:table-cell office:value-type="float" office:value="0.707373" calcext:value-type="float">
            <text:p>0.707373</text:p>
          </table:table-cell>
          <table:table-cell office:value-type="float" office:value="0.173741" calcext:value-type="float">
            <text:p>0.173741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13067" calcext:value-type="float">
            <text:p>0.513067</text:p>
          </table:table-cell>
          <table:table-cell table:style-name="ce8" office:value-type="float" office:value="0.236657" calcext:value-type="float">
            <text:p>0.236657</text:p>
          </table:table-cell>
          <table:table-cell office:value-type="float" office:value="13.856623" calcext:value-type="float">
            <text:p>13.856623</text:p>
          </table:table-cell>
          <table:table-cell office:value-type="float" office:value="0.175003" calcext:value-type="float">
            <text:p>0.175003</text:p>
          </table:table-cell>
          <table:table-cell office:value-type="float" office:value="0.03867" calcext:value-type="float">
            <text:p>0.03867</text:p>
          </table:table-cell>
          <table:table-cell office:value-type="float" office:value="0.038783" calcext:value-type="float">
            <text:p>0.038783</text:p>
          </table:table-cell>
          <table:table-cell office:value-type="float" office:value="0.710584" calcext:value-type="float">
            <text:p>0.710584</text:p>
          </table:table-cell>
          <table:table-cell office:value-type="float" office:value="0.175134" calcext:value-type="float">
            <text:p>0.175134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18569" calcext:value-type="float">
            <text:p>0.518569</text:p>
          </table:table-cell>
          <table:table-cell table:style-name="ce8" office:value-type="float" office:value="0.239658" calcext:value-type="float">
            <text:p>0.239658</text:p>
          </table:table-cell>
          <table:table-cell office:value-type="float" office:value="13.799802" calcext:value-type="float">
            <text:p>13.799802</text:p>
          </table:table-cell>
          <table:table-cell office:value-type="float" office:value="0.163063" calcext:value-type="float">
            <text:p>0.163063</text:p>
          </table:table-cell>
          <table:table-cell office:value-type="float" office:value="0.036811" calcext:value-type="float">
            <text:p>0.036811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702615" calcext:value-type="float">
            <text:p>0.702615</text:p>
          </table:table-cell>
          <table:table-cell office:value-type="float" office:value="0.163057" calcext:value-type="float">
            <text:p>0.163057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132" calcext:value-type="float">
            <text:p>0.52132</text:p>
          </table:table-cell>
          <table:table-cell table:style-name="ce8" office:value-type="float" office:value="0.250236" calcext:value-type="float">
            <text:p>0.250236</text:p>
          </table:table-cell>
          <table:table-cell office:value-type="float" office:value="13.863927" calcext:value-type="float">
            <text:p>13.863927</text:p>
          </table:table-cell>
          <table:table-cell office:value-type="float" office:value="0.167307" calcext:value-type="float">
            <text:p>0.167307</text:p>
          </table:table-cell>
          <table:table-cell office:value-type="float" office:value="0.037617" calcext:value-type="float">
            <text:p>0.037617</text:p>
          </table:table-cell>
          <table:table-cell office:value-type="float" office:value="0.037306" calcext:value-type="float">
            <text:p>0.037306</text:p>
          </table:table-cell>
          <table:table-cell office:value-type="float" office:value="0.705385" calcext:value-type="float">
            <text:p>0.705385</text:p>
          </table:table-cell>
          <table:table-cell office:value-type="float" office:value="0.172253" calcext:value-type="float">
            <text:p>0.172253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table:style-name="ce8" office:value-type="float" office:value="0.518569" calcext:value-type="float">
            <text:p>0.518569</text:p>
          </table:table-cell>
          <table:table-cell table:style-name="ce8" office:value-type="float" office:value="0.246091" calcext:value-type="float">
            <text:p>0.246091</text:p>
          </table:table-cell>
          <table:table-cell office:value-type="float" office:value="13.71598" calcext:value-type="float">
            <text:p>13.71598</text:p>
          </table:table-cell>
          <table:table-cell office:value-type="float" office:value="0.171052" calcext:value-type="float">
            <text:p>0.171052</text:p>
          </table:table-cell>
          <table:table-cell office:value-type="float" office:value="0.037963" calcext:value-type="float">
            <text:p>0.037963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0.704642" calcext:value-type="float">
            <text:p>0.704642</text:p>
          </table:table-cell>
          <table:table-cell office:value-type="float" office:value="0.170243" calcext:value-type="float">
            <text:p>0.170243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19257" calcext:value-type="float">
            <text:p>0.519257</text:p>
          </table:table-cell>
          <table:table-cell table:style-name="ce8" office:value-type="float" office:value="0.236168" calcext:value-type="float">
            <text:p>0.236168</text:p>
          </table:table-cell>
          <table:table-cell office:value-type="float" office:value="13.838735" calcext:value-type="float">
            <text:p>13.838735</text:p>
          </table:table-cell>
          <table:table-cell office:value-type="float" office:value="0.157383" calcext:value-type="float">
            <text:p>0.157383</text:p>
          </table:table-cell>
          <table:table-cell office:value-type="float" office:value="0.037346" calcext:value-type="float">
            <text:p>0.037346</text:p>
          </table:table-cell>
          <table:table-cell office:value-type="float" office:value="0.038565" calcext:value-type="float">
            <text:p>0.038565</text:p>
          </table:table-cell>
          <table:table-cell office:value-type="float" office:value="0.706889" calcext:value-type="float">
            <text:p>0.706889</text:p>
          </table:table-cell>
          <table:table-cell office:value-type="float" office:value="0.164679" calcext:value-type="float">
            <text:p>0.164679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13067" calcext:value-type="float">
            <text:p>0.513067</text:p>
          </table:table-cell>
          <table:table-cell table:style-name="ce8" office:value-type="float" office:value="0.234418" calcext:value-type="float">
            <text:p>0.234418</text:p>
          </table:table-cell>
          <table:table-cell office:value-type="float" office:value="13.838328" calcext:value-type="float">
            <text:p>13.838328</text:p>
          </table:table-cell>
          <table:table-cell office:value-type="float" office:value="0.162946" calcext:value-type="float">
            <text:p>0.162946</text:p>
          </table:table-cell>
          <table:table-cell office:value-type="float" office:value="0.038563" calcext:value-type="float">
            <text:p>0.038563</text:p>
          </table:table-cell>
          <table:table-cell office:value-type="float" office:value="0.037382" calcext:value-type="float">
            <text:p>0.037382</text:p>
          </table:table-cell>
          <table:table-cell office:value-type="float" office:value="0.708596" calcext:value-type="float">
            <text:p>0.708596</text:p>
          </table:table-cell>
          <table:table-cell office:value-type="float" office:value="0.175593" calcext:value-type="float">
            <text:p>0.175593</text:p>
          </table:table-cell>
        </table:table-row>
        <table:table-row table:style-name="ro1">
          <table:table-cell/>
          <table:table-cell table:style-name="ce5" office:value-type="string" calcext:value-type="string">
            <text:p>Graph (D1, D2), CBS (G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16506" calcext:value-type="float">
            <text:p>0.516506</text:p>
          </table:table-cell>
          <table:table-cell table:style-name="ce8" office:value-type="float" office:value="0.233889" calcext:value-type="float">
            <text:p>0.233889</text:p>
          </table:table-cell>
          <table:table-cell office:value-type="float" office:value="13.856364" calcext:value-type="float">
            <text:p>13.856364</text:p>
          </table:table-cell>
          <table:table-cell office:value-type="float" office:value="0.165526" calcext:value-type="float">
            <text:p>0.165526</text:p>
          </table:table-cell>
          <table:table-cell office:value-type="float" office:value="0.038191" calcext:value-type="float">
            <text:p>0.038191</text:p>
          </table:table-cell>
          <table:table-cell office:value-type="float" office:value="0.038035" calcext:value-type="float">
            <text:p>0.038035</text:p>
          </table:table-cell>
          <table:table-cell office:value-type="float" office:value="0.710043" calcext:value-type="float">
            <text:p>0.710043</text:p>
          </table:table-cell>
          <table:table-cell office:value-type="float" office:value="0.174661" calcext:value-type="float">
            <text:p>0.174661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Base</text:p>
          </table:table-cell>
          <table:table-cell table:style-name="ce8" office:value-type="float" office:value="0.525447" calcext:value-type="float">
            <text:p>0.525447</text:p>
          </table:table-cell>
          <table:table-cell table:style-name="ce8" office:value-type="float" office:value="0.281541" calcext:value-type="float">
            <text:p>0.281541</text:p>
          </table:table-cell>
          <table:table-cell office:value-type="float" office:value="13.708086" calcext:value-type="float">
            <text:p>13.708086</text:p>
          </table:table-cell>
          <table:table-cell office:value-type="float" office:value="0.16391" calcext:value-type="float">
            <text:p>0.16391</text:p>
          </table:table-cell>
          <table:table-cell office:value-type="float" office:value="0.036787" calcext:value-type="float">
            <text:p>0.036787</text:p>
          </table:table-cell>
          <table:table-cell office:value-type="float" office:value="0.038032" calcext:value-type="float">
            <text:p>0.038032</text:p>
          </table:table-cell>
          <table:table-cell office:value-type="float" office:value="0.702632" calcext:value-type="float">
            <text:p>0.702632</text:p>
          </table:table-cell>
          <table:table-cell office:value-type="float" office:value="0.168582" calcext:value-type="float">
            <text:p>0.168582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28886" calcext:value-type="float">
            <text:p>0.528886</text:p>
          </table:table-cell>
          <table:table-cell table:style-name="ce8" office:value-type="float" office:value="0.28344" calcext:value-type="float">
            <text:p>0.28344</text:p>
          </table:table-cell>
          <table:table-cell office:value-type="float" office:value="13.760054" calcext:value-type="float">
            <text:p>13.760054</text:p>
          </table:table-cell>
          <table:table-cell office:value-type="float" office:value="0.165547" calcext:value-type="float">
            <text:p>0.165547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706716" calcext:value-type="float">
            <text:p>0.706716</text:p>
          </table:table-cell>
          <table:table-cell office:value-type="float" office:value="0.164741" calcext:value-type="float">
            <text:p>0.164741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28198" calcext:value-type="float">
            <text:p>0.528198</text:p>
          </table:table-cell>
          <table:table-cell table:style-name="ce8" office:value-type="float" office:value="0.27877" calcext:value-type="float">
            <text:p>0.27877</text:p>
          </table:table-cell>
          <table:table-cell office:value-type="float" office:value="13.854242" calcext:value-type="float">
            <text:p>13.854242</text:p>
          </table:table-cell>
          <table:table-cell office:value-type="float" office:value="0.165511" calcext:value-type="float">
            <text:p>0.165511</text:p>
          </table:table-cell>
          <table:table-cell office:value-type="float" office:value="0.038001" calcext:value-type="float">
            <text:p>0.038001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0.712745" calcext:value-type="float">
            <text:p>0.712745</text:p>
          </table:table-cell>
          <table:table-cell office:value-type="float" office:value="0.176686" calcext:value-type="float">
            <text:p>0.176686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8886" calcext:value-type="float">
            <text:p>0.528886</text:p>
          </table:table-cell>
          <table:table-cell table:style-name="ce8" office:value-type="float" office:value="0.285092" calcext:value-type="float">
            <text:p>0.285092</text:p>
          </table:table-cell>
          <table:table-cell office:value-type="float" office:value="13.70926" calcext:value-type="float">
            <text:p>13.70926</text:p>
          </table:table-cell>
          <table:table-cell office:value-type="float" office:value="0.171027" calcext:value-type="float">
            <text:p>0.171027</text:p>
          </table:table-cell>
          <table:table-cell office:value-type="float" office:value="0.037204" calcext:value-type="float">
            <text:p>0.037204</text:p>
          </table:table-cell>
          <table:table-cell office:value-type="float" office:value="0.038358" calcext:value-type="float">
            <text:p>0.038358</text:p>
          </table:table-cell>
          <table:table-cell office:value-type="float" office:value="0.704344" calcext:value-type="float">
            <text:p>0.704344</text:p>
          </table:table-cell>
          <table:table-cell office:value-type="float" office:value="0.160877" calcext:value-type="float">
            <text:p>0.160877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None</text:p>
          </table:table-cell>
          <table:table-cell table:style-name="ce8" office:value-type="float" office:value="0.528198" calcext:value-type="float">
            <text:p>0.528198</text:p>
          </table:table-cell>
          <table:table-cell table:style-name="ce8" office:value-type="float" office:value="0.279758" calcext:value-type="float">
            <text:p>0.279758</text:p>
          </table:table-cell>
          <table:table-cell office:value-type="float" office:value="13.810468" calcext:value-type="float">
            <text:p>13.810468</text:p>
          </table:table-cell>
          <table:table-cell office:value-type="float" office:value="0.171147" calcext:value-type="float">
            <text:p>0.171147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0.037834" calcext:value-type="float">
            <text:p>0.037834</text:p>
          </table:table-cell>
          <table:table-cell office:value-type="float" office:value="0.710925" calcext:value-type="float">
            <text:p>0.710925</text:p>
          </table:table-cell>
          <table:table-cell office:value-type="float" office:value="0.170019" calcext:value-type="float">
            <text:p>0.170019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</text:p>
          </table:table-cell>
          <table:table-cell table:style-name="ce8" office:value-type="float" office:value="0.530949" calcext:value-type="float">
            <text:p>0.530949</text:p>
          </table:table-cell>
          <table:table-cell table:style-name="ce8" office:value-type="float" office:value="0.285232" calcext:value-type="float">
            <text:p>0.285232</text:p>
          </table:table-cell>
          <table:table-cell office:value-type="float" office:value="13.786446" calcext:value-type="float">
            <text:p>13.786446</text:p>
          </table:table-cell>
          <table:table-cell office:value-type="float" office:value="0.172419" calcext:value-type="float">
            <text:p>0.172419</text:p>
          </table:table-cell>
          <table:table-cell office:value-type="float" office:value="0.038816" calcext:value-type="float">
            <text:p>0.038816</text:p>
          </table:table-cell>
          <table:table-cell office:value-type="float" office:value="0.037774" calcext:value-type="float">
            <text:p>0.037774</text:p>
          </table:table-cell>
          <table:table-cell office:value-type="float" office:value="0.707688" calcext:value-type="float">
            <text:p>0.707688</text:p>
          </table:table-cell>
          <table:table-cell office:value-type="float" office:value="0.168426" calcext:value-type="float">
            <text:p>0.168426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CBS</text:p>
          </table:table-cell>
          <table:table-cell table:style-name="ce8" office:value-type="float" office:value="0.531637" calcext:value-type="float">
            <text:p>0.531637</text:p>
          </table:table-cell>
          <table:table-cell table:style-name="ce8" office:value-type="float" office:value="0.283314" calcext:value-type="float">
            <text:p>0.283314</text:p>
          </table:table-cell>
          <table:table-cell office:value-type="float" office:value="13.778488" calcext:value-type="float">
            <text:p>13.778488</text:p>
          </table:table-cell>
          <table:table-cell office:value-type="float" office:value="0.159976" calcext:value-type="float">
            <text:p>0.159976</text:p>
          </table:table-cell>
          <table:table-cell office:value-type="float" office:value="0.038078" calcext:value-type="float">
            <text:p>0.038078</text:p>
          </table:table-cell>
          <table:table-cell office:value-type="float" office:value="0.038599" calcext:value-type="float">
            <text:p>0.038599</text:p>
          </table:table-cell>
          <table:table-cell office:value-type="float" office:value="0.705678" calcext:value-type="float">
            <text:p>0.705678</text:p>
          </table:table-cell>
          <table:table-cell office:value-type="float" office:value="0.166279" calcext:value-type="float">
            <text:p>0.166279</text:p>
          </table:table-cell>
        </table:table-row>
        <table:table-row table:style-name="ro1">
          <table:table-cell/>
          <table:table-cell office:value-type="string" calcext:value-type="string">
            <text:p>Graph (D1, D2), CBS (L), ts</text:p>
          </table:table-cell>
          <table:table-cell office:value-type="string" calcext:value-type="string">
            <text:p>ResNet (class 9 + 2)</text:p>
          </table:table-cell>
          <table:table-cell office:value-type="string" calcext:value-type="string">
            <text:p>TS, CBS</text:p>
          </table:table-cell>
          <table:table-cell table:style-name="ce8" office:value-type="float" office:value="0.522696" calcext:value-type="float">
            <text:p>0.522696</text:p>
          </table:table-cell>
          <table:table-cell table:style-name="ce8" office:value-type="float" office:value="0.285436" calcext:value-type="float">
            <text:p>0.285436</text:p>
          </table:table-cell>
          <table:table-cell office:value-type="float" office:value="13.734008" calcext:value-type="float">
            <text:p>13.734008</text:p>
          </table:table-cell>
          <table:table-cell office:value-type="float" office:value="0.164536" calcext:value-type="float">
            <text:p>0.164536</text:p>
          </table:table-cell>
          <table:table-cell office:value-type="float" office:value="0.037651" calcext:value-type="float">
            <text:p>0.037651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0.709483" calcext:value-type="float">
            <text:p>0.709483</text:p>
          </table:table-cell>
          <table:table-cell office:value-type="float" office:value="0.179234" calcext:value-type="float">
            <text:p>0.179234</text:p>
          </table:table-cell>
        </table:table-row>
      </table:table>
      <table:table table:name="dataset_summary" table:style-name="ta1">
        <table:shapes>
          <draw:frame draw:z-index="0" draw:style-name="gr1" draw:text-style-name="P1" svg:width="313.48pt" svg:height="133.6pt" svg:x="1324.97pt" svg:y="74.69pt">
            <loext:p draw:notify-on-update-of-ranges="dataset_summary.F8:dataset_summary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4.28pt" svg:height="137.99pt" svg:x="1356.24pt" svg:y="261.3pt">
            <loext:p draw:notify-on-update-of-ranges="dataset_summary.F21:dataset_summary.F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7.48pt" svg:height="152.82pt" svg:x="844.89pt" svg:y="425.59pt">
            <loext:p draw:notify-on-update-of-ranges="dataset_summary.F34:dataset_summary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ce22"/>
        <table:table-column table:style-name="co13" table:default-cell-style-name="ce25"/>
        <table:table-column table:style-name="co14" table:default-cell-style-name="ce19"/>
        <table:table-column table:style-name="co15" table:default-cell-style-name="ce19"/>
        <table:table-column table:style-name="co1" table:default-cell-style-name="Default"/>
        <table:table-column table:style-name="co1" table:visibility="collapse" table:default-cell-style-name="ce29"/>
        <table:table-column table:style-name="co1" table:number-columns-repeated="12" table:default-cell-style-name="Default"/>
        <table:table-row table:style-name="ro1" table:number-rows-repeated="5"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4" table:number-rows-spanned="1">
            <text:p>Classification</text:p>
          </table:table-cell>
          <table:covered-table-cell table:number-columns-repeated="3" table:style-name="ce24"/>
          <table:table-cell/>
          <table:table-cell table:style-name="Default"/>
          <table:table-cell table:number-columns-repeated="3"/>
          <table:table-cell table:style-name="ce34" office:value-type="string" calcext:value-type="string" table:number-columns-spanned="5" table:number-rows-spanned="1">
            <text:p>Train</text:p>
          </table:table-cell>
          <table:covered-table-cell table:style-name="ce34"/>
          <table:covered-table-cell table:number-columns-repeated="3"/>
          <table:table-cell table:style-name="ce34" office:value-type="string" calcext:value-type="string" table:number-columns-spanned="4" table:number-rows-spanned="1">
            <text:p>Test</text:p>
          </table:table-cell>
          <table:covered-table-cell table:number-columns-repeated="3"/>
        </table:table-row>
        <table:table-row table:style-name="ro1">
          <table:table-cell table:style-name="ce21" office:value-type="string" calcext:value-type="string">
            <text:p>Class</text:p>
          </table:table-cell>
          <table:table-cell table:style-name="ce21" office:value-type="string" calcext:value-type="string">
            <text:p>Instrument</text:p>
          </table:table-cell>
          <table:table-cell table:style-name="ce23" office:value-type="string" calcext:value-type="string" table:number-columns-spanned="2" table:number-rows-spanned="1">
            <text:p>Classification</text:p>
          </table:table-cell>
          <table:covered-table-cell table:style-name="ce21"/>
          <table:table-cell office:value-type="string" calcext:value-type="string">
            <text:p>Sum</text:p>
          </table:table-cell>
          <table:table-cell table:style-name="Default"/>
          <table:table-cell table:style-name="ce30" office:value-type="string" calcext:value-type="string">
            <text:p>Train</text:p>
          </table:table-cell>
          <table:table-cell table:style-name="ce32" office:value-type="string" calcext:value-type="string">
            <text:p>Test</text:p>
          </table:table-cell>
          <table:table-cell/>
          <table:table-cell table:style-name="ce19" office:value-type="string" calcext:value-type="string">
            <text:p>Miccai17</text:p>
          </table:table-cell>
          <table:table-cell table:style-name="ce19" office:value-type="string" calcext:value-type="string">
            <text:p>Miccai18</text:p>
          </table:table-cell>
          <table:table-cell table:style-name="ce19" office:value-type="string" calcext:value-type="string">
            <text:p>SGH</text:p>
          </table:table-cell>
          <table:table-cell table:style-name="ce19" office:value-type="string" calcext:value-type="string">
            <text:p>Youtube</text:p>
          </table:table-cell>
          <table:table-cell table:style-name="ce35" office:value-type="string" calcext:value-type="string">
            <text:p>Sum</text:p>
          </table:table-cell>
          <table:table-cell table:style-name="ce19" office:value-type="string" calcext:value-type="string">
            <text:p>Miccai18</text:p>
          </table:table-cell>
          <table:table-cell table:style-name="ce19" office:value-type="string" calcext:value-type="string">
            <text:p>SGH</text:p>
          </table:table-cell>
          <table:table-cell table:style-name="ce19" office:value-type="string" calcext:value-type="string">
            <text:p>Youtube</text:p>
          </table:table-cell>
          <table:table-cell table:style-name="ce33" office:value-type="string" calcext:value-type="string">
            <text:p>Su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idney/tissue</text:p>
          </table:table-cell>
          <table:table-cell table:style-name="ce27" office:value-type="float" office:value="1853" calcext:value-type="float" table:number-columns-spanned="2" table:number-rows-spanned="1">
            <text:p>1853</text:p>
          </table:table-cell>
          <table:covered-table-cell/>
          <table:table-cell/>
          <table:table-cell office:value-type="float" office:value="2396" calcext:value-type="float">
            <text:p>2396</text:p>
          </table:table-cell>
          <table:table-cell table:style-name="ce31" office:value-type="float" office:value="1703" calcext:value-type="float">
            <text:p>1703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560" calcext:value-type="float">
            <text:p>1560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SUM([.J8:.M8])" office:value-type="float" office:value="1703" calcext:value-type="float">
            <text:p>1703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333" calcext:value-type="float">
            <text:p>333</text:p>
          </table:table-cell>
          <table:table-cell table:style-name="ce33" table:formula="of:=SUM([.O8:.Q8])"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polar_forceps</text:p>
          </table:table-cell>
          <table:table-cell table:style-name="ce27" office:value-type="float" office:value="1471" calcext:value-type="float" table:number-columns-spanned="2" table:number-rows-spanned="1">
            <text:p>1471</text:p>
          </table:table-cell>
          <table:covered-table-cell/>
          <table:table-cell/>
          <table:table-cell office:value-type="float" office:value="2223" calcext:value-type="float">
            <text:p>2223</text:p>
          </table:table-cell>
          <table:table-cell table:style-name="ce31" office:value-type="float" office:value="1321" calcext:value-type="float">
            <text:p>1321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321" calcext:value-type="float">
            <text:p>132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SUM([.J9:.M9])" office:value-type="float" office:value="1321" calcext:value-type="float">
            <text:p>1321</text:p>
          </table:table-cell>
          <table:table-cell table:style-name="ce19" office:value-type="float" office:value="419" calcext:value-type="float">
            <text:p>4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8" calcext:value-type="float">
            <text:p>58</text:p>
          </table:table-cell>
          <table:table-cell table:style-name="ce33" table:formula="of:=SUM([.O9:.Q9])" office:value-type="float" office:value="477" calcext:value-type="float">
            <text:p>4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asp_forceps</text:p>
          </table:table-cell>
          <table:table-cell table:style-name="ce27" office:value-type="float" office:value="886" calcext:value-type="float" table:number-columns-spanned="2" table:number-rows-spanned="1">
            <text:p>886</text:p>
          </table:table-cell>
          <table:covered-table-cell/>
          <table:table-cell/>
          <table:table-cell office:value-type="float" office:value="1960" calcext:value-type="float">
            <text:p>1960</text:p>
          </table:table-cell>
          <table:table-cell table:style-name="ce31" office:value-type="float" office:value="946" calcext:value-type="float">
            <text:p>946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736" calcext:value-type="float">
            <text:p>7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35" table:formula="of:=SUM([.J10:.M10])" office:value-type="float" office:value="946" calcext:value-type="float">
            <text:p>946</text:p>
          </table:table-cell>
          <table:table-cell table:style-name="ce19" office:value-type="float" office:value="173" calcext:value-type="float">
            <text:p>17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3" table:formula="of:=SUM([.O10:.Q10])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rge_needle_driver</text:p>
          </table:table-cell>
          <table:table-cell table:style-name="ce27" office:value-type="float" office:value="270" calcext:value-type="float" table:number-columns-spanned="2" table:number-rows-spanned="1">
            <text:p>270</text:p>
          </table:table-cell>
          <table:covered-table-cell/>
          <table:table-cell/>
          <table:table-cell office:value-type="float" office:value="1862" calcext:value-type="float">
            <text:p>1862</text:p>
          </table:table-cell>
          <table:table-cell table:style-name="ce31" office:value-type="float" office:value="983" calcext:value-type="float">
            <text:p>983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63" calcext:value-type="float">
            <text:p>863</text:p>
          </table:table-cell>
          <table:table-cell table:style-name="ce35" table:formula="of:=SUM([.J11:.M11])" office:value-type="float" office:value="983" calcext:value-type="float">
            <text:p>98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96" calcext:value-type="float">
            <text:p>496</text:p>
          </table:table-cell>
          <table:table-cell table:style-name="ce33" table:formula="of:=SUM([.O11:.Q11])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nopolar_curved_scissors</text:p>
          </table:table-cell>
          <table:table-cell table:style-name="ce27" office:value-type="float" office:value="1243" calcext:value-type="float" table:number-columns-spanned="2" table:number-rows-spanned="1">
            <text:p>1243</text:p>
          </table:table-cell>
          <table:covered-table-cell/>
          <table:table-cell/>
          <table:table-cell office:value-type="float" office:value="1815" calcext:value-type="float">
            <text:p>1815</text:p>
          </table:table-cell>
          <table:table-cell table:style-name="ce31" office:value-type="float" office:value="1219" calcext:value-type="float">
            <text:p>1219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093" calcext:value-type="float">
            <text:p>10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6" calcext:value-type="float">
            <text:p>126</text:p>
          </table:table-cell>
          <table:table-cell table:style-name="ce35" table:formula="of:=SUM([.J12:.M12])" office:value-type="float" office:value="1219" calcext:value-type="float">
            <text:p>1219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33" table:formula="of:=SUM([.O12:.Q12])" office:value-type="float" office:value="465" calcext:value-type="float">
            <text:p>4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trasound_probe</text:p>
          </table:table-cell>
          <table:table-cell table:style-name="ce27" office:value-type="float" office:value="291" calcext:value-type="float" table:number-columns-spanned="2" table:number-rows-spanned="1">
            <text:p>291</text:p>
          </table:table-cell>
          <table:covered-table-cell/>
          <table:table-cell/>
          <table:table-cell office:value-type="float" office:value="610" calcext:value-type="float">
            <text:p>610</text:p>
          </table:table-cell>
          <table:table-cell table:style-name="ce31" office:value-type="float" office:value="141" calcext:value-type="float">
            <text:p>141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41" calcext:value-type="float">
            <text:p>14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SUM([.J13:.M13])" office:value-type="float" office:value="141" calcext:value-type="float">
            <text:p>141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3" table:formula="of:=SUM([.O13:.Q13]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uction</text:p>
          </table:table-cell>
          <table:table-cell table:style-name="ce27" office:value-type="float" office:value="434" calcext:value-type="float" table:number-columns-spanned="2" table:number-rows-spanned="1">
            <text:p>434</text:p>
          </table:table-cell>
          <table:covered-table-cell/>
          <table:table-cell/>
          <table:table-cell office:value-type="float" office:value="442" calcext:value-type="float">
            <text:p>442</text:p>
          </table:table-cell>
          <table:table-cell table:style-name="ce31" office:value-type="float" office:value="284" calcext:value-type="float">
            <text:p>284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SUM([.J14:.M14])" office:value-type="float" office:value="284" calcext:value-type="float">
            <text:p>284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8" calcext:value-type="float">
            <text:p>18</text:p>
          </table:table-cell>
          <table:table-cell table:style-name="ce33" table:formula="of:=SUM([.O14:.Q14])"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ip_applier</text:p>
          </table:table-cell>
          <table:table-cell table:style-name="ce27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office:value-type="float" office:value="235" calcext:value-type="float">
            <text:p>235</text:p>
          </table:table-cell>
          <table:table-cell table:style-name="ce31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/>
          <table:table-cell table:style-name="ce19"/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SUM([.J15:.M15])" office:value-type="float" office:value="57" calcext:value-type="float">
            <text:p>5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6" calcext:value-type="float">
            <text:p>46</text:p>
          </table:table-cell>
          <table:table-cell table:style-name="ce33" table:formula="of:=SUM([.O15:.Q15])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apler</text:p>
          </table:table-cell>
          <table:table-cell table:style-name="ce27" office:value-type="float" office:value="224" calcext:value-type="float" table:number-columns-spanned="2" table:number-rows-spanned="1">
            <text:p>224</text:p>
          </table:table-cell>
          <table:covered-table-cell/>
          <table:table-cell/>
          <table:table-cell office:value-type="float" office:value="222" calcext:value-type="float">
            <text:p>222</text:p>
          </table:table-cell>
          <table:table-cell table:style-name="ce31" office:value-type="float" office:value="131" calcext:value-type="float">
            <text:p>131</text:p>
          </table:table-cell>
          <table:table-cell table:style-name="ce33" office:value-type="float" office:value="150" calcext:value-type="float">
            <text:p>150</text:p>
          </table:table-cell>
          <table:table-cell/>
          <table:table-cell table:style-name="ce19"/>
          <table:table-cell table:style-name="ce19" office:value-type="float" office:value="131" calcext:value-type="float">
            <text:p>13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SUM([.J16:.M16])" office:value-type="float" office:value="131" calcext:value-type="float">
            <text:p>13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96" calcext:value-type="float">
            <text:p>96</text:p>
          </table:table-cell>
          <table:table-cell table:style-name="ce33" table:formula="of:=SUM([.O16:.Q16])" office:value-type="float" office:value="96" calcext:value-type="float">
            <text:p>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yland_dissector</text:p>
          </table:table-cell>
          <table:table-cell table:style-name="ce27" office:value-type="float" office:value="210" calcext:value-type="float" table:number-columns-spanned="2" table:number-rows-spanned="1">
            <text:p>210</text:p>
          </table:table-cell>
          <table:covered-table-cell/>
          <table:table-cell/>
          <table:table-cell office:value-type="float" office:value="151" calcext:value-type="float">
            <text:p>151</text:p>
          </table:table-cell>
          <table:table-cell table:style-name="ce31" office:value-type="float" office:value="110" calcext:value-type="float">
            <text:p>110</text:p>
          </table:table-cell>
          <table:table-cell table:style-name="ce33" office:value-type="float" office:value="100" calcext:value-type="float">
            <text:p>100</text:p>
          </table:table-cell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SUM([.J17:.M17])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SUM([.O17:.Q17])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patulated_monopolar_cautery</text:p>
          </table:table-cell>
          <table:table-cell table:style-name="ce27" office:value-type="float" office:value="224" calcext:value-type="float" table:number-columns-spanned="2" table:number-rows-spanned="1">
            <text:p>224</text:p>
          </table:table-cell>
          <table:covered-table-cell/>
          <table:table-cell/>
          <table:table-cell office:value-type="float" office:value="139" calcext:value-type="float">
            <text:p>139</text:p>
          </table:table-cell>
          <table:table-cell table:style-name="ce31" office:value-type="float" office:value="124" calcext:value-type="float">
            <text:p>124</text:p>
          </table:table-cell>
          <table:table-cell table:style-name="ce33" office:value-type="float" office:value="100" calcext:value-type="float">
            <text:p>100</text:p>
          </table:table-cell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SUM([.J18:.M18])" office:value-type="float" office:value="124" calcext:value-type="float">
            <text:p>1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SUM([.O18:.Q18])" office:value-type="float" office:value="104" calcext:value-type="float">
            <text:p>104</text:p>
          </table:table-cell>
        </table:table-row>
        <table:table-row table:style-name="ro1">
          <table:table-cell table:style-name="ce23" office:value-type="string" calcext:value-type="string" table:number-columns-spanned="4" table:number-rows-spanned="1">
            <text:p>Instrument</text:p>
          </table:table-cell>
          <table:covered-table-cell table:style-name="ce20"/>
          <table:covered-table-cell table:number-columns-repeated="2" table:style-name="ce2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1" office:value-type="string" calcext:value-type="string">
            <text:p>Class</text:p>
          </table:table-cell>
          <table:table-cell table:style-name="ce23" office:value-type="string" calcext:value-type="string">
            <text:p>Instrument</text:p>
          </table:table-cell>
          <table:table-cell table:style-name="ce21" office:value-type="string" calcext:value-type="string">
            <text:p>Miccai_1718</text:p>
          </table:table-cell>
          <table:table-cell table:style-name="ce21" office:value-type="string" calcext:value-type="string">
            <text:p>SGH_dataset_2020</text:p>
          </table:table-cell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kidney/tissue</text:p>
          </table:table-cell>
          <table:table-cell table:formula="of:=2007+300" office:value-type="float" office:value="2307" calcext:value-type="float">
            <text:p>2307</text:p>
          </table:table-cell>
          <table:table-cell office:value-type="float" office:value="215" calcext:value-type="float">
            <text:p>215</text:p>
          </table:table-cell>
          <table:table-cell table:formula="of:=SUM([.C21:.D21])" office:value-type="float" office:value="2522" calcext:value-type="float">
            <text:p>2522</text:p>
          </table:table-cell>
          <table:table-cell office:value-type="float" office:value="2222" calcext:value-type="float">
            <text:p>2222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polar_forceps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table:formula="of:=SUM([.C22:.D22])" office:value-type="float" office:value="1740" calcext:value-type="float">
            <text:p>1740</text:p>
          </table:table-cell>
          <table:table-cell office:value-type="float" office:value="1740" calcext:value-type="float">
            <text:p>174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asp_forceps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C23:.D23])" office:value-type="float" office:value="909" calcext:value-type="float">
            <text:p>909</text:p>
          </table:table-cell>
          <table:table-cell office:value-type="float" office:value="1511" calcext:value-type="float">
            <text:p>1511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rge_needle_driver</text:p>
          </table:table-cell>
          <table:table-cell table:formula="of:=120+500"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SUM([.C24:.D24])" office:value-type="float" office:value="620" calcext:value-type="float">
            <text:p>620</text:p>
          </table:table-cell>
          <table:table-cell office:value-type="float" office:value="909" calcext:value-type="float">
            <text:p>909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nopolar_curved_scissors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table:formula="of:=SUM([.C25:.D25])" office:value-type="float" office:value="1511" calcext:value-type="float">
            <text:p>1511</text:p>
          </table:table-cell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ltrasound_probe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C26:.D26])"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tion</text:p>
          </table:table-cell>
          <table:table-cell office:value-type="float" office:value="271" calcext:value-type="float">
            <text:p>271</text:p>
          </table:table-cell>
          <table:table-cell office:value-type="float" office:value="171" calcext:value-type="float">
            <text:p>171</text:p>
          </table:table-cell>
          <table:table-cell table:formula="of:=SUM([.C27:.D27])" office:value-type="float" office:value="442" calcext:value-type="float">
            <text:p>442</text:p>
          </table:table-cell>
          <table:table-cell office:value-type="float" office:value="172" calcext:value-type="float">
            <text:p>172</text:p>
          </table:table-cell>
          <table:table-cell table:number-columns-repeated="5"/>
          <table:table-cell office:value-type="float" office:value="2223" calcext:value-type="float">
            <text:p>2223</text:p>
          </table:table-cell>
          <table:table-cell table:style-name="ce19" office:value-type="float" office:value="1560" calcext:value-type="float">
            <text:p>1560</text:p>
          </table:table-cell>
          <table:table-cell table:style-name="ce19" office:value-type="float" office:value="447" calcext:value-type="float">
            <text:p>447</text:p>
          </table:table-cell>
          <table:table-cell table:formula="of:=[.L27]-[.M27]-[.N27]" office:value-type="float" office:value="216" calcext:value-type="float">
            <text:p>216</text:p>
          </table:table-cell>
          <table:table-cell office:value-type="float" office:value="1703" calcext:value-type="float">
            <text:p>1703</text:p>
          </table:table-cell>
          <table:table-cell table:formula="of:=[.P27]+[.O27]"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p_applier</text:p>
          </table:table-cell>
          <table:table-cell table:formula="of:=45+50"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formula="of:=SUM([.C28:.D28])"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table:number-columns-repeated="5"/>
          <table:table-cell office:value-type="float" office:value="2396" calcext:value-type="float">
            <text:p>2396</text:p>
          </table:table-cell>
          <table:table-cell table:style-name="ce19" office:value-type="float" office:value="1321" calcext:value-type="float">
            <text:p>1321</text:p>
          </table:table-cell>
          <table:table-cell table:style-name="ce19" office:value-type="float" office:value="419" calcext:value-type="float">
            <text:p>419</text:p>
          </table:table-cell>
          <table:table-cell table:formula="of:=[.L28]-[.M28]-[.N28]" office:value-type="float" office:value="656" calcext:value-type="float">
            <text:p>656</text:p>
          </table:table-cell>
          <table:table-cell office:value-type="float" office:value="1321" calcext:value-type="float">
            <text:p>1321</text:p>
          </table:table-cell>
          <table:table-cell table:formula="of:=[.P28]+[.O28]"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pler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SUM([.C29:.D29])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style-name="ce19" office:value-type="float" office:value="736" calcext:value-type="float">
            <text:p>736</text:p>
          </table:table-cell>
          <table:table-cell table:style-name="ce19" office:value-type="float" office:value="173" calcext:value-type="float">
            <text:p>173</text:p>
          </table:table-cell>
          <table:table-cell table:formula="of:=[.L29]-[.M29]-[.N29]" office:value-type="float" office:value="1051" calcext:value-type="float">
            <text:p>1051</text:p>
          </table:table-cell>
          <table:table-cell office:value-type="float" office:value="736" calcext:value-type="float">
            <text:p>736</text:p>
          </table:table-cell>
          <table:table-cell table:formula="of:=[.P29]+[.O29]"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land_dissector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SUM([.C30:.D30])"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0" calcext:value-type="float">
            <text:p>0</text:p>
          </table:table-cell>
          <table:table-cell table:formula="of:=[.L30]-[.M30]-[.N30]" office:value-type="float" office:value="1195" calcext:value-type="float">
            <text:p>1195</text:p>
          </table:table-cell>
          <table:table-cell office:value-type="float" office:value="120" calcext:value-type="float">
            <text:p>120</text:p>
          </table:table-cell>
          <table:table-cell table:formula="of:=[.P30]+[.O30]"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atulated_monopolar_cautery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SUM([.C31:.D31])"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1862" calcext:value-type="float">
            <text:p>1862</text:p>
          </table:table-cell>
          <table:table-cell table:style-name="ce19" office:value-type="float" office:value="1093" calcext:value-type="float">
            <text:p>1093</text:p>
          </table:table-cell>
          <table:table-cell table:style-name="ce19" office:value-type="float" office:value="418" calcext:value-type="float">
            <text:p>418</text:p>
          </table:table-cell>
          <table:table-cell table:formula="of:=[.L31]-[.M31]-[.N31]" office:value-type="float" office:value="351" calcext:value-type="float">
            <text:p>351</text:p>
          </table:table-cell>
          <table:table-cell office:value-type="float" office:value="1093" calcext:value-type="float">
            <text:p>1093</text:p>
          </table:table-cell>
          <table:table-cell table:formula="of:=[.P31]+[.O31]" office:value-type="float" office:value="1444" calcext:value-type="float">
            <text:p>1444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4" table:number-rows-spanned="1">
            <text:p>Actions</text:p>
          </table:table-cell>
          <table:covered-table-cell table:style-name="ce24"/>
          <table:covered-table-cell table:number-columns-repeated="2" table:style-name="ce28"/>
          <table:table-cell/>
          <table:table-cell table:style-name="Default"/>
          <table:table-cell table:number-columns-repeated="5"/>
          <table:table-cell office:value-type="float" office:value="610" calcext:value-type="float">
            <text:p>61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0" calcext:value-type="float">
            <text:p>20</text:p>
          </table:table-cell>
          <table:table-cell table:formula="of:=[.L32]-[.M32]-[.N32]" office:value-type="float" office:value="449" calcext:value-type="float">
            <text:p>449</text:p>
          </table:table-cell>
          <table:table-cell office:value-type="float" office:value="141" calcext:value-type="float">
            <text:p>141</text:p>
          </table:table-cell>
          <table:table-cell table:formula="of:=[.P32]+[.O32]" office:value-type="float" office:value="590" calcext:value-type="float">
            <text:p>590</text:p>
          </table:table-cell>
          <table:table-cell/>
        </table:table-row>
        <table:table-row table:style-name="ro1">
          <table:table-cell table:style-name="ce21" office:value-type="string" calcext:value-type="string">
            <text:p>Class</text:p>
          </table:table-cell>
          <table:table-cell table:style-name="ce23" office:value-type="string" calcext:value-type="string">
            <text:p>Instrument</text:p>
          </table:table-cell>
          <table:table-cell table:style-name="ce21" office:value-type="string" calcext:value-type="string">
            <text:p>Miccai_1718</text:p>
          </table:table-cell>
          <table:table-cell table:style-name="ce21" office:value-type="string" calcext:value-type="string">
            <text:p>SGH_dataset_2020</text:p>
          </table:table-cell>
          <table:table-cell/>
          <table:table-cell table:style-name="Default"/>
          <table:table-cell table:number-columns-repeated="5"/>
          <table:table-cell office:value-type="float" office:value="442" calcext:value-type="float">
            <text:p>442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117" calcext:value-type="float">
            <text:p>117</text:p>
          </table:table-cell>
          <table:table-cell table:formula="of:=[.L33]-[.M33]-[.N33]" office:value-type="float" office:value="171" calcext:value-type="float">
            <text:p>171</text:p>
          </table:table-cell>
          <table:table-cell office:value-type="float" office:value="284" calcext:value-type="float">
            <text:p>284</text:p>
          </table:table-cell>
          <table:table-cell table:formula="of:=[.P33]+[.O33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Idle</text:p>
          </table:table-cell>
          <table:table-cell office:value-type="float" office:value="4127" calcext:value-type="float">
            <text:p>4127</text:p>
          </table:table-cell>
          <table:table-cell office:value-type="float" office:value="286" calcext:value-type="float">
            <text:p>286</text:p>
          </table:table-cell>
          <table:table-cell table:formula="of:=SUM([.C34:.D34])" office:value-type="float" office:value="4413" calcext:value-type="float">
            <text:p>4413</text:p>
          </table:table-cell>
          <table:table-cell office:value-type="float" office:value="4413" calcext:value-type="float">
            <text:p>4413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4" calcext:value-type="float">
            <text:p>14</text:p>
          </table:table-cell>
          <table:table-cell table:formula="of:=[.L34]-[.M34]-[.N34]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[.P34]+[.O34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Grasping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SUM([.C35:.D35])" office:value-type="float" office:value="117" calcext:value-type="float">
            <text:p>117</text:p>
          </table:table-cell>
          <table:table-cell office:value-type="float" office:value="1191" calcext:value-type="float">
            <text:p>119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0" calcext:value-type="float">
            <text:p>0</text:p>
          </table:table-cell>
          <table:table-cell table:formula="of:=[.L35]-[.M35]-[.N35]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[.P35]+[.O35]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Retraction</text:p>
          </table:table-cell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  <table:table-cell table:formula="of:=SUM([.C36:.D36])" office:value-type="float" office:value="431" calcext:value-type="float">
            <text:p>431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formula="of:=[.L36]-[.M36]-[.N36]"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table:formula="of:=[.P36]+[.O36]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Tissue_Manipulation</text:p>
          </table:table-cell>
          <table:table-cell office:value-type="float" office:value="985" calcext:value-type="float">
            <text:p>985</text:p>
          </table:table-cell>
          <table:table-cell office:value-type="float" office:value="206" calcext:value-type="float">
            <text:p>206</text:p>
          </table:table-cell>
          <table:table-cell table:formula="of:=SUM([.C37:.D37])" office:value-type="float" office:value="1191" calcext:value-type="float">
            <text:p>1191</text:p>
          </table:table-cell>
          <table:table-cell office:value-type="float" office:value="431" calcext:value-type="float">
            <text:p>431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formula="of:=[.L37]-[.M37]-[.N37]"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table:formula="of:=[.P37]+[.O37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ool_Manipulation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SUM([.C38:.D38])" office:value-type="float" office:value="135" calcext:value-type="float">
            <text:p>135</text:p>
          </table:table-cell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Cutting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C39:.D39])" office:value-type="float" office:value="700" calcext:value-type="float">
            <text:p>700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Cauterization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formula="of:=SUM([.C40:.D40])"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Suction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formula="of:=SUM([.C41:.D41])" office:value-type="float" office:value="268" calcext:value-type="float">
            <text:p>268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Looping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C42:.D42])"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Suturing</text:p>
          </table:table-cell>
          <table:table-cell table:formula="of:=6+200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SUM([.C43:.D43])"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Clipping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SUM([.C44:.D44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Stap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45:.D4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Ultrasound_Sensing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C46:.D46])"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8"/>
          <table:table-cell table:formula="of:=26+22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miccai18</text:p>
          </table:table-cell>
          <table:table-cell table:style-name="Default" office:value-type="string" calcext:value-type="string">
            <text:p>1-16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miccai27</text:p>
          </table:table-cell>
          <table:table-cell table:style-name="Default" office:value-type="string" calcext:value-type="string">
            <text:p>17-26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sgh</text:p>
          </table:table-cell>
          <table:table-cell table:style-name="Default" office:value-type="string" calcext:value-type="string">
            <text:p>27-48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youtube</text:p>
          </table:table-cell>
          <table:table-cell table:style-name="Default" office:value-type="string" calcext:value-type="string">
            <text:p>49-51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Classification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default-cell-style-name="ce38"/>
        <table:table-column table:style-name="co21" table:default-cell-style-name="Default"/>
        <table:table-column table:style-name="co22" table:number-columns-repeated="2" table:default-cell-style-name="ce19"/>
        <table:table-column table:style-name="co17" table:default-cell-style-name="ce19"/>
        <table:table-column table:style-name="co1" table:default-cell-style-name="ce33"/>
        <table:table-column table:style-name="co1" table:number-columns-repeated="2" table:default-cell-style-name="ce40"/>
        <table:table-row table:style-name="ro1">
          <table:table-cell/>
          <table:table-cell table:style-name="ce18"/>
          <table:table-cell table:style-name="ce36" office:value-type="string" calcext:value-type="string">
            <text:p>Miccai17 Train</text:p>
          </table:table-cell>
          <table:table-cell office:value-type="string" calcext:value-type="string">
            <text:p>Miccai18 Train</text:p>
          </table:table-cell>
          <table:table-cell office:value-type="string" calcext:value-type="string">
            <text:p>SGH Train</text:p>
          </table:table-cell>
          <table:table-cell office:value-type="string" calcext:value-type="string">
            <text:p>Youtube Train</text:p>
          </table:table-cell>
          <table:table-cell table:style-name="ce35" office:value-type="string" calcext:value-type="string">
            <text:p>Train</text:p>
          </table:table-cell>
          <table:table-cell table:style-name="ce19" office:value-type="string" calcext:value-type="string">
            <text:p>Miccai17 Test</text:p>
          </table:table-cell>
          <table:table-cell office:value-type="string" calcext:value-type="string">
            <text:p>Miccai18 Test</text:p>
          </table:table-cell>
          <table:table-cell office:value-type="string" calcext:value-type="string">
            <text:p>SGH Test</text:p>
          </table:table-cell>
          <table:table-cell office:value-type="string" calcext:value-type="string">
            <text:p>Youtube Test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eq</text:p>
          </table:table-cell>
          <table:table-cell office:value-type="string" calcext:value-type="string">
            <text:p>6,10</text:p>
          </table:table-cell>
          <table:table-cell office:value-type="string" calcext:value-type="string">
            <text:p>2,3,4,6,7,9,10,11,12,14,15</text:p>
          </table:table-cell>
          <table:table-cell office:value-type="string" calcext:value-type="string">
            <text:p>1,2,3,4,5,6,7,8,9,10,11,12,13,14,1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1,5,16</text:p>
          </table:table-cell>
          <table:table-cell office:value-type="string" calcext:value-type="string">
            <text:p>16,17,18,19,20,21,22</text:p>
          </table:table-cell>
          <table:table-cell office:value-type="string" calcext:value-type="string">
            <text:p>2,3,4,5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tissue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SUM([.C3:.F3])" office:value-type="float" office:value="1703" calcext:value-type="float">
            <text:p>170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2" calcext:value-type="float">
            <text:p>122</text:p>
          </table:table-cell>
          <table:table-cell office:value-type="float" office:value="333" calcext:value-type="float">
            <text:p>333</text:p>
          </table:table-cell>
          <table:table-cell table:formula="of:=SUM([.H3:.K3])"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bipolar_forecps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:.F4])" office:value-type="float" office:value="1321" calcext:value-type="float">
            <text:p>132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SUM([.H4:.K4])"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prograsp_forceps</text:p>
          </table:table-cell>
          <table:table-cell office:value-type="float" office:value="210" calcext:value-type="float">
            <text:p>21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:.F5])" office:value-type="float" office:value="946" calcext:value-type="float">
            <text:p>946</text:p>
          </table:table-cell>
          <table:table-cell table:style-name="ce19" office:value-type="float" office:value="412" calcext:value-type="float">
            <text:p>41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5:.K5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large_needle_driver</text:p>
          </table:table-cell>
          <table:table-cell office:value-type="float" office:value="863" calcext:value-type="float">
            <text:p>8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:.F6])" office:value-type="float" office:value="983" calcext:value-type="float">
            <text:p>98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SUM([.H6:.K6])"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onopolar_curved_scissors</text:p>
          </table:table-cell>
          <table:table-cell office:value-type="float" office:value="126" calcext:value-type="float">
            <text:p>126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7:.F7])" office:value-type="float" office:value="1219" calcext:value-type="float">
            <text:p>1219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SUM([.H7:.K7])"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ultrasound_probe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8:.F8])" office:value-type="float" office:value="141" calcext:value-type="float">
            <text:p>141</text:p>
          </table:table-cell>
          <table:table-cell table:style-name="ce39"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8:.K8]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uction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M([.C9:.F9])" office:value-type="float" office:value="284" calcext:value-type="float">
            <text:p>284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formula="of:=SUM([.H9:.K9]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clip_appli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C10:.F10])" office:value-type="float" office:value="57" calcext:value-type="float">
            <text:p>5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SUM([.H10:.K10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tapler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1:.F11])" office:value-type="float" office:value="131" calcext:value-type="float">
            <text:p>13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H11:.K11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aryland_disse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M([.C12:.F12])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H12:.K12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patulated_monopolar_caut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C13:.F13])" office:value-type="float" office:value="124" calcext:value-type="float">
            <text:p>12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SUM([.H13:.K13])" office:value-type="float" office:value="104" calcext:value-type="float">
            <text:p>104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7" office:value-type="string" calcext:value-type="string" table:number-columns-spanned="2" table:number-rows-spanned="1">
            <text:p>Miccai 18 (1-16)</text:p>
          </table:table-cell>
          <table:covered-table-cell table:style-name="ce28"/>
          <table:table-cell table:style-name="ce28" office:value-type="string" calcext:value-type="string">
            <text:p>1-16</text:p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7" office:value-type="string" calcext:value-type="string" table:number-columns-spanned="2" table:number-rows-spanned="1">
            <text:p>Miccai 17 (17-26)</text:p>
          </table:table-cell>
          <table:covered-table-cell table:style-name="ce28"/>
          <table:table-cell table:style-name="ce28" office:value-type="string" calcext:value-type="string">
            <text:p>17-26</text:p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7" office:value-type="string" calcext:value-type="string" table:number-columns-spanned="2" table:number-rows-spanned="1">
            <text:p>SGH (1-22)</text:p>
          </table:table-cell>
          <table:covered-table-cell table:style-name="ce28"/>
          <table:table-cell table:style-name="ce28" office:value-type="string" calcext:value-type="string">
            <text:p>27-48</text:p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7" office:value-type="string" calcext:value-type="string" table:number-columns-spanned="2" table:number-rows-spanned="1">
            <text:p>Youtube (1-5)</text:p>
          </table:table-cell>
          <table:covered-table-cell table:style-name="ce28"/>
          <table:table-cell table:style-name="ce28" office:value-type="string" calcext:value-type="string">
            <text:p>49-53</text:p>
          </table:table-cell>
          <table:table-cell table:style-name="Default"/>
          <table:table-cell/>
          <table:table-cell table:style-name="Default" table:number-columns-repeated="6"/>
        </table:table-row>
      </table:table>
      <table:table table:name="MICCAI_dataset_17" table:style-name="ta1">
        <table:table-column table:style-name="co23" table:default-cell-style-name="ce24"/>
        <table:table-column table:style-name="co1" table:default-cell-style-name="ce18"/>
        <table:table-column table:style-name="co1" table:default-cell-style-name="ce45"/>
        <table:table-column table:style-name="co1" table:number-columns-repeated="3" table:default-cell-style-name="ce18"/>
        <table:table-column table:style-name="co1" table:default-cell-style-name="ce38"/>
        <table:table-column table:style-name="co1" table:number-columns-repeated="2" table:default-cell-style-name="ce18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 table:style-name="ce41" office:value-type="string" calcext:value-type="string" table:number-columns-spanned="11" table:number-rows-spanned="2">
            <text:p>Instruments</text:p>
          </table:table-cell>
          <table:covered-table-cell table:number-columns-repeated="9" table:style-name="ce42"/>
          <table:covered-table-cell/>
          <table:table-cell/>
        </table:table-row>
        <table:table-row table:style-name="ro1">
          <table:covered-table-cell table:number-columns-repeated="10" table:style-name="ce42"/>
          <table:covered-table-cell/>
          <table:table-cell/>
        </table:table-row>
        <table:table-row table:style-name="ro1">
          <table:table-cell table:style-name="ce43" office:value-type="string" calcext:value-type="string">
            <text:p>Seq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tissue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J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polar_forecps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rograsp_forceps</text:p>
          </table:table-cell>
          <table:table-cell office:value-type="float" office:value="342" calcext:value-type="float">
            <text:p>342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J6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_needle_dri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formula="of:=SUM([.B7:.J7])"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polar_curved_scisso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B8:.J8])" office:value-type="float" office:value="351" calcext:value-type="float">
            <text:p>35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ultrasound_probe</text:p>
          </table:table-cell>
          <table:table-cell table:style-name="ce44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9:.J9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tion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10:.J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p_applie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1:.J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2:.J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_dissecto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3:.J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tulated_monopolar_cautery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4:.J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sel Seal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J15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sping Retra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B16:.J16])"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20" office:value-type="string" calcext:value-type="string" table:number-columns-spanned="11" table:number-rows-spanned="2">
            <text:p>Actions</text:p>
          </table:table-cell>
          <table:covered-table-cell/>
          <table:covered-table-cell table:style-name="ce18"/>
          <table:covered-table-cell table:number-columns-repeated="3"/>
          <table:covered-table-cell table:style-name="ce18"/>
          <table:covered-table-cell table:number-columns-repeated="2"/>
          <table:covered-table-cell table:style-name="ce18"/>
          <table:covered-table-cell/>
          <table:table-cell/>
        </table:table-row>
        <table:table-row table:style-name="ro1">
          <table:covered-table-cell table:number-columns-repeated="2"/>
          <table:covered-table-cell table:style-name="ce18"/>
          <table:covered-table-cell table:number-columns-repeated="3"/>
          <table:covered-table-cell table:style-name="ce18"/>
          <table:covered-table-cell table:number-columns-repeated="2"/>
          <table:covered-table-cell table:style-name="ce18"/>
          <table:covered-table-cell/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19:.I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sp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0:.I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raction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1:.I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ssue_Manipulation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2:.I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l_Manipulation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3:.I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tt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4:.I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uterization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5:.I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ction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6:.I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p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7:.I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tur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8:.I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pp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29:.I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ple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30:.I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trasound_Sensing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2"/>
          <table:table-cell table:style-name="ce18"/>
          <table:table-cell table:formula="of:=SUM([.B31:.I31])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2,3,10</text:p>
          </table:table-cell>
          <table:table-cell table:style-name="Default" table:number-columns-repeated="6"/>
          <table:table-cell table:number-columns-repeated="2"/>
        </table:table-row>
      </table:table>
      <table:table table:name="MICCAI_dataset_18" table:style-name="ta1">
        <table:table-column table:style-name="co23" table:default-cell-style-name="ce24"/>
        <table:table-column table:style-name="co1" table:number-columns-repeated="14" table:default-cell-style-name="ce18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table:style-name="ce41" office:value-type="string" calcext:value-type="string" table:number-columns-spanned="15" table:number-rows-spanned="2">
            <text:p>Instruments</text:p>
          </table:table-cell>
          <table:covered-table-cell table:number-columns-repeated="14" table:style-name="ce42"/>
          <table:table-cell table:number-columns-repeated="5"/>
        </table:table-row>
        <table:table-row table:style-name="ro1">
          <table:covered-table-cell table:number-columns-repeated="15" table:style-name="ce42"/>
          <table:table-cell table:number-columns-repeated="5"/>
        </table:table-row>
        <table:table-row table:style-name="ro1">
          <table:table-cell table:style-name="ce43" office:value-type="string" calcext:value-type="string">
            <text:p>Seq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6"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ssue</text:p>
          </table:table-cell>
          <table:table-cell table:style-name="ce45" office:value-type="float" office:value="149" calcext:value-type="float">
            <text:p>149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48" calcext:value-type="float">
            <text:p>148</text:p>
          </table:table-cell>
          <table:table-cell table:style-name="ce45" office:value-type="float" office:value="149" calcext:value-type="float">
            <text:p>149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48" calcext:value-type="float">
            <text:p>148</text:p>
          </table:table-cell>
          <table:table-cell table:style-name="ce45" office:value-type="float" office:value="149" calcext:value-type="float">
            <text:p>149</text:p>
          </table:table-cell>
          <table:table-cell table:formula="of:=SUM([.B4:.O4])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polar_forecps</text:p>
          </table:table-cell>
          <table:table-cell table:style-name="ce45" office:value-type="float" office:value="124" calcext:value-type="float">
            <text:p>124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43" calcext:value-type="float">
            <text:p>143</text:p>
          </table:table-cell>
          <table:table-cell table:style-name="ce45" office:value-type="float" office:value="149" calcext:value-type="float">
            <text:p>149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40" calcext:value-type="float">
            <text:p>140</text:p>
          </table:table-cell>
          <table:table-cell table:style-name="ce45" office:value-type="float" office:value="146" calcext:value-type="float">
            <text:p>146</text:p>
          </table:table-cell>
          <table:table-cell table:formula="of:=SUM([.B5:.O5])"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sp_forceps</text:p>
          </table:table-cell>
          <table:table-cell table:style-name="ce45" office:value-type="float" office:value="127" calcext:value-type="float">
            <text:p>127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44" calcext:value-type="float">
            <text:p>144</text:p>
          </table:table-cell>
          <table:table-cell table:style-name="ce45" office:value-type="float" office:value="46" calcext:value-type="float">
            <text:p>4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6:.O6])"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_needle_driver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2" calcext:value-type="float">
            <text:p>2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7:.O7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polar_curved_scissors</text:p>
          </table:table-cell>
          <table:table-cell table:style-name="ce45" office:value-type="float" office:value="137" calcext:value-type="float">
            <text:p>13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24" calcext:value-type="float">
            <text:p>124</text:p>
          </table:table-cell>
          <table:table-cell table:style-name="ce45" office:value-type="float" office:value="134" calcext:value-type="float">
            <text:p>13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8" calcext:value-type="float">
            <text:p>148</text:p>
          </table:table-cell>
          <table:table-cell table:style-name="ce45" office:value-type="float" office:value="147" calcext:value-type="float">
            <text:p>147</text:p>
          </table:table-cell>
          <table:table-cell table:formula="of:=SUM([.B8:.O8])"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trasound_probe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9:.O9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tion</text:p>
          </table:table-cell>
          <table:table-cell table:style-name="ce45" office:value-type="float" office:value="31" calcext:value-type="float">
            <text:p>3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8" calcext:value-type="float">
            <text:p>88</text:p>
          </table:table-cell>
          <table:table-cell table:style-name="ce45" office:value-type="float" office:value="86" calcext:value-type="float">
            <text:p>8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10:.O10])"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_applier</text:p>
          </table:table-cell>
          <table:table-cell table:style-name="ce45" office:value-type="float" office:value="14" calcext:value-type="float">
            <text:p>14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11:.O11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pler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12:.O12])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land_dissector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13:.O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tulated_monopolar_cautery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formula="of:=SUM([.B14:.O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 table:number-columns-spanned="15" table:number-rows-spanned="2">
            <text:p>Actions</text:p>
          </table:table-cell>
          <table:covered-table-cell table:number-columns-repeated="14"/>
          <table:table-cell table:number-columns-repeated="5"/>
        </table:table-row>
        <table:table-row table:style-name="ro1">
          <table:covered-table-cell table:number-columns-repeated="15"/>
          <table:table-cell table:number-columns-repeated="5"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353" calcext:value-type="float">
            <text:p>353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5" calcext:value-type="float">
            <text:p>305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382" calcext:value-type="float">
            <text:p>382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table:formula="of:=SUM([.B17:.O17])" office:value-type="float" office:value="4127" calcext:value-type="float">
            <text:p>4127</text:p>
          </table:table-cell>
          <table:table-cell table:formula="of:=[.C17]+[.D17]+[.E17]+[.G17]+[.H17]+[.I17]+[.J17]+[.K17]+[.L17]+[.M17]+[.N17]" office:value-type="float" office:value="3201" calcext:value-type="float">
            <text:p>3201</text:p>
          </table:table-cell>
          <table:table-cell table:formula="of:=[.Q17]/SUM([.$Q$17:.$Q$29])*100" office:value-type="float" office:value="60.5447323623983" calcext:value-type="float">
            <text:p>60.5447323624</text:p>
          </table:table-cell>
          <table:table-cell table:formula="of:=[.B17]+[.F17]+[.O17]" office:value-type="float" office:value="926" calcext:value-type="float">
            <text:p>926</text:p>
          </table:table-cell>
          <table:table-cell table:formula="of:=[.S17]/SUM([.$S$17:.$S$29])*100" office:value-type="float" office:value="57.5870646766169" calcext:value-type="float">
            <text:p>57.5870646766</text:p>
          </table:table-cell>
        </table:table-row>
        <table:table-row table:style-name="ro1">
          <table:table-cell office:value-type="string" calcext:value-type="string">
            <text:p>Grasp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18:.O18])" office:value-type="float" office:value="63" calcext:value-type="float">
            <text:p>63</text:p>
          </table:table-cell>
          <table:table-cell table:formula="of:=[.C18]+[.D18]+[.E18]+[.G18]+[.H18]+[.I18]+[.J18]+[.K18]+[.L18]+[.M18]+[.N18]" office:value-type="float" office:value="59" calcext:value-type="float">
            <text:p>59</text:p>
          </table:table-cell>
          <table:table-cell table:formula="of:=[.Q18]/SUM([.$Q$17:.$Q$29])*100" office:value-type="float" office:value="1.11594477019103" calcext:value-type="float">
            <text:p>1.1159447702</text:p>
          </table:table-cell>
          <table:table-cell table:formula="of:=[.B18]+[.F18]+[.O18]" office:value-type="float" office:value="4" calcext:value-type="float">
            <text:p>4</text:p>
          </table:table-cell>
          <table:table-cell table:formula="of:=[.S18]/SUM([.$S$17:.$S$29])*100" office:value-type="float" office:value="0.248756218905473" calcext:value-type="float">
            <text:p>0.2487562189</text:p>
          </table:table-cell>
        </table:table-row>
        <table:table-row table:style-name="ro1">
          <table:table-cell office:value-type="string" calcext:value-type="string">
            <text:p>Retractio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B19:.O19])" office:value-type="float" office:value="419" calcext:value-type="float">
            <text:p>419</text:p>
          </table:table-cell>
          <table:table-cell table:formula="of:=[.C19]+[.D19]+[.E19]+[.G19]+[.H19]+[.I19]+[.J19]+[.K19]+[.L19]+[.M19]+[.N19]" office:value-type="float" office:value="381" calcext:value-type="float">
            <text:p>381</text:p>
          </table:table-cell>
          <table:table-cell table:formula="of:=[.Q19]/SUM([.$Q$17:.$Q$29])*100" office:value-type="float" office:value="7.20635521089465" calcext:value-type="float">
            <text:p>7.2063552109</text:p>
          </table:table-cell>
          <table:table-cell table:formula="of:=[.B19]+[.F19]+[.O19]" office:value-type="float" office:value="38" calcext:value-type="float">
            <text:p>38</text:p>
          </table:table-cell>
          <table:table-cell table:formula="of:=[.S19]/SUM([.$S$17:.$S$29])*100" office:value-type="float" office:value="2.36318407960199" calcext:value-type="float">
            <text:p>2.3631840796</text:p>
          </table:table-cell>
        </table:table-row>
        <table:table-row table:style-name="ro1">
          <table:table-cell office:value-type="string" calcext:value-type="string">
            <text:p>Tissue_Manipulation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SUM([.B20:.O20])" office:value-type="float" office:value="985" calcext:value-type="float">
            <text:p>985</text:p>
          </table:table-cell>
          <table:table-cell table:formula="of:=[.C20]+[.D20]+[.E20]+[.G20]+[.H20]+[.I20]+[.J20]+[.K20]+[.L20]+[.M20]+[.N20]" office:value-type="float" office:value="707" calcext:value-type="float">
            <text:p>707</text:p>
          </table:table-cell>
          <table:table-cell table:formula="of:=[.Q20]/SUM([.$Q$17:.$Q$29])*100" office:value-type="float" office:value="13.3724229241536" calcext:value-type="float">
            <text:p>13.3724229242</text:p>
          </table:table-cell>
          <table:table-cell table:formula="of:=[.B20]+[.F20]+[.O20]" office:value-type="float" office:value="278" calcext:value-type="float">
            <text:p>278</text:p>
          </table:table-cell>
          <table:table-cell table:formula="of:=[.S20]/SUM([.$S$17:.$S$29])*100" office:value-type="float" office:value="17.2885572139303" calcext:value-type="float">
            <text:p>17.2885572139</text:p>
          </table:table-cell>
        </table:table-row>
        <table:table-row table:style-name="ro1">
          <table:table-cell office:value-type="string" calcext:value-type="string">
            <text:p>Tool_Manipul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O21])" office:value-type="float" office:value="135" calcext:value-type="float">
            <text:p>135</text:p>
          </table:table-cell>
          <table:table-cell table:formula="of:=[.C21]+[.D21]+[.E21]+[.G21]+[.H21]+[.I21]+[.J21]+[.K21]+[.L21]+[.M21]+[.N21]" office:value-type="float" office:value="128" calcext:value-type="float">
            <text:p>128</text:p>
          </table:table-cell>
          <table:table-cell table:formula="of:=[.Q21]/SUM([.$Q$17:.$Q$29])*100" office:value-type="float" office:value="2.42103272177038" calcext:value-type="float">
            <text:p>2.4210327218</text:p>
          </table:table-cell>
          <table:table-cell table:formula="of:=[.B21]+[.F21]+[.O21]" office:value-type="float" office:value="7" calcext:value-type="float">
            <text:p>7</text:p>
          </table:table-cell>
          <table:table-cell table:formula="of:=[.S21]/SUM([.$S$17:.$S$29])*100" office:value-type="float" office:value="0.435323383084577" calcext:value-type="float">
            <text:p>0.4353233831</text:p>
          </table:table-cell>
        </table:table-row>
        <table:table-row table:style-name="ro1">
          <table:table-cell office:value-type="string" calcext:value-type="string">
            <text:p>Cutting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SUM([.B22:.O22])" office:value-type="float" office:value="700" calcext:value-type="float">
            <text:p>700</text:p>
          </table:table-cell>
          <table:table-cell table:formula="of:=[.C22]+[.D22]+[.E22]+[.G22]+[.H22]+[.I22]+[.J22]+[.K22]+[.L22]+[.M22]+[.N22]" office:value-type="float" office:value="483" calcext:value-type="float">
            <text:p>483</text:p>
          </table:table-cell>
          <table:table-cell table:formula="of:=[.Q22]/SUM([.$Q$17:.$Q$29])*100" office:value-type="float" office:value="9.13561566105542" calcext:value-type="float">
            <text:p>9.1356156611</text:p>
          </table:table-cell>
          <table:table-cell table:formula="of:=[.B22]+[.F22]+[.O22]" office:value-type="float" office:value="217" calcext:value-type="float">
            <text:p>217</text:p>
          </table:table-cell>
          <table:table-cell table:formula="of:=[.S22]/SUM([.$S$17:.$S$29])*100" office:value-type="float" office:value="13.4950248756219" calcext:value-type="float">
            <text:p>13.4950248756</text:p>
          </table:table-cell>
        </table:table-row>
        <table:table-row table:style-name="ro1">
          <table:table-cell office:value-type="string" calcext:value-type="string">
            <text:p>Cauterizatio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23:.O23])" office:value-type="float" office:value="62" calcext:value-type="float">
            <text:p>62</text:p>
          </table:table-cell>
          <table:table-cell table:formula="of:=[.C23]+[.D23]+[.E23]+[.G23]+[.H23]+[.I23]+[.J23]+[.K23]+[.L23]+[.M23]+[.N23]" office:value-type="float" office:value="13" calcext:value-type="float">
            <text:p>13</text:p>
          </table:table-cell>
          <table:table-cell table:formula="of:=[.Q23]/SUM([.$Q$17:.$Q$29])*100" office:value-type="float" office:value="0.245886135804804" calcext:value-type="float">
            <text:p>0.2458861358</text:p>
          </table:table-cell>
          <table:table-cell table:formula="of:=[.B23]+[.F23]+[.O23]" office:value-type="float" office:value="49" calcext:value-type="float">
            <text:p>49</text:p>
          </table:table-cell>
          <table:table-cell table:formula="of:=[.S23]/SUM([.$S$17:.$S$29])*100" office:value-type="float" office:value="3.04726368159204" calcext:value-type="float">
            <text:p>3.0472636816</text:p>
          </table:table-cell>
        </table:table-row>
        <table:table-row table:style-name="ro1">
          <table:table-cell office:value-type="string" calcext:value-type="string">
            <text:p>Suctio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4:.O24])" office:value-type="float" office:value="125" calcext:value-type="float">
            <text:p>125</text:p>
          </table:table-cell>
          <table:table-cell table:formula="of:=[.C24]+[.D24]+[.E24]+[.G24]+[.H24]+[.I24]+[.J24]+[.K24]+[.L24]+[.M24]+[.N24]" office:value-type="float" office:value="60" calcext:value-type="float">
            <text:p>60</text:p>
          </table:table-cell>
          <table:table-cell table:formula="of:=[.Q24]/SUM([.$Q$17:.$Q$29])*100" office:value-type="float" office:value="1.13485908832987" calcext:value-type="float">
            <text:p>1.1348590883</text:p>
          </table:table-cell>
          <table:table-cell table:formula="of:=[.B24]+[.F24]+[.O24]" office:value-type="float" office:value="65" calcext:value-type="float">
            <text:p>65</text:p>
          </table:table-cell>
          <table:table-cell table:formula="of:=[.S24]/SUM([.$S$17:.$S$29])*100" office:value-type="float" office:value="4.04228855721393" calcext:value-type="float">
            <text:p>4.0422885572</text:p>
          </table:table-cell>
        </table:table-row>
        <table:table-row table:style-name="ro1">
          <table:table-cell office:value-type="string" calcext:value-type="string">
            <text:p>Looping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25:.O25])" office:value-type="float" office:value="123" calcext:value-type="float">
            <text:p>123</text:p>
          </table:table-cell>
          <table:table-cell table:formula="of:=[.C25]+[.D25]+[.E25]+[.G25]+[.H25]+[.I25]+[.J25]+[.K25]+[.L25]+[.M25]+[.N25]" office:value-type="float" office:value="123" calcext:value-type="float">
            <text:p>123</text:p>
          </table:table-cell>
          <table:table-cell table:formula="of:=[.Q25]/SUM([.$Q$17:.$Q$29])*100" office:value-type="float" office:value="2.32646113107622" calcext:value-type="float">
            <text:p>2.3264611311</text:p>
          </table:table-cell>
          <table:table-cell table:formula="of:=[.B25]+[.F25]+[.O25]" office:value-type="float" office:value="0" calcext:value-type="float">
            <text:p>0</text:p>
          </table:table-cell>
          <table:table-cell table:formula="of:=[.S25]/SUM([.$S$17:.$S$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ur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6:.O26])" office:value-type="float" office:value="6" calcext:value-type="float">
            <text:p>6</text:p>
          </table:table-cell>
          <table:table-cell table:formula="of:=[.C26]+[.D26]+[.E26]+[.G26]+[.H26]+[.I26]+[.J26]+[.K26]+[.L26]+[.M26]+[.N26]" office:value-type="float" office:value="6" calcext:value-type="float">
            <text:p>6</text:p>
          </table:table-cell>
          <table:table-cell table:formula="of:=[.Q26]/SUM([.$Q$17:.$Q$29])*100" office:value-type="float" office:value="0.113485908832987" calcext:value-type="float">
            <text:p>0.1134859088</text:p>
          </table:table-cell>
          <table:table-cell table:formula="of:=[.B26]+[.F26]+[.O26]" office:value-type="float" office:value="0" calcext:value-type="float">
            <text:p>0</text:p>
          </table:table-cell>
          <table:table-cell table:formula="of:=[.S26]/SUM([.$S$17:.$S$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pp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7:.O27])" office:value-type="float" office:value="45" calcext:value-type="float">
            <text:p>45</text:p>
          </table:table-cell>
          <table:table-cell table:formula="of:=[.C27]+[.D27]+[.E27]+[.G27]+[.H27]+[.I27]+[.J27]+[.K27]+[.L27]+[.M27]+[.N27]" office:value-type="float" office:value="41" calcext:value-type="float">
            <text:p>41</text:p>
          </table:table-cell>
          <table:table-cell table:formula="of:=[.Q27]/SUM([.$Q$17:.$Q$29])*100" office:value-type="float" office:value="0.775487043692075" calcext:value-type="float">
            <text:p>0.7754870437</text:p>
          </table:table-cell>
          <table:table-cell table:formula="of:=[.B27]+[.F27]+[.O27]" office:value-type="float" office:value="4" calcext:value-type="float">
            <text:p>4</text:p>
          </table:table-cell>
          <table:table-cell table:formula="of:=[.S27]/SUM([.$S$17:.$S$29])*100" office:value-type="float" office:value="0.248756218905473" calcext:value-type="float">
            <text:p>0.2487562189</text:p>
          </table:table-cell>
        </table:table-row>
        <table:table-row table:style-name="ro1">
          <table:table-cell office:value-type="string" calcext:value-type="string">
            <text:p>Stap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8:.O28])" office:value-type="float" office:value="13" calcext:value-type="float">
            <text:p>13</text:p>
          </table:table-cell>
          <table:table-cell table:formula="of:=[.C28]+[.D28]+[.E28]+[.G28]+[.H28]+[.I28]+[.J28]+[.K28]+[.L28]+[.M28]+[.N28]" office:value-type="float" office:value="13" calcext:value-type="float">
            <text:p>13</text:p>
          </table:table-cell>
          <table:table-cell table:formula="of:=[.Q28]/SUM([.$Q$17:.$Q$29])*100" office:value-type="float" office:value="0.245886135804804" calcext:value-type="float">
            <text:p>0.2458861358</text:p>
          </table:table-cell>
          <table:table-cell table:formula="of:=[.B28]+[.F28]+[.O28]" office:value-type="float" office:value="0" calcext:value-type="float">
            <text:p>0</text:p>
          </table:table-cell>
          <table:table-cell table:formula="of:=[.S28]/SUM([.$S$17:.$S$2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asound_Sensin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O29])" office:value-type="float" office:value="92" calcext:value-type="float">
            <text:p>92</text:p>
          </table:table-cell>
          <table:table-cell table:formula="of:=[.C29]+[.D29]+[.E29]+[.G29]+[.H29]+[.I29]+[.J29]+[.K29]+[.L29]+[.M29]+[.N29]" office:value-type="float" office:value="72" calcext:value-type="float">
            <text:p>72</text:p>
          </table:table-cell>
          <table:table-cell table:formula="of:=[.Q29]/SUM([.$Q$17:.$Q$29])*100" office:value-type="float" office:value="1.36183090599584" calcext:value-type="float">
            <text:p>1.361830906</text:p>
          </table:table-cell>
          <table:table-cell table:formula="of:=[.B29]+[.F29]+[.O29]" office:value-type="float" office:value="20" calcext:value-type="float">
            <text:p>20</text:p>
          </table:table-cell>
          <table:table-cell table:formula="of:=[.S29]/SUM([.$S$17:.$S$29])*100" office:value-type="float" office:value="1.24378109452736" calcext:value-type="float">
            <text:p>1.2437810945</text:p>
          </table:table-cell>
        </table:table-row>
        <table:table-row table:style-name="ro1" table:number-rows-repeated="6"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2,3,4,6,7,9,10,11,12,14,15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1,5,16</text:p>
          </table:table-cell>
          <table:table-cell table:style-name="Default" table:number-columns-repeated="11"/>
          <table:table-cell table:number-columns-repeated="5"/>
        </table:table-row>
      </table:table>
      <table:table table:name="SGH_dataset_2020" table:style-name="ta1">
        <table:table-column table:style-name="co26" table:default-cell-style-name="ce24"/>
        <table:table-column table:style-name="co1" table:number-columns-repeated="22" table:default-cell-style-name="ce18"/>
        <table:table-column table:style-name="co1" table:number-columns-repeated="3" table:default-cell-style-name="Default"/>
        <table:table-row table:style-name="ro1">
          <table:table-cell table:style-name="ce41" office:value-type="string" calcext:value-type="string" table:number-columns-spanned="23" table:number-rows-spanned="2">
            <text:p>Instruments</text:p>
          </table:table-cell>
          <table:covered-table-cell table:number-columns-repeated="22" table:style-name="ce42"/>
          <table:table-cell table:number-columns-repeated="3"/>
        </table:table-row>
        <table:table-row table:style-name="ro1">
          <table:covered-table-cell table:number-columns-repeated="23" table:style-name="ce42"/>
          <table:table-cell table:number-columns-repeated="3"/>
        </table:table-row>
        <table:table-row table:style-name="ro1">
          <table:table-cell table:style-name="ce43" office:value-type="string" calcext:value-type="string">
            <text:p>Seq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su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5+56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SUM([.B4:.W4])" office:value-type="float" office:value="271" calcext:value-type="float">
            <text:p>271</text:p>
          </table:table-cell>
          <table:table-cell table:formula="of:=SUM([.B4:.P4])" office:value-type="float" office:value="143" calcext:value-type="float">
            <text:p>143</text:p>
          </table:table-cell>
          <table:table-cell table:formula="of:=SUM([.Q4:.W4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polar_forecp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5:.W5])" office:value-type="float" office:value="0" calcext:value-type="float">
            <text:p>0</text:p>
          </table:table-cell>
          <table:table-cell table:formula="of:=SUM([.B5:.P5])" office:value-type="float" office:value="0" calcext:value-type="float">
            <text:p>0</text:p>
          </table:table-cell>
          <table:table-cell table:formula="of:=SUM([.Q5:.W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sp_forcep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  <table:table-cell table:formula="of:=SUM([.B6:.P6])" office:value-type="float" office:value="0" calcext:value-type="float">
            <text:p>0</text:p>
          </table:table-cell>
          <table:table-cell table:formula="of:=SUM([.Q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_needle_driver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  <table:table-cell table:formula="of:=SUM([.B7:.P7])" office:value-type="float" office:value="0" calcext:value-type="float">
            <text:p>0</text:p>
          </table:table-cell>
          <table:table-cell table:formula="of:=SUM([.Q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polar_curved_scissor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8:.W8])" office:value-type="float" office:value="0" calcext:value-type="float">
            <text:p>0</text:p>
          </table:table-cell>
          <table:table-cell table:formula="of:=SUM([.B8:.P8])" office:value-type="float" office:value="0" calcext:value-type="float">
            <text:p>0</text:p>
          </table:table-cell>
          <table:table-cell table:formula="of:=SUM([.Q8:.W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asound_probe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  <table:table-cell table:formula="of:=SUM([.B9:.P9])" office:value-type="float" office:value="0" calcext:value-type="float">
            <text:p>0</text:p>
          </table:table-cell>
          <table:table-cell table:formula="of:=SUM([.Q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5+10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10:.W10])" office:value-type="float" office:value="181" calcext:value-type="float">
            <text:p>181</text:p>
          </table:table-cell>
          <table:table-cell table:formula="of:=SUM([.B10:.P10])" office:value-type="float" office:value="130" calcext:value-type="float">
            <text:p>130</text:p>
          </table:table-cell>
          <table:table-cell table:formula="of:=SUM([.Q10:.W10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ip_appli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11:.W11])" office:value-type="float" office:value="44" calcext:value-type="float">
            <text:p>44</text:p>
          </table:table-cell>
          <table:table-cell table:formula="of:=SUM([.B11:.P11])" office:value-type="float" office:value="26" calcext:value-type="float">
            <text:p>26</text:p>
          </table:table-cell>
          <table:table-cell table:formula="of:=SUM([.Q11:.W1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12:.W12])" office:value-type="float" office:value="0" calcext:value-type="float">
            <text:p>0</text:p>
          </table:table-cell>
          <table:table-cell table:formula="of:=SUM([.B12:.P12])" office:value-type="float" office:value="0" calcext:value-type="float">
            <text:p>0</text:p>
          </table:table-cell>
          <table:table-cell table:formula="of:=SUM([.Q12:.W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_dissec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5+56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B13:.W13])" office:value-type="float" office:value="228" calcext:value-type="float">
            <text:p>228</text:p>
          </table:table-cell>
          <table:table-cell table:formula="of:=SUM([.B13:.P13])" office:value-type="float" office:value="110" calcext:value-type="float">
            <text:p>110</text:p>
          </table:table-cell>
          <table:table-cell table:formula="of:=SUM([.Q13:.W13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patulated_monopolar_caute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5+56"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B14:.W14])" office:value-type="float" office:value="241" calcext:value-type="float">
            <text:p>241</text:p>
          </table:table-cell>
          <table:table-cell table:formula="of:=SUM([.B14:.P14])" office:value-type="float" office:value="124" calcext:value-type="float">
            <text:p>124</text:p>
          </table:table-cell>
          <table:table-cell table:formula="of:=SUM([.Q14:.W14])" office:value-type="float" office:value="117" calcext:value-type="float">
            <text:p>117</text:p>
          </table:table-cell>
        </table:table-row>
        <table:table-row table:style-name="ro1">
          <table:table-cell table:style-name="ce20" office:value-type="string" calcext:value-type="string" table:number-columns-spanned="23" table:number-rows-spanned="2">
            <text:p>Actions</text:p>
          </table:table-cell>
          <table:covered-table-cell table:number-columns-repeated="22"/>
          <table:table-cell table:number-columns-repeated="3"/>
        </table:table-row>
        <table:table-row table:style-name="ro1">
          <table:covered-table-cell table:number-columns-repeated="23"/>
          <table:table-cell table:number-columns-repeated="3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SUM([.B17:.W17]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in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SUM([.B18:.W1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ac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9:.W1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sue_Manipul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20:.W20])"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_Manipulation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1:.W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ting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2:.W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erizat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W23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4:.W24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ing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5:.W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uring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6:.W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pp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27:.W27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le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8:.W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sound_Sensing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29:.W2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outube_dataset" table:style-name="ta1">
        <table:table-column table:style-name="co27" table:default-cell-style-name="ce24"/>
        <table:table-column table:style-name="co1" table:number-columns-repeated="3" table:default-cell-style-name="ce18"/>
        <table:table-column table:style-name="co1" table:number-columns-repeated="3" table:default-cell-style-name="Default"/>
        <table:table-row table:style-name="ro1">
          <table:table-cell table:style-name="ce41" office:value-type="string" calcext:value-type="string" table:number-columns-spanned="7" table:number-rows-spanned="2">
            <text:p>Instruments</text:p>
          </table:table-cell>
          <table:covered-table-cell table:number-columns-repeated="3" table:style-name="ce42"/>
          <table:covered-table-cell table:number-columns-repeated="3"/>
        </table:table-row>
        <table:table-row table:style-name="ro1">
          <table:covered-table-cell table:number-columns-repeated="4" table:style-name="ce42"/>
          <table:covered-table-cell table:number-columns-repeated="3"/>
        </table:table-row>
        <table:table-row table:style-name="ro1">
          <table:table-cell table:style-name="ce43" office:value-type="string" calcext:value-type="string">
            <text:p>Seq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25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8" table:formula="of:=SUM([.B4:.F4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bipolar_forecps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5:.F5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ograsp_forceps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_needle_driver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7:.F7])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opolar_curved_scissors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8:.F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ltrasound_probe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tion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10:.F1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ip_applier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SUM([.B11:.F1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3" calcext:value-type="float">
            <text:p>13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57" calcext:value-type="float">
            <text:p>57</text:p>
          </table:table-cell>
          <table:table-cell table:style-name="ce18" table:formula="of:=SUM([.B12:.F12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ryland_dissector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table:formula="of:=SUM([.B13:.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tulated_monopolar_cautery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 table:number-columns-spanned="4" table:number-rows-spanned="2">
            <text:p>Actions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s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ra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ssue_Manipu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_Manipu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uter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tu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rasound_Sensing</text:p>
          </table:table-cell>
          <table:table-cell table:number-columns-repeated="6"/>
        </table:table-row>
      </table:table>
      <table:named-expressions/>
      <table:database-ranges>
        <table:database-range table:name="__Anonymous_Sheet_DB__3" table:target-range-address="dataset_summary.F34:dataset_summary.F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00/00/0000</text:date>, <text:time style:data-style-name="N2" text:time-value="18:46:45.66374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2:23:41.181452754</meta:creation-date>
    <dc:date>2021-02-26T23:35:20.979615363</dc:date>
    <meta:editing-duration>P1DT20H38M23S</meta:editing-duration>
    <meta:editing-cycles>14</meta:editing-cycles>
    <meta:generator>LibreOffice/5.1.6.2$Linux_X86_64 LibreOffice_project/10m0$Build-2</meta:generator>
    <meta:document-statistic meta:table-count="9" meta:cell-count="4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6cm" svg:height="4.714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dataset_summary.F8:dataset_summary.F18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set_summary.F8:dataset_summary.F18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4.869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dataset_summary.F21:dataset_summary.F31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set_summary.F21:dataset_summary.F31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01cm" svg:height="5.392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dataset_summary.F34:dataset_summary.F46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set_summary.F34:dataset_summary.F46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